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8.123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8.751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782cm"/>
    </style:style>
    <style:style style:name="co10" style:family="table-column">
      <style:table-column-properties fo:break-before="auto" style:column-width="7.687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4.718cm"/>
    </style:style>
    <style:style style:name="co14" style:family="table-column">
      <style:table-column-properties fo:break-before="auto" style:column-width="13.679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4.556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1.942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023cm"/>
    </style:style>
    <style:style style:name="co27" style:family="table-column">
      <style:table-column-properties fo:break-before="auto" style:column-width="18.145cm"/>
    </style:style>
    <style:style style:name="co28" style:family="table-column">
      <style:table-column-properties fo:break-before="auto" style:column-width="35.902cm"/>
    </style:style>
    <style:style style:name="co29" style:family="table-column">
      <style:table-column-properties fo:break-before="auto" style:column-width="6.761cm"/>
    </style:style>
    <style:style style:name="co30" style:family="table-column">
      <style:table-column-properties fo:break-before="auto" style:column-width="2.078cm"/>
    </style:style>
    <style:style style:name="co31" style:family="table-column">
      <style:table-column-properties fo:break-before="auto" style:column-width="3.657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-167703679096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idlqui</text:p>
          </table:table-cell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fec_despacho</text:p>
          </table:table-cell>
          <table:table-cell office:value-type="string" calcext:value-type="string">
            <text:p>importa</text:p>
          </table:table-cell>
          <table:table-cell office:value-type="string" calcext:value-type="string">
            <text:p>contene_nro</text:p>
          </table:table-cell>
          <table:table-cell office:value-type="string" calcext:value-type="string">
            <text:p>merca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duana</text:p>
          </table:table-cell>
          <table:table-cell office:value-type="string" calcext:value-type="string">
            <text:p>trans_emp</text:p>
          </table:table-cell>
          <table:table-cell office:value-type="string" calcext:value-type="string">
            <text:p>trans_condi</text:p>
          </table:table-cell>
          <table:table-cell office:value-type="string" calcext:value-type="string">
            <text:p>despacho_nro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exportador</text:p>
          </table:table-cell>
          <table:table-cell office:value-type="string" calcext:value-type="string">
            <text:p>m_imponible</text:p>
          </table:table-cell>
          <table:table-cell office:value-type="string" calcext:value-type="string">
            <text:p>m_ajuste</text:p>
          </table:table-cell>
          <table:table-cell office:value-type="string" calcext:value-type="string">
            <text:p>m_factura</text:p>
          </table:table-cell>
          <table:table-cell office:value-type="string" calcext:value-type="string">
            <text:p>nro_factura</text:p>
          </table:table-cell>
          <table:table-cell office:value-type="string" calcext:value-type="string">
            <text:p>m_flete</text:p>
          </table:table-cell>
          <table:table-cell office:value-type="string" calcext:value-type="string">
            <text:p>m_seguro</text:p>
          </table:table-cell>
          <table:table-cell office:value-type="string" calcext:value-type="string">
            <text:p>m_cif</text:p>
          </table:table-cell>
          <table:table-cell office:value-type="string" calcext:value-type="string">
            <text:p>m_cif_ajuste</text:p>
          </table:table-cell>
          <table:table-cell office:value-type="string" calcext:value-type="string">
            <text:p>tc_aduan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incotern</text:p>
          </table:table-cell>
          <table:table-cell office:value-type="string" calcext:value-type="string">
            <text:p>m_ttdespacho</text:p>
          </table:table-cell>
          <table:table-cell office:value-type="string" calcext:value-type="string">
            <text:p>m_adelanto</text:p>
          </table:table-cell>
          <table:table-cell office:value-type="string" calcext:value-type="string">
            <text:p>m_pagar</text:p>
          </table:table-cell>
          <table:table-cell office:value-type="string" calcext:value-type="string">
            <text:p>m_letra</text:p>
          </table:table-cell>
          <table:table-cell office:value-type="string" calcext:value-type="string">
            <text:p>observa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otro_monto</text:p>
          </table:table-cell>
          <table:table-cell office:value-type="string" calcext:value-type="string">
            <text:p>utilidad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1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UNION SOCIEDAD ANONIM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T02000322S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MALLANA ASIA IMPORT &amp; EXPORT PTE.LTD</text:p>
          </table:table-cell>
          <table:table-cell office:value-type="float" office:value="504419504" calcext:value-type="float">
            <text:p>504419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903.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94.99</text:p>
          </table:table-cell>
          <table:table-cell office:value-type="string" calcext:value-type="string">
            <text:p>659.04</text:p>
          </table:table-cell>
          <table:table-cell table:number-columns-repeated="2" office:value-type="string" calcext:value-type="string">
            <text:p>69257.57</text:p>
          </table:table-cell>
          <table:table-cell office:value-type="string" calcext:value-type="string">
            <text:p>7283.2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FOB</text:p>
          </table:table-cell>
          <table:table-cell office:value-type="float" office:value="11748523" calcext:value-type="float">
            <text:p>11748523</text:p>
          </table:table-cell>
          <table:table-cell office:value-type="float" office:value="4095000" calcext:value-type="float">
            <text:p>4095000</text:p>
          </table:table-cell>
          <table:table-cell office:value-type="float" office:value="7653523" calcext:value-type="float">
            <text:p>7653523</text:p>
          </table:table-cell>
          <table:table-cell office:value-type="string" calcext:value-type="string">
            <text:p>SIETE MILLON SEISCIENTOS CINCUENTA Y TRES MIL QUINIENTOS VEINTE Y TRES </text:p>
          </table:table-cell>
          <table:table-cell office:value-type="string" calcext:value-type="string">
            <text:p>EL MONTO ADELANTO EN SISTEMA ES LA DEUDA A PAGAR POR LA FACTURA DE ROYAL SEGUROS 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291175116813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14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2879W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307446450" calcext:value-type="float">
            <text:p>307446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310.0</text:p>
          </table:table-cell>
          <table:table-cell office:value-type="string" calcext:value-type="string">
            <text:p>005PY/202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403.1</text:p>
          </table:table-cell>
          <table:table-cell table:number-columns-repeated="2" office:value-type="string" calcext:value-type="string">
            <text:p>42213.1</text:p>
          </table:table-cell>
          <table:table-cell office:value-type="string" calcext:value-type="string">
            <text:p>7283.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1066460" calcext:value-type="float">
            <text:p>41066460</text:p>
          </table:table-cell>
          <table:table-cell office:value-type="float" office:value="33743685" calcext:value-type="float">
            <text:p>33743685</text:p>
          </table:table-cell>
          <table:table-cell office:value-type="float" office:value="7322775" calcext:value-type="float">
            <text:p>7322775</text:p>
          </table:table-cell>
          <table:table-cell office:value-type="string" calcext:value-type="string">
            <text:p>SIETE MILLON TRECIENTOS VEINTE Y DOS MIL SETECIENTOS SET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3572724615945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1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2603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354133589" calcext:value-type="float">
            <text:p>354133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361.41</text:p>
          </table:table-cell>
          <table:table-cell office:value-type="string" calcext:value-type="string">
            <text:p>004PY/2023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463.61</text:p>
          </table:table-cell>
          <table:table-cell table:number-columns-repeated="2" office:value-type="string" calcext:value-type="string">
            <text:p>48625.02</text:p>
          </table:table-cell>
          <table:table-cell office:value-type="string" calcext:value-type="string">
            <text:p>7282.9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6601198" calcext:value-type="float">
            <text:p>46601198</text:p>
          </table:table-cell>
          <table:table-cell office:value-type="float" office:value="38889125" calcext:value-type="float">
            <text:p>38889125</text:p>
          </table:table-cell>
          <table:table-cell office:value-type="float" office:value="7712073" calcext:value-type="float">
            <text:p>7712073</text:p>
          </table:table-cell>
          <table:table-cell office:value-type="string" calcext:value-type="string">
            <text:p>SIETE MILLON SETECIENTOS DOCE MIL SET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592143325325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1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C04002726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1048846597" calcext:value-type="float">
            <text:p>1048846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096.68</text:p>
          </table:table-cell>
          <table:table-cell office:value-type="string" calcext:value-type="string">
            <text:p>03/2022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1410.97</text:p>
          </table:table-cell>
          <table:table-cell table:number-columns-repeated="2" office:value-type="string" calcext:value-type="string">
            <text:p>144007.65</text:p>
          </table:table-cell>
          <table:table-cell office:value-type="string" calcext:value-type="string">
            <text:p>7283.2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28982664" calcext:value-type="float">
            <text:p>128982664</text:p>
          </table:table-cell>
          <table:table-cell office:value-type="float" office:value="115950545" calcext:value-type="float">
            <text:p>115950545</text:p>
          </table:table-cell>
          <table:table-cell office:value-type="float" office:value="13032119" calcext:value-type="float">
            <text:p>13032119</text:p>
          </table:table-cell>
          <table:table-cell office:value-type="string" calcext:value-type="string">
            <text:p>TRECE MILLONES TREINTA Y DOS MIL CIENTO DIECINUEVE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975718631234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1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M04000064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370975" calcext:value-type="float">
            <text:p>5370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3.11</text:p>
          </table:table-cell>
          <table:table-cell office:value-type="string" calcext:value-type="string">
            <text:p>04/2023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4.33</text:p>
          </table:table-cell>
          <table:table-cell table:number-columns-repeated="2" office:value-type="string" calcext:value-type="string">
            <text:p>737.44</text:p>
          </table:table-cell>
          <table:table-cell office:value-type="string" calcext:value-type="string">
            <text:p>7283.2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2234823" calcext:value-type="float">
            <text:p>2234823</text:p>
          </table:table-cell>
          <table:table-cell office:value-type="float" office:value="837058" calcext:value-type="float">
            <text:p>837058</text:p>
          </table:table-cell>
          <table:table-cell office:value-type="float" office:value="1397765" calcext:value-type="float">
            <text:p>1397765</text:p>
          </table:table-cell>
          <table:table-cell office:value-type="string" calcext:value-type="string">
            <text:p>UN MILLON TRECIENTOS NOVENTA Y SIETE MIL SETECIENTOS SES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609260888386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09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ICULOS DE FERRETERIA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ANED TRANSPORTES SOCIEDAD DE R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30IC04001776P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BARBURY COMPANY S.A.</text:p>
          </table:table-cell>
          <table:table-cell office:value-type="float" office:value="87510980" calcext:value-type="float">
            <text:p>87510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33.57</text:p>
          </table:table-cell>
          <table:table-cell office:value-type="string" calcext:value-type="string">
            <text:p>0005-00000607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12015.87</text:p>
          </table:table-cell>
          <table:table-cell office:value-type="string" calcext:value-type="string">
            <text:p>7282.9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3443866" calcext:value-type="float">
            <text:p>13443866</text:p>
          </table:table-cell>
          <table:table-cell office:value-type="float" office:value="9656706" calcext:value-type="float">
            <text:p>9656706</text:p>
          </table:table-cell>
          <table:table-cell office:value-type="float" office:value="3787160" calcext:value-type="float">
            <text:p>3787160</text:p>
          </table:table-cell>
          <table:table-cell office:value-type="string" calcext:value-type="string">
            <text:p>TRES MILLON SETECIENTOS OCHENTA Y SIETE MIL CIENTO SES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36249051261910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M04000055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BENPAR INDUSTRIA AGRICOLA LTDA</text:p>
          </table:table-cell>
          <table:table-cell office:value-type="float" office:value="2787639" calcext:value-type="float">
            <text:p>2787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01/2023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381.3</text:p>
          </table:table-cell>
          <table:table-cell office:value-type="string" calcext:value-type="string">
            <text:p>7310.8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FCA</text:p>
          </table:table-cell>
          <table:table-cell office:value-type="float" office:value="1708288" calcext:value-type="float">
            <text:p>1708288</text:p>
          </table:table-cell>
          <table:table-cell office:value-type="float" office:value="345062" calcext:value-type="float">
            <text:p>345062</text:p>
          </table:table-cell>
          <table:table-cell office:value-type="float" office:value="1363226" calcext:value-type="float">
            <text:p>1363226</text:p>
          </table:table-cell>
          <table:table-cell office:value-type="string" calcext:value-type="string">
            <text:p>UN MILLON TRECIENTOS SESENTA Y TRES MIL DOSCIENTOS VEINTE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280818642586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2430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NTONIOSITECNOLOGIAAGROINDUSTRIAL LTDA</text:p>
          </table:table-cell>
          <table:table-cell office:value-type="float" office:value="665093460" calcext:value-type="float">
            <text:p>665093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247.56</text:p>
          </table:table-cell>
          <table:table-cell office:value-type="float" office:value="202212010" calcext:value-type="float">
            <text:p>20221201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882.48</text:p>
          </table:table-cell>
          <table:table-cell table:number-columns-repeated="2" office:value-type="string" calcext:value-type="string">
            <text:p>91130.04</text:p>
          </table:table-cell>
          <table:table-cell office:value-type="string" calcext:value-type="string">
            <text:p>7298.2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82561441" calcext:value-type="float">
            <text:p>82561441</text:p>
          </table:table-cell>
          <table:table-cell office:value-type="float" office:value="72913910" calcext:value-type="float">
            <text:p>72913910</text:p>
          </table:table-cell>
          <table:table-cell office:value-type="float" office:value="9647531" calcext:value-type="float">
            <text:p>9647531</text:p>
          </table:table-cell>
          <table:table-cell office:value-type="string" calcext:value-type="string">
            <text:p>NUEVE MILLON SEISCIENTOS CUARENTA Y SIETE MIL QUINIENTOS TREI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135096742644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NORTE SRL/SANTA ANA TEXTIL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2142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494385627" calcext:value-type="float">
            <text:p>494385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572.64</text:p>
          </table:table-cell>
          <table:table-cell office:value-type="string" calcext:value-type="string">
            <text:p>001/23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645.73</text:p>
          </table:table-cell>
          <table:table-cell table:number-columns-repeated="2" office:value-type="string" calcext:value-type="string">
            <text:p>67618.37</text:p>
          </table:table-cell>
          <table:table-cell office:value-type="string" calcext:value-type="string">
            <text:p>7311.4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PT</text:p>
          </table:table-cell>
          <table:table-cell office:value-type="float" office:value="63257495" calcext:value-type="float">
            <text:p>63257495</text:p>
          </table:table-cell>
          <table:table-cell office:value-type="float" office:value="54218895" calcext:value-type="float">
            <text:p>54218895</text:p>
          </table:table-cell>
          <table:table-cell office:value-type="float" office:value="9038600" calcext:value-type="float">
            <text:p>9038600</text:p>
          </table:table-cell>
          <table:table-cell office:value-type="string" calcext:value-type="string">
            <text:p>NUEVE MILLON TREINTA Y OCHO MIL SEISCIENT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7951727447772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SCHWENDLER FRANTZ MAT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LVERIZADOR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C04002211C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GRAL IND E COM DE EQUIP ELECTRONICOS LTDA</text:p>
          </table:table-cell>
          <table:table-cell office:value-type="float" office:value="77305958" calcext:value-type="float">
            <text:p>77305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0.0</text:p>
          </table:table-cell>
          <table:table-cell office:value-type="float" office:value="18530" calcext:value-type="float">
            <text:p>1853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00.0</text:p>
          </table:table-cell>
          <table:table-cell table:number-columns-repeated="2" office:value-type="string" calcext:value-type="string">
            <text:p>10560.0</text:p>
          </table:table-cell>
          <table:table-cell office:value-type="string" calcext:value-type="string">
            <text:p>7320.6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2720784" calcext:value-type="float">
            <text:p>12720784</text:p>
          </table:table-cell>
          <table:table-cell office:value-type="float" office:value="8540330" calcext:value-type="float">
            <text:p>8540330</text:p>
          </table:table-cell>
          <table:table-cell office:value-type="float" office:value="4180454" calcext:value-type="float">
            <text:p>4180454</text:p>
          </table:table-cell>
          <table:table-cell office:value-type="string" calcext:value-type="string">
            <text:p>CUATRO MILLON CIENTO OCHENTA MIL CUATROCIENTOS CINCU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4551146238948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RODO RIVA TRANSPORTES LTD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C04002151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AQUINAS AGRICOLAS JACTO S/A</text:p>
          </table:table-cell>
          <table:table-cell office:value-type="float" office:value="53122224" calcext:value-type="float">
            <text:p>53122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02.91</text:p>
          </table:table-cell>
          <table:table-cell office:value-type="string" calcext:value-type="string">
            <text:p>JMA0604E22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3.59</text:p>
          </table:table-cell>
          <table:table-cell table:number-columns-repeated="2" office:value-type="string" calcext:value-type="string">
            <text:p>7256.5</text:p>
          </table:table-cell>
          <table:table-cell office:value-type="string" calcext:value-type="string">
            <text:p>7320.6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P</text:p>
          </table:table-cell>
          <table:table-cell office:value-type="float" office:value="9793730" calcext:value-type="float">
            <text:p>9793730</text:p>
          </table:table-cell>
          <table:table-cell office:value-type="float" office:value="5927719" calcext:value-type="float">
            <text:p>5927719</text:p>
          </table:table-cell>
          <table:table-cell office:value-type="float" office:value="3866011" calcext:value-type="float">
            <text:p>3866011</text:p>
          </table:table-cell>
          <table:table-cell office:value-type="string" calcext:value-type="string">
            <text:p>TRES MILLON OCHOCIENTOS SESENTA Y SEIS MIL ON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36219838988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27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2x40</text:p>
          </table:table-cell>
          <table:table-cell office:value-type="string" calcext:value-type="string">
            <text:p>ARTICULOS DE FERRETERIA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FLUVIAL</text:p>
          </table:table-cell>
          <table:table-cell office:value-type="string" calcext:value-type="string">
            <text:p>TERPORT VILLETA </text:p>
          </table:table-cell>
          <table:table-cell office:value-type="string" calcext:value-type="string">
            <text:p>NAVEMAR S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38IC04000560N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ANGZHOU LINAN XINLAN IMPORT &amp; EXPORT CO. LTD</text:p>
          </table:table-cell>
          <table:table-cell office:value-type="float" office:value="992590110" calcext:value-type="float">
            <text:p>992590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185.26</text:p>
          </table:table-cell>
          <table:table-cell office:value-type="string" calcext:value-type="string">
            <text:p>SMT20220727</text:p>
          </table:table-cell>
          <table:table-cell office:value-type="string" calcext:value-type="string">
            <text:p>14800.0</text:p>
          </table:table-cell>
          <table:table-cell office:value-type="string" calcext:value-type="string">
            <text:p>283.17</text:p>
          </table:table-cell>
          <table:table-cell table:number-columns-repeated="2" office:value-type="string" calcext:value-type="string">
            <text:p>134268.43</text:p>
          </table:table-cell>
          <table:table-cell office:value-type="string" calcext:value-type="string">
            <text:p>7392.5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217883570" calcext:value-type="float">
            <text:p>217883570</text:p>
          </table:table-cell>
          <table:table-cell office:value-type="float" office:value="207671357" calcext:value-type="float">
            <text:p>207671357</text:p>
          </table:table-cell>
          <table:table-cell office:value-type="float" office:value="10212213" calcext:value-type="float">
            <text:p>10212213</text:p>
          </table:table-cell>
          <table:table-cell office:value-type="string" calcext:value-type="string">
            <text:p>DIEZ MILLONES DOSCIENTOS DOCE MIL DOSCIENTOS TRE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951011581205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1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LEMANE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LIDER EXPRESS SOCIEDAD ANONIM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30IC04000797R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N01 (CHINA) POWER EQUIPAMENT CO., LIMITED</text:p>
          </table:table-cell>
          <table:table-cell office:value-type="float" office:value="101286629" calcext:value-type="float">
            <text:p>101286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00.0</text:p>
          </table:table-cell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13627.0</text:p>
          </table:table-cell>
          <table:table-cell office:value-type="string" calcext:value-type="string">
            <text:p>7432.7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29061487" calcext:value-type="float">
            <text:p>29061487</text:p>
          </table:table-cell>
          <table:table-cell office:value-type="float" office:value="21152077" calcext:value-type="float">
            <text:p>21152077</text:p>
          </table:table-cell>
          <table:table-cell office:value-type="float" office:value="7909410" calcext:value-type="float">
            <text:p>7909410</text:p>
          </table:table-cell>
          <table:table-cell office:value-type="string" calcext:value-type="string">
            <text:p>SIETE MILLON NOVECIENTOS NUEVE MIL CUATROCIENTOS DIEZ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6923232483134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26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C04001533X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MICOL ELETRO ELETRONICA S.A.</text:p>
          </table:table-cell>
          <table:table-cell office:value-type="float" office:value="56780809" calcext:value-type="float">
            <text:p>56780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76.2</text:p>
          </table:table-cell>
          <table:table-cell office:value-type="string" calcext:value-type="string">
            <text:p>0539.22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67.76</text:p>
          </table:table-cell>
          <table:table-cell table:number-columns-repeated="2" office:value-type="string" calcext:value-type="string">
            <text:p>7693.96</text:p>
          </table:table-cell>
          <table:table-cell office:value-type="string" calcext:value-type="string">
            <text:p>7379.9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876247" calcext:value-type="float">
            <text:p>9876247</text:p>
          </table:table-cell>
          <table:table-cell office:value-type="float" office:value="6626172" calcext:value-type="float">
            <text:p>6626172</text:p>
          </table:table-cell>
          <table:table-cell office:value-type="float" office:value="3250075" calcext:value-type="float">
            <text:p>3250075</text:p>
          </table:table-cell>
          <table:table-cell office:value-type="string" calcext:value-type="string">
            <text:p>TRES MILLON DOSCIENTOS CINCUENTA MIL SET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3936355855725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2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1270G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781801679" calcext:value-type="float">
            <text:p>781801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270.46</text:p>
          </table:table-cell>
          <table:table-cell office:value-type="string" calcext:value-type="string">
            <text:p>02/2023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1022.7</text:p>
          </table:table-cell>
          <table:table-cell table:number-columns-repeated="2" office:value-type="string" calcext:value-type="string">
            <text:p>105093.16</text:p>
          </table:table-cell>
          <table:table-cell office:value-type="string" calcext:value-type="string">
            <text:p>7439.1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6029939" calcext:value-type="float">
            <text:p>96029939</text:p>
          </table:table-cell>
          <table:table-cell office:value-type="float" office:value="85697064" calcext:value-type="float">
            <text:p>85697064</text:p>
          </table:table-cell>
          <table:table-cell office:value-type="float" office:value="10332875" calcext:value-type="float">
            <text:p>10332875</text:p>
          </table:table-cell>
          <table:table-cell office:value-type="string" calcext:value-type="string">
            <text:p>DIEZ MILLONES TRECIENTOS TREINTA Y DOS MIL OCHOCIENTOS SET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8315845046938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13</text:p>
          </table:table-cell>
          <table:table-cell office:value-type="string" calcext:value-type="string">
            <text:p>IMPORTADORA DEALER SOCIEDAD ANON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KSA</text:p>
          </table:table-cell>
          <table:table-cell office:value-type="string" calcext:value-type="string">
            <text:p>EMPRESA NUESTRA SEÑORA DE LA 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15IC04000328K</text:p>
          </table:table-cell>
          <table:table-cell office:value-type="string" calcext:value-type="string">
            <text:p>ACUERDO MERCO-CHILE</text:p>
          </table:table-cell>
          <table:table-cell office:value-type="string" calcext:value-type="string">
            <text:p>SUMMITAGRO</text:p>
          </table:table-cell>
          <table:table-cell office:value-type="float" office:value="312107102" calcext:value-type="float">
            <text:p>312107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500.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405.0</text:p>
          </table:table-cell>
          <table:table-cell table:number-columns-repeated="2" office:value-type="string" calcext:value-type="string">
            <text:p>42105.0</text:p>
          </table:table-cell>
          <table:table-cell office:value-type="string" calcext:value-type="string">
            <text:p>7412.5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60312863" calcext:value-type="float">
            <text:p>60312863</text:p>
          </table:table-cell>
          <table:table-cell office:value-type="float" office:value="0" calcext:value-type="float">
            <text:p>0</text:p>
          </table:table-cell>
          <table:table-cell office:value-type="float" office:value="60312863" calcext:value-type="float">
            <text:p>60312863</text:p>
          </table:table-cell>
          <table:table-cell office:value-type="string" calcext:value-type="string">
            <text:p>SESENTA MILLONES TRECIENTOS DOCE MIL OCHOCIENTOS SES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3244122333364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17</text:p>
          </table:table-cell>
          <table:table-cell office:value-type="string" calcext:value-type="string">
            <text:p>SAMUDIO DE CARDOZO GLORIA FA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AGRO LOGISTICA S.A.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30IM04000026M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ANJI PUKE HOME SUPPLIES CO LTD</text:p>
          </table:table-cell>
          <table:table-cell office:value-type="float" office:value="16069385" calcext:value-type="float">
            <text:p>16069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3.81</text:p>
          </table:table-cell>
          <table:table-cell office:value-type="string" calcext:value-type="string">
            <text:p>OK20220801B</text:p>
          </table:table-cell>
          <table:table-cell office:value-type="string" calcext:value-type="string">
            <text:p>758.82</text:p>
          </table:table-cell>
          <table:table-cell office:value-type="string" calcext:value-type="string">
            <text:p>13.94</text:p>
          </table:table-cell>
          <table:table-cell table:number-columns-repeated="2" office:value-type="string" calcext:value-type="string">
            <text:p>2166.57</text:p>
          </table:table-cell>
          <table:table-cell office:value-type="string" calcext:value-type="string">
            <text:p>7416.9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FOB</text:p>
          </table:table-cell>
          <table:table-cell office:value-type="float" office:value="9977920" calcext:value-type="float">
            <text:p>9977920</text:p>
          </table:table-cell>
          <table:table-cell office:value-type="float" office:value="5475668" calcext:value-type="float">
            <text:p>5475668</text:p>
          </table:table-cell>
          <table:table-cell office:value-type="float" office:value="4502252" calcext:value-type="float">
            <text:p>4502252</text:p>
          </table:table-cell>
          <table:table-cell office:value-type="string" calcext:value-type="string">
            <text:p>CUATRO MILLON QUINIENTOS DOS MIL DOSCIENTOS CINCUE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.0927309912607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12</text:p>
          </table:table-cell>
          <table:table-cell office:value-type="string" calcext:value-type="string">
            <text:p>SCHWENDLER FRANTZ MAT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TAMPA CARGO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2IC04000811D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EMISPHERE GNSS</text:p>
          </table:table-cell>
          <table:table-cell office:value-type="float" office:value="40188059" calcext:value-type="float">
            <text:p>40188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71.75</text:p>
          </table:table-cell>
          <table:table-cell office:value-type="string" calcext:value-type="string">
            <text:p>C44153</text:p>
          </table:table-cell>
          <table:table-cell office:value-type="string" calcext:value-type="string">
            <text:p>512.97</text:p>
          </table:table-cell>
          <table:table-cell office:value-type="string" calcext:value-type="string">
            <text:p>48.72</text:p>
          </table:table-cell>
          <table:table-cell table:number-columns-repeated="2" office:value-type="string" calcext:value-type="string">
            <text:p>5433.44</text:p>
          </table:table-cell>
          <table:table-cell office:value-type="string" calcext:value-type="string">
            <text:p>7396.4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7887851" calcext:value-type="float">
            <text:p>7887851</text:p>
          </table:table-cell>
          <table:table-cell office:value-type="float" office:value="4424473" calcext:value-type="float">
            <text:p>4424473</text:p>
          </table:table-cell>
          <table:table-cell office:value-type="float" office:value="3463378" calcext:value-type="float">
            <text:p>3463378</text:p>
          </table:table-cell>
          <table:table-cell office:value-type="string" calcext:value-type="string">
            <text:p>TRES MILLON CUATROCIENTOS SESENTA Y TRES MIL TRECIENTOS SET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6273500046369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17</text:p>
          </table:table-cell>
          <table:table-cell office:value-type="string" calcext:value-type="string">
            <text:p>SCHWENDLER FRANTZ MATIAS</text:p>
          </table:table-cell>
          <table:table-cell office:value-type="string" calcext:value-type="string">
            <text:p>CONSOLIDADO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C04000726L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AGROSYSTEM IND. IMP E EXP. LTDA</text:p>
          </table:table-cell>
          <table:table-cell office:value-type="float" office:value="354017886" calcext:value-type="float">
            <text:p>3540178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6400.0</text:p>
          </table:table-cell>
          <table:table-cell office:value-type="float" office:value="20221312" calcext:value-type="float">
            <text:p>20221312</text:p>
          </table:table-cell>
          <table:table-cell office:value-type="string" calcext:value-type="string">
            <text:p>79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47659.0</text:p>
          </table:table-cell>
          <table:table-cell office:value-type="string" calcext:value-type="string">
            <text:p>47759.0</text:p>
          </table:table-cell>
          <table:table-cell office:value-type="string" calcext:value-type="string">
            <text:p>7412.5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7084884" calcext:value-type="float">
            <text:p>47084884</text:p>
          </table:table-cell>
          <table:table-cell office:value-type="float" office:value="38844007" calcext:value-type="float">
            <text:p>38844007</text:p>
          </table:table-cell>
          <table:table-cell office:value-type="float" office:value="8240877" calcext:value-type="float">
            <text:p>8240877</text:p>
          </table:table-cell>
          <table:table-cell office:value-type="string" calcext:value-type="string">
            <text:p>OCHO MILLON DOSCIENTOS CUARENTA MIL OCHOCIENTOS SET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30014269392027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12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CARRETA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0679S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808656574" calcext:value-type="float">
            <text:p>808656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6466.0</text:p>
          </table:table-cell>
          <table:table-cell office:value-type="string" calcext:value-type="string">
            <text:p>01/2023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1064.66</text:p>
          </table:table-cell>
          <table:table-cell table:number-columns-repeated="2" office:value-type="string" calcext:value-type="string">
            <text:p>109330.66</text:p>
          </table:table-cell>
          <table:table-cell office:value-type="string" calcext:value-type="string">
            <text:p>7396.4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9172573" calcext:value-type="float">
            <text:p>99172573</text:p>
          </table:table-cell>
          <table:table-cell office:value-type="float" office:value="88636036" calcext:value-type="float">
            <text:p>88636036</text:p>
          </table:table-cell>
          <table:table-cell office:value-type="float" office:value="10536537" calcext:value-type="float">
            <text:p>10536537</text:p>
          </table:table-cell>
          <table:table-cell office:value-type="string" calcext:value-type="string">
            <text:p>DIEZ MILLONES QUINIENTOS TREINTA Y SEIS MIL QUINIENTOS TREI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638677763349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03</text:p>
          </table:table-cell>
          <table:table-cell office:value-type="string" calcext:value-type="string">
            <text:p>SCHWENDLER FRANTZ MAT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LVERIZADOR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C04000095K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GRAL IND E COM DE EQUIP ELECTRONICOS LTDA</text:p>
          </table:table-cell>
          <table:table-cell office:value-type="float" office:value="61644156" calcext:value-type="float">
            <text:p>61644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0.0</text:p>
          </table:table-cell>
          <table:table-cell office:value-type="float" office:value="18140" calcext:value-type="float">
            <text:p>1814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80.0</text:p>
          </table:table-cell>
          <table:table-cell table:number-columns-repeated="2" office:value-type="string" calcext:value-type="string">
            <text:p>8440.0</text:p>
          </table:table-cell>
          <table:table-cell office:value-type="string" calcext:value-type="string">
            <text:p>7303.8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0408421" calcext:value-type="float">
            <text:p>10408421</text:p>
          </table:table-cell>
          <table:table-cell office:value-type="float" office:value="6824091" calcext:value-type="float">
            <text:p>6824091</text:p>
          </table:table-cell>
          <table:table-cell office:value-type="float" office:value="3584330" calcext:value-type="float">
            <text:p>3584330</text:p>
          </table:table-cell>
          <table:table-cell office:value-type="string" calcext:value-type="string">
            <text:p>TRES MILLON QUINIENTOS OCHENTA Y CUATRO MIL TRECIENTOS TREI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8846840891130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6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6356Y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94555065" calcext:value-type="float">
            <text:p>94555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70.4</text:p>
          </table:table-cell>
          <table:table-cell office:value-type="string" calcext:value-type="string">
            <text:p>QY1552/QL305212</text:p>
          </table:table-cell>
          <table:table-cell office:value-type="string" calcext:value-type="string">
            <text:p>244.78</text:p>
          </table:table-cell>
          <table:table-cell office:value-type="string" calcext:value-type="string">
            <text:p>126.7</text:p>
          </table:table-cell>
          <table:table-cell table:number-columns-repeated="2" office:value-type="string" calcext:value-type="string">
            <text:p>13041.88</text:p>
          </table:table-cell>
          <table:table-cell office:value-type="string" calcext:value-type="string">
            <text:p>7250.1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4874125" calcext:value-type="float">
            <text:p>14874125</text:p>
          </table:table-cell>
          <table:table-cell office:value-type="float" office:value="10389601" calcext:value-type="float">
            <text:p>10389601</text:p>
          </table:table-cell>
          <table:table-cell office:value-type="float" office:value="4484524" calcext:value-type="float">
            <text:p>4484524</text:p>
          </table:table-cell>
          <table:table-cell office:value-type="string" calcext:value-type="string">
            <text:p>CUATRO MILLON CUATROCIENTOS OCHENTA Y CUATRO MIL QUINIENTOS VEINTE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30648590850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02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T0402000003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109767587" calcext:value-type="float">
            <text:p>109767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64.0</text:p>
          </table:table-cell>
          <table:table-cell office:value-type="string" calcext:value-type="string">
            <text:p>HSBR221114-2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43.64</text:p>
          </table:table-cell>
          <table:table-cell table:number-columns-repeated="2" office:value-type="string" calcext:value-type="string">
            <text:p>14942.64</text:p>
          </table:table-cell>
          <table:table-cell office:value-type="string" calcext:value-type="string">
            <text:p>7345.9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4</text:p>
          </table:table-cell>
          <table:table-cell office:value-type="string" calcext:value-type="string">
            <text:p>EXW</text:p>
          </table:table-cell>
          <table:table-cell office:value-type="float" office:value="3577890" calcext:value-type="float">
            <text:p>3577890</text:p>
          </table:table-cell>
          <table:table-cell office:value-type="float" office:value="0" calcext:value-type="float">
            <text:p>0</text:p>
          </table:table-cell>
          <table:table-cell office:value-type="float" office:value="3577890" calcext:value-type="float">
            <text:p>3577890</text:p>
          </table:table-cell>
          <table:table-cell office:value-type="string" calcext:value-type="string">
            <text:p>TRES MILLON QUINIENTOS SETENTA Y SIETE MIL OCHOCIENTOS NOV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95141223246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2-21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4012W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371982409" calcext:value-type="float">
            <text:p>371982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228.92</text:p>
          </table:table-cell>
          <table:table-cell office:value-type="string" calcext:value-type="string">
            <text:p>001-002-0000312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51228.92</text:p>
          </table:table-cell>
          <table:table-cell office:value-type="string" calcext:value-type="string">
            <text:p>7261.1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486671" calcext:value-type="float">
            <text:p>3486671</text:p>
          </table:table-cell>
          <table:table-cell office:value-type="float" office:value="0" calcext:value-type="float">
            <text:p>0</text:p>
          </table:table-cell>
          <table:table-cell office:value-type="float" office:value="3486671" calcext:value-type="float">
            <text:p>3486671</text:p>
          </table:table-cell>
          <table:table-cell office:value-type="string" calcext:value-type="string">
            <text:p>TRES MILLON CUATROCIENTOS OCHENTA Y SEIS MIL SEISCIENTOS SET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732147425283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2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7188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NS IMPORTACAO E COMERCIO EIRELI</text:p>
          </table:table-cell>
          <table:table-cell office:value-type="float" office:value="576559268" calcext:value-type="float">
            <text:p>57655926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6573.2</text:p>
          </table:table-cell>
          <table:table-cell office:value-type="string" calcext:value-type="string">
            <text:p>2022-023</text:p>
          </table:table-cell>
          <table:table-cell office:value-type="string" calcext:value-type="string">
            <text:p>1335.0</text:p>
          </table:table-cell>
          <table:table-cell office:value-type="string" calcext:value-type="string">
            <text:p>765.73</text:p>
          </table:table-cell>
          <table:table-cell office:value-type="string" calcext:value-type="string">
            <text:p>78673.93</text:p>
          </table:table-cell>
          <table:table-cell office:value-type="string" calcext:value-type="string">
            <text:p>78788.93</text:p>
          </table:table-cell>
          <table:table-cell office:value-type="string" calcext:value-type="string">
            <text:p>7317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12256036" calcext:value-type="float">
            <text:p>112256036</text:p>
          </table:table-cell>
          <table:table-cell office:value-type="float" office:value="102582527" calcext:value-type="float">
            <text:p>102582527</text:p>
          </table:table-cell>
          <table:table-cell office:value-type="float" office:value="9673509" calcext:value-type="float">
            <text:p>9673509</text:p>
          </table:table-cell>
          <table:table-cell office:value-type="string" calcext:value-type="string">
            <text:p>NUEVE MILLON SEISCIENTOS SETENTA Y TRES MIL QUINIENTOS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4699907243534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2-13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938P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196051649" calcext:value-type="float">
            <text:p>196051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272.16</text:p>
          </table:table-cell>
          <table:table-cell office:value-type="string" calcext:value-type="string">
            <text:p>001-002-0000311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27272.16</text:p>
          </table:table-cell>
          <table:table-cell office:value-type="string" calcext:value-type="string">
            <text:p>7188.7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2626454" calcext:value-type="float">
            <text:p>2626454</text:p>
          </table:table-cell>
          <table:table-cell office:value-type="float" office:value="0" calcext:value-type="float">
            <text:p>0</text:p>
          </table:table-cell>
          <table:table-cell office:value-type="float" office:value="2626454" calcext:value-type="float">
            <text:p>2626454</text:p>
          </table:table-cell>
          <table:table-cell office:value-type="string" calcext:value-type="string">
            <text:p>DOS MILLON SEISCIENTOS VEINTE Y SEIS MIL CUATROCIENTOS CINCU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3967452627751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2-13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M01001449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196125179" calcext:value-type="float">
            <text:p>19612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164.98</text:p>
          </table:table-cell>
          <table:table-cell office:value-type="string" calcext:value-type="string">
            <text:p>001-004-0000301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27164.98</text:p>
          </table:table-cell>
          <table:table-cell office:value-type="string" calcext:value-type="string">
            <text:p>7219.7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M01</text:p>
          </table:table-cell>
          <table:table-cell office:value-type="string" calcext:value-type="string">
            <text:p>FCA</text:p>
          </table:table-cell>
          <table:table-cell office:value-type="float" office:value="2727934" calcext:value-type="float">
            <text:p>2727934</text:p>
          </table:table-cell>
          <table:table-cell office:value-type="float" office:value="0" calcext:value-type="float">
            <text:p>0</text:p>
          </table:table-cell>
          <table:table-cell office:value-type="float" office:value="2727934" calcext:value-type="float">
            <text:p>2727934</text:p>
          </table:table-cell>
          <table:table-cell office:value-type="string" calcext:value-type="string">
            <text:p>DOS MILLON SETECIENTOS VEINTE Y SIETE MIL NOVECIENTOS TREI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909147279860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22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27294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385000944" calcext:value-type="float">
            <text:p>385000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792.87</text:p>
          </table:table-cell>
          <table:table-cell office:value-type="string" calcext:value-type="string">
            <text:p>002/22</text:p>
          </table:table-cell>
          <table:table-cell office:value-type="string" calcext:value-type="string">
            <text:p>2300.0</text:p>
          </table:table-cell>
          <table:table-cell office:value-type="string" calcext:value-type="string">
            <text:p>497.93</text:p>
          </table:table-cell>
          <table:table-cell table:number-columns-repeated="2" office:value-type="string" calcext:value-type="string">
            <text:p>52590.8</text:p>
          </table:table-cell>
          <table:table-cell office:value-type="string" calcext:value-type="string">
            <text:p>7320.6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PT</text:p>
          </table:table-cell>
          <table:table-cell office:value-type="float" office:value="50074508" calcext:value-type="float">
            <text:p>50074508</text:p>
          </table:table-cell>
          <table:table-cell office:value-type="float" office:value="42237272" calcext:value-type="float">
            <text:p>42237272</text:p>
          </table:table-cell>
          <table:table-cell office:value-type="float" office:value="7837236" calcext:value-type="float">
            <text:p>7837236</text:p>
          </table:table-cell>
          <table:table-cell office:value-type="string" calcext:value-type="string">
            <text:p>SIETE MILLON OCHOCIENTOS TREINTA Y SIETE MIL DOSCIENTOS TREI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063338234308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6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LVERIZADOR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2IC04026356Y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94555065" calcext:value-type="float">
            <text:p>94555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70.4</text:p>
          </table:table-cell>
          <table:table-cell office:value-type="string" calcext:value-type="string">
            <text:p>QY71552/QL305212</text:p>
          </table:table-cell>
          <table:table-cell office:value-type="string" calcext:value-type="string">
            <text:p>244.78</text:p>
          </table:table-cell>
          <table:table-cell office:value-type="string" calcext:value-type="string">
            <text:p>126.7</text:p>
          </table:table-cell>
          <table:table-cell table:number-columns-repeated="2" office:value-type="string" calcext:value-type="string">
            <text:p>13041.88</text:p>
          </table:table-cell>
          <table:table-cell office:value-type="string" calcext:value-type="string">
            <text:p>7250.1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4874145" calcext:value-type="float">
            <text:p>14874145</text:p>
          </table:table-cell>
          <table:table-cell office:value-type="float" office:value="10389601" calcext:value-type="float">
            <text:p>10389601</text:p>
          </table:table-cell>
          <table:table-cell office:value-type="float" office:value="4484544" calcext:value-type="float">
            <text:p>4484544</text:p>
          </table:table-cell>
          <table:table-cell office:value-type="string" calcext:value-type="string">
            <text:p>CUATRO MILLON CUATROCIENTOS OCHENTA Y CUATRO MIL QUINIENTOS CUAR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306697425463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26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. VARI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7254P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LECTROLUX DO BRASIL S.A.</text:p>
          </table:table-cell>
          <table:table-cell office:value-type="float" office:value="92270347" calcext:value-type="float">
            <text:p>922703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1493.15</text:p>
          </table:table-cell>
          <table:table-cell office:value-type="string" calcext:value-type="string">
            <text:p>WDSJ02290-22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14.93</text:p>
          </table:table-cell>
          <table:table-cell office:value-type="string" calcext:value-type="string">
            <text:p>12508.08</text:p>
          </table:table-cell>
          <table:table-cell office:value-type="string" calcext:value-type="string">
            <text:p>12609.08</text:p>
          </table:table-cell>
          <table:table-cell office:value-type="string" calcext:value-type="string">
            <text:p>7317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9861367" calcext:value-type="float">
            <text:p>19861367</text:p>
          </table:table-cell>
          <table:table-cell office:value-type="float" office:value="15325643" calcext:value-type="float">
            <text:p>15325643</text:p>
          </table:table-cell>
          <table:table-cell office:value-type="float" office:value="4535724" calcext:value-type="float">
            <text:p>4535724</text:p>
          </table:table-cell>
          <table:table-cell office:value-type="string" calcext:value-type="string">
            <text:p>CUATRO MILLON QUINIENTOS TREINTA Y CINCO MIL SETECIENTOS VEINTE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5251894522516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28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ICULOS DE FERRETERIA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OVIEDO LOPEZ CELIN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30IC04016462M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SICA S.A.I.C.</text:p>
          </table:table-cell>
          <table:table-cell office:value-type="float" office:value="122851519" calcext:value-type="float">
            <text:p>122851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61.08</text:p>
          </table:table-cell>
          <table:table-cell office:value-type="string" calcext:value-type="string">
            <text:p>002-200-004352</text:p>
          </table:table-cell>
          <table:table-cell office:value-type="string" calcext:value-type="string">
            <text:p>412.5</text:p>
          </table:table-cell>
          <table:table-cell office:value-type="string" calcext:value-type="string">
            <text:p>45.53</text:p>
          </table:table-cell>
          <table:table-cell table:number-columns-repeated="2" office:value-type="string" calcext:value-type="string">
            <text:p>16719.11</text:p>
          </table:table-cell>
          <table:table-cell office:value-type="string" calcext:value-type="string">
            <text:p>7347.9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8390717" calcext:value-type="float">
            <text:p>18390717</text:p>
          </table:table-cell>
          <table:table-cell office:value-type="float" office:value="13526666" calcext:value-type="float">
            <text:p>13526666</text:p>
          </table:table-cell>
          <table:table-cell office:value-type="float" office:value="4864051" calcext:value-type="float">
            <text:p>4864051</text:p>
          </table:table-cell>
          <table:table-cell office:value-type="string" calcext:value-type="string">
            <text:p>CUATRO MILLON OCHOCIENTOS SESENTA Y CUATRO MIL CINCU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969873510477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02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DORE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3005IC04000047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IPAL INDUSTRIA DE EVAPORADORES LTDA</text:p>
          </table:table-cell>
          <table:table-cell office:value-type="float" office:value="55588856" calcext:value-type="float">
            <text:p>55588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30.0</text:p>
          </table:table-cell>
          <table:table-cell office:value-type="string" calcext:value-type="string">
            <text:p>MP-043/22</text:p>
          </table:table-cell>
          <table:table-cell office:value-type="string" calcext:value-type="string">
            <text:p>1780.0</text:p>
          </table:table-cell>
          <table:table-cell office:value-type="string" calcext:value-type="string">
            <text:p>57.3</text:p>
          </table:table-cell>
          <table:table-cell table:number-columns-repeated="2" office:value-type="string" calcext:value-type="string">
            <text:p>7567.3</text:p>
          </table:table-cell>
          <table:table-cell office:value-type="string" calcext:value-type="string">
            <text:p>7345.9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352990" calcext:value-type="float">
            <text:p>9352990</text:p>
          </table:table-cell>
          <table:table-cell office:value-type="float" office:value="6161333" calcext:value-type="float">
            <text:p>6161333</text:p>
          </table:table-cell>
          <table:table-cell office:value-type="float" office:value="3191657" calcext:value-type="float">
            <text:p>3191657</text:p>
          </table:table-cell>
          <table:table-cell office:value-type="string" calcext:value-type="string">
            <text:p>TRES MILLON CIENTO NOVENTA Y UN MIL SEISCIENTOS CINCU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8252967825061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3-01-02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3005IT02000003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109767587" calcext:value-type="float">
            <text:p>109767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64.0</text:p>
          </table:table-cell>
          <table:table-cell office:value-type="string" calcext:value-type="string">
            <text:p>HSBR221114-2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43.64</text:p>
          </table:table-cell>
          <table:table-cell table:number-columns-repeated="2" office:value-type="string" calcext:value-type="string">
            <text:p>14942.64</text:p>
          </table:table-cell>
          <table:table-cell office:value-type="string" calcext:value-type="string">
            <text:p>7345.9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EXW</text:p>
          </table:table-cell>
          <table:table-cell office:value-type="float" office:value="609168" calcext:value-type="float">
            <text:p>609168</text:p>
          </table:table-cell>
          <table:table-cell office:value-type="float" office:value="0" calcext:value-type="float">
            <text:p>0</text:p>
          </table:table-cell>
          <table:table-cell office:value-type="float" office:value="609168" calcext:value-type="float">
            <text:p>609168</text:p>
          </table:table-cell>
          <table:table-cell office:value-type="string" calcext:value-type="string">
            <text:p>SEISCIENTOS NUEVE MIL CIENTO SES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496163908568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T04026628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873734566" calcext:value-type="float">
            <text:p>873734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135.9</text:p>
          </table:table-cell>
          <table:table-cell office:value-type="string" calcext:value-type="string">
            <text:p>37/2022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191.36</text:p>
          </table:table-cell>
          <table:table-cell table:number-columns-repeated="2" office:value-type="string" calcext:value-type="string">
            <text:p>121227.26</text:p>
          </table:table-cell>
          <table:table-cell office:value-type="string" calcext:value-type="string">
            <text:p>7207.4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4</text:p>
          </table:table-cell>
          <table:table-cell office:value-type="string" calcext:value-type="string">
            <text:p>FCA</text:p>
          </table:table-cell>
          <table:table-cell office:value-type="float" office:value="106913572" calcext:value-type="float">
            <text:p>106913572</text:p>
          </table:table-cell>
          <table:table-cell office:value-type="float" office:value="95911181" calcext:value-type="float">
            <text:p>95911181</text:p>
          </table:table-cell>
          <table:table-cell office:value-type="float" office:value="11002391" calcext:value-type="float">
            <text:p>11002391</text:p>
          </table:table-cell>
          <table:table-cell office:value-type="string" calcext:value-type="string">
            <text:p>ONCE MILLONES DOS MIL TRECIENTOS NOV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36390336421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690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12448350" calcext:value-type="float">
            <text:p>12448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8.97</text:p>
          </table:table-cell>
          <table:table-cell office:value-type="string" calcext:value-type="string">
            <text:p>38/2022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8.19</text:p>
          </table:table-cell>
          <table:table-cell table:number-columns-repeated="2" office:value-type="string" calcext:value-type="string">
            <text:p>1727.16</text:p>
          </table:table-cell>
          <table:table-cell office:value-type="string" calcext:value-type="string">
            <text:p>7207.4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2937603" calcext:value-type="float">
            <text:p>2937603</text:p>
          </table:table-cell>
          <table:table-cell office:value-type="float" office:value="1445087" calcext:value-type="float">
            <text:p>1445087</text:p>
          </table:table-cell>
          <table:table-cell office:value-type="float" office:value="1492516" calcext:value-type="float">
            <text:p>1492516</text:p>
          </table:table-cell>
          <table:table-cell office:value-type="string" calcext:value-type="string">
            <text:p>UN MILLON CUATROCIENTOS NOVENTA Y DOS MIL QUINIENTOS DIECI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5983323091012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9</text:p>
          </table:table-cell>
          <table:table-cell office:value-type="string" calcext:value-type="string">
            <text:p>LUZKO PACHKO SANDRA LOR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NDAS DE VESTIR </text:p>
          </table:table-cell>
          <table:table-cell office:value-type="string" calcext:value-type="string">
            <text:p>JUAN LEON MALLORQUIN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6605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KRINDGES INDUSTRIAL S/A</text:p>
          </table:table-cell>
          <table:table-cell office:value-type="float" office:value="77634329" calcext:value-type="float">
            <text:p>77634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09.37</text:p>
          </table:table-cell>
          <table:table-cell office:value-type="string" calcext:value-type="string">
            <text:p>k019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02.09</text:p>
          </table:table-cell>
          <table:table-cell table:number-columns-repeated="2" office:value-type="string" calcext:value-type="string">
            <text:p>10771.46</text:p>
          </table:table-cell>
          <table:table-cell office:value-type="string" calcext:value-type="string">
            <text:p>7207.4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2236442" calcext:value-type="float">
            <text:p>12236442</text:p>
          </table:table-cell>
          <table:table-cell office:value-type="float" office:value="8574477" calcext:value-type="float">
            <text:p>8574477</text:p>
          </table:table-cell>
          <table:table-cell office:value-type="float" office:value="3661965" calcext:value-type="float">
            <text:p>3661965</text:p>
          </table:table-cell>
          <table:table-cell office:value-type="string" calcext:value-type="string">
            <text:p>TRES MILLON SEISCIENTOS SESENTA Y UN MIL NOVECIENTOS SES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616381278957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2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5979E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AQUINAS AGRICOLAS JACTO S/A</text:p>
          </table:table-cell>
          <table:table-cell office:value-type="float" office:value="211167083" calcext:value-type="float">
            <text:p>21116708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8266.37</text:p>
          </table:table-cell>
          <table:table-cell office:value-type="string" calcext:value-type="string">
            <text:p>JME1277E22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28955.49</text:p>
          </table:table-cell>
          <table:table-cell office:value-type="string" calcext:value-type="string">
            <text:p>29205.49</text:p>
          </table:table-cell>
          <table:table-cell office:value-type="string" calcext:value-type="string">
            <text:p>7230.3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P</text:p>
          </table:table-cell>
          <table:table-cell office:value-type="float" office:value="29729343" calcext:value-type="float">
            <text:p>29729343</text:p>
          </table:table-cell>
          <table:table-cell office:value-type="float" office:value="24122034" calcext:value-type="float">
            <text:p>24122034</text:p>
          </table:table-cell>
          <table:table-cell office:value-type="float" office:value="5607309" calcext:value-type="float">
            <text:p>5607309</text:p>
          </table:table-cell>
          <table:table-cell office:value-type="string" calcext:value-type="string">
            <text:p>CINCO MILLON SEISCIENTOS SIETE MIL TRECIENTOS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0785877124608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2</text:p>
          </table:table-cell>
          <table:table-cell office:value-type="string" calcext:value-type="string">
            <text:p>SCHWENDLER FRANTZ MAT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TAMPA CARGO S.A.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2IM04012189A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SMALL CONCEPT <text:s/>GROUP LIMITED</text:p>
          </table:table-cell>
          <table:table-cell office:value-type="float" office:value="10574445" calcext:value-type="float">
            <text:p>10574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0.0</text:p>
          </table:table-cell>
          <table:table-cell office:value-type="float" office:value="988865282" calcext:value-type="float">
            <text:p>98886528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2.5</text:p>
          </table:table-cell>
          <table:table-cell table:number-columns-repeated="2" office:value-type="string" calcext:value-type="string">
            <text:p>1462.5</text:p>
          </table:table-cell>
          <table:table-cell office:value-type="string" calcext:value-type="string">
            <text:p>7230.3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SIN</text:p>
          </table:table-cell>
          <table:table-cell office:value-type="float" office:value="2841280" calcext:value-type="float">
            <text:p>2841280</text:p>
          </table:table-cell>
          <table:table-cell office:value-type="float" office:value="1169392" calcext:value-type="float">
            <text:p>1169392</text:p>
          </table:table-cell>
          <table:table-cell office:value-type="float" office:value="1671888" calcext:value-type="float">
            <text:p>1671888</text:p>
          </table:table-cell>
          <table:table-cell office:value-type="string" calcext:value-type="string">
            <text:p>UN MILLON SEISCIENTOS SETENTA Y UN MIL OCHOCIENTOS OCH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8693061432538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1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6060J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369977410" calcext:value-type="float">
            <text:p>369977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55.42</text:p>
          </table:table-cell>
          <table:table-cell office:value-type="string" calcext:value-type="string">
            <text:p>032PY/2022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489.55</text:p>
          </table:table-cell>
          <table:table-cell table:number-columns-repeated="2" office:value-type="string" calcext:value-type="string">
            <text:p>51244.97</text:p>
          </table:table-cell>
          <table:table-cell office:value-type="string" calcext:value-type="string">
            <text:p>7219.7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8270231" calcext:value-type="float">
            <text:p>48270231</text:p>
          </table:table-cell>
          <table:table-cell office:value-type="float" office:value="40624345" calcext:value-type="float">
            <text:p>40624345</text:p>
          </table:table-cell>
          <table:table-cell office:value-type="float" office:value="7645886" calcext:value-type="float">
            <text:p>7645886</text:p>
          </table:table-cell>
          <table:table-cell office:value-type="string" calcext:value-type="string">
            <text:p>SIETE MILLON SEISCIENTOS CUARENTA Y CINCO MIL OCHOCIENTOS OCHE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468049387123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07</text:p>
          </table:table-cell>
          <table:table-cell office:value-type="string" calcext:value-type="string">
            <text:p>SAMUDIO DE CARDOZO GLORIA FA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RTO SEGURO FLUVIAL S.A.</text:p>
          </table:table-cell>
          <table:table-cell office:value-type="string" calcext:value-type="string">
            <text:p>GUARAN FEEDER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2IC04007922P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ANJI PUKE HOME SUPPLIES CO LTD</text:p>
          </table:table-cell>
          <table:table-cell office:value-type="float" office:value="193855363" calcext:value-type="float">
            <text:p>193855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20.5</text:p>
          </table:table-cell>
          <table:table-cell office:value-type="string" calcext:value-type="string">
            <text:p>OK20220801</text:p>
          </table:table-cell>
          <table:table-cell office:value-type="string" calcext:value-type="string">
            <text:p>7600.0</text:p>
          </table:table-cell>
          <table:table-cell office:value-type="string" calcext:value-type="string">
            <text:p>193.2</text:p>
          </table:table-cell>
          <table:table-cell table:number-columns-repeated="2" office:value-type="string" calcext:value-type="string">
            <text:p>27113.7</text:p>
          </table:table-cell>
          <table:table-cell office:value-type="string" calcext:value-type="string">
            <text:p>7149.7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76034902" calcext:value-type="float">
            <text:p>76034902</text:p>
          </table:table-cell>
          <table:table-cell office:value-type="float" office:value="60200370" calcext:value-type="float">
            <text:p>60200370</text:p>
          </table:table-cell>
          <table:table-cell office:value-type="float" office:value="15834532" calcext:value-type="float">
            <text:p>15834532</text:p>
          </table:table-cell>
          <table:table-cell office:value-type="string" calcext:value-type="string">
            <text:p>QUINCE MILLONES OCHOCIENTOS TREINTA Y CUATRO MIL QUINIENTOS TREI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222490842309064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07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T02002407A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290877278" calcext:value-type="float">
            <text:p>290877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053.2</text:p>
          </table:table-cell>
          <table:table-cell office:value-type="string" calcext:value-type="string">
            <text:p>001/22</text:p>
          </table:table-cell>
          <table:table-cell office:value-type="string" calcext:value-type="string">
            <text:p>2250.0</text:p>
          </table:table-cell>
          <table:table-cell office:value-type="string" calcext:value-type="string">
            <text:p>380.53</text:p>
          </table:table-cell>
          <table:table-cell table:number-columns-repeated="2" office:value-type="string" calcext:value-type="string">
            <text:p>40683.73</text:p>
          </table:table-cell>
          <table:table-cell office:value-type="string" calcext:value-type="string">
            <text:p>7149.7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CPT</text:p>
          </table:table-cell>
          <table:table-cell office:value-type="float" office:value="8560722" calcext:value-type="float">
            <text:p>8560722</text:p>
          </table:table-cell>
          <table:table-cell office:value-type="float" office:value="2485500" calcext:value-type="float">
            <text:p>2485500</text:p>
          </table:table-cell>
          <table:table-cell office:value-type="float" office:value="6075222" calcext:value-type="float">
            <text:p>6075222</text:p>
          </table:table-cell>
          <table:table-cell office:value-type="string" calcext:value-type="string">
            <text:p>SEIS MILLON SETENTA Y CINCO MIL DOSCIENTOS VEINTE Y DOS </text:p>
          </table:table-cell>
          <table:table-cell office:value-type="string" calcext:value-type="string">
            <text:p>EL TOTAL ADELANTO ES EL VALOR DE LA POLIZA DE SEGUROS // VENCIMIENTO POLIZA 16/01/24</text:p>
            <text:p>CAPITAL MAXIMO ASEGURADO 80.000.000 Gs // POLIZA N° 1511022862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430700324416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2-01</text:p>
          </table:table-cell>
          <table:table-cell office:value-type="string" calcext:value-type="string">
            <text:p>SCHWENDLER FRANTZ MATIAS</text:p>
          </table:table-cell>
          <table:table-cell office:value-type="string" calcext:value-type="string">
            <text:p>CAMION CONSOLIDADO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5243L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AGROSYSTEM IND. IMP E EXP. LTDA</text:p>
          </table:table-cell>
          <table:table-cell office:value-type="float" office:value="268566174" calcext:value-type="float">
            <text:p>2685661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022.0</text:p>
          </table:table-cell>
          <table:table-cell office:value-type="string" calcext:value-type="string">
            <text:p>20221811/3009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360.22</text:p>
          </table:table-cell>
          <table:table-cell office:value-type="string" calcext:value-type="string">
            <text:p>37102.22</text:p>
          </table:table-cell>
          <table:table-cell office:value-type="string" calcext:value-type="string">
            <text:p>37202.22</text:p>
          </table:table-cell>
          <table:table-cell office:value-type="string" calcext:value-type="string">
            <text:p>7219.0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38053379" calcext:value-type="float">
            <text:p>38053379</text:p>
          </table:table-cell>
          <table:table-cell office:value-type="float" office:value="29963173" calcext:value-type="float">
            <text:p>29963173</text:p>
          </table:table-cell>
          <table:table-cell office:value-type="float" office:value="8090206" calcext:value-type="float">
            <text:p>8090206</text:p>
          </table:table-cell>
          <table:table-cell office:value-type="string" calcext:value-type="string">
            <text:p>OCHO MILLON NOVENTA MIL DOSCIENTOS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690885464972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7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8451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241427860" calcext:value-type="float">
            <text:p>241427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30.88</text:p>
          </table:table-cell>
          <table:table-cell office:value-type="string" calcext:value-type="string">
            <text:p>WKRY2228</text:p>
          </table:table-cell>
          <table:table-cell office:value-type="string" calcext:value-type="string">
            <text:p>3214.31</text:p>
          </table:table-cell>
          <table:table-cell office:value-type="string" calcext:value-type="string">
            <text:p>314.31</text:p>
          </table:table-cell>
          <table:table-cell table:number-columns-repeated="2" office:value-type="string" calcext:value-type="string">
            <text:p>34959.5</text:p>
          </table:table-cell>
          <table:table-cell office:value-type="string" calcext:value-type="string">
            <text:p>6905.9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35829197" calcext:value-type="float">
            <text:p>35829197</text:p>
          </table:table-cell>
          <table:table-cell office:value-type="float" office:value="26530087" calcext:value-type="float">
            <text:p>26530087</text:p>
          </table:table-cell>
          <table:table-cell office:value-type="float" office:value="9299110" calcext:value-type="float">
            <text:p>9299110</text:p>
          </table:table-cell>
          <table:table-cell office:value-type="string" calcext:value-type="string">
            <text:p>NUEVE MILLON DOSCIENTOS NOVENTA Y NUEVE MIL CIENTO DIEZ </text:p>
          </table:table-cell>
          <table:table-cell office:value-type="string" calcext:value-type="string">
            <text:p>SALDO A FAVOR <text:s/>EN SISTEMA <text:s/>DE 25.844 GS</text:p>
          </table:table-cell>
          <table:table-cell office:value-type="string" calcext:value-type="string">
            <text:p>DERECHO ADUANERO MP </text:p>
          </table:table-cell>
          <table:table-cell office:value-type="float" office:value="33799900" calcext:value-type="float">
            <text:p>33799900</text:p>
          </table:table-cell>
          <table:table-cell office:value-type="string" calcext:value-type="string">
            <text:p>14.8405395301105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8-31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2739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395260215" calcext:value-type="float">
            <text:p>395260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329.87</text:p>
          </table:table-cell>
          <table:table-cell office:value-type="string" calcext:value-type="string">
            <text:p>001-002-000301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57329.87</text:p>
          </table:table-cell>
          <table:table-cell office:value-type="string" calcext:value-type="string">
            <text:p>6894.4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5944695" calcext:value-type="float">
            <text:p>5944695</text:p>
          </table:table-cell>
          <table:table-cell office:value-type="float" office:value="0" calcext:value-type="float">
            <text:p>0</text:p>
          </table:table-cell>
          <table:table-cell office:value-type="float" office:value="5944695" calcext:value-type="float">
            <text:p>5944695</text:p>
          </table:table-cell>
          <table:table-cell office:value-type="string" calcext:value-type="string">
            <text:p>CINCO MILLON NOVECIENTOS CUARENTA Y CUATRO MIL SEISCIENTOS NOV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0399528573853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1-2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M01001393S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368867051" calcext:value-type="float">
            <text:p>368867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163.53</text:p>
          </table:table-cell>
          <table:table-cell office:value-type="string" calcext:value-type="string">
            <text:p>001-002-0000309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51163.53</text:p>
          </table:table-cell>
          <table:table-cell office:value-type="string" calcext:value-type="string">
            <text:p>7209.5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M01</text:p>
          </table:table-cell>
          <table:table-cell office:value-type="string" calcext:value-type="string">
            <text:p>FCA</text:p>
          </table:table-cell>
          <table:table-cell office:value-type="float" office:value="3828031" calcext:value-type="float">
            <text:p>3828031</text:p>
          </table:table-cell>
          <table:table-cell office:value-type="float" office:value="0" calcext:value-type="float">
            <text:p>0</text:p>
          </table:table-cell>
          <table:table-cell office:value-type="float" office:value="3828031" calcext:value-type="float">
            <text:p>3828031</text:p>
          </table:table-cell>
          <table:table-cell office:value-type="string" calcext:value-type="string">
            <text:p>TRES MILLON OCHOCIENTOS VEINTE Y OCHO MIL TREI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377806826666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1-1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699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93457342" calcext:value-type="float">
            <text:p>93457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28.01</text:p>
          </table:table-cell>
          <table:table-cell office:value-type="string" calcext:value-type="string">
            <text:p>001-002-000031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3028.01</text:p>
          </table:table-cell>
          <table:table-cell office:value-type="string" calcext:value-type="string">
            <text:p>7173.5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2058525" calcext:value-type="float">
            <text:p>2058525</text:p>
          </table:table-cell>
          <table:table-cell office:value-type="float" office:value="0" calcext:value-type="float">
            <text:p>0</text:p>
          </table:table-cell>
          <table:table-cell office:value-type="float" office:value="2058525" calcext:value-type="float">
            <text:p>2058525</text:p>
          </table:table-cell>
          <table:table-cell office:value-type="string" calcext:value-type="string">
            <text:p>DOS MILLON CINCUENTA Y OCHO MIL QUINIENTOS VEINTE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0263593629701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24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MBRE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FLUVIAL</text:p>
          </table:table-cell>
          <table:table-cell office:value-type="string" calcext:value-type="string">
            <text:p>TERPORT</text:p>
          </table:table-cell>
          <table:table-cell office:value-type="string" calcext:value-type="string">
            <text:p>NAVEMAR S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8IC04009378F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EBEI QUNKUN METAL PRODUCTS CO.,LTD</text:p>
          </table:table-cell>
          <table:table-cell office:value-type="float" office:value="465550052" calcext:value-type="float">
            <text:p>465550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630.0</text:p>
          </table:table-cell>
          <table:table-cell office:value-type="string" calcext:value-type="string">
            <text:p>202207MLY20</text:p>
          </table:table-cell>
          <table:table-cell office:value-type="string" calcext:value-type="string">
            <text:p>18840.0</text:p>
          </table:table-cell>
          <table:table-cell office:value-type="string" calcext:value-type="string">
            <text:p>103.9</text:p>
          </table:table-cell>
          <table:table-cell table:number-columns-repeated="2" office:value-type="string" calcext:value-type="string">
            <text:p>64573.9</text:p>
          </table:table-cell>
          <table:table-cell office:value-type="string" calcext:value-type="string">
            <text:p>7209.5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123039567" calcext:value-type="float">
            <text:p>123039567</text:p>
          </table:table-cell>
          <table:table-cell office:value-type="float" office:value="113112498" calcext:value-type="float">
            <text:p>113112498</text:p>
          </table:table-cell>
          <table:table-cell office:value-type="float" office:value="9927069" calcext:value-type="float">
            <text:p>9927069</text:p>
          </table:table-cell>
          <table:table-cell office:value-type="string" calcext:value-type="string">
            <text:p>NUEVE MILLON NOVECIENTOS VEINTE Y SIETE MIL SES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4288590391995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15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3965R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39330981" calcext:value-type="float">
            <text:p>39330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03.82</text:p>
          </table:table-cell>
          <table:table-cell office:value-type="string" calcext:value-type="string">
            <text:p>QS93191</text:p>
          </table:table-cell>
          <table:table-cell office:value-type="string" calcext:value-type="string">
            <text:p>287.9</text:p>
          </table:table-cell>
          <table:table-cell office:value-type="string" calcext:value-type="string">
            <text:p>52.04</text:p>
          </table:table-cell>
          <table:table-cell table:number-columns-repeated="2" office:value-type="string" calcext:value-type="string">
            <text:p>5543.76</text:p>
          </table:table-cell>
          <table:table-cell office:value-type="string" calcext:value-type="string">
            <text:p>7094.6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770568" calcext:value-type="float">
            <text:p>7770568</text:p>
          </table:table-cell>
          <table:table-cell office:value-type="float" office:value="4329665" calcext:value-type="float">
            <text:p>4329665</text:p>
          </table:table-cell>
          <table:table-cell office:value-type="float" office:value="3440903" calcext:value-type="float">
            <text:p>3440903</text:p>
          </table:table-cell>
          <table:table-cell office:value-type="string" calcext:value-type="string">
            <text:p>TRES MILLON CUATROCIENTOS CUARENTA MIL NOVECIENTOS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756862916793253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1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T02002254A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ILVER RING TRADING CO., LIMITED</text:p>
          </table:table-cell>
          <table:table-cell office:value-type="float" office:value="232498128" calcext:value-type="float">
            <text:p>232498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59.84</text:p>
          </table:table-cell>
          <table:table-cell office:value-type="string" calcext:value-type="string">
            <text:p>SR001759-2022</text:p>
          </table:table-cell>
          <table:table-cell office:value-type="string" calcext:value-type="string">
            <text:p>3314.6</text:p>
          </table:table-cell>
          <table:table-cell office:value-type="string" calcext:value-type="string">
            <text:p>289.6</text:p>
          </table:table-cell>
          <table:table-cell table:number-columns-repeated="2" office:value-type="string" calcext:value-type="string">
            <text:p>32564.04</text:p>
          </table:table-cell>
          <table:table-cell office:value-type="string" calcext:value-type="string">
            <text:p>7139.7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CFR </text:p>
          </table:table-cell>
          <table:table-cell office:value-type="float" office:value="7967693" calcext:value-type="float">
            <text:p>7967693</text:p>
          </table:table-cell>
          <table:table-cell office:value-type="float" office:value="2066000" calcext:value-type="float">
            <text:p>2066000</text:p>
          </table:table-cell>
          <table:table-cell office:value-type="float" office:value="5901693" calcext:value-type="float">
            <text:p>5901693</text:p>
          </table:table-cell>
          <table:table-cell office:value-type="string" calcext:value-type="string">
            <text:p>CINCO MILLON NOVECIENTOS UN MIL SEISCIENTOS NOVENTA Y TRES </text:p>
          </table:table-cell>
          <table:table-cell office:value-type="string" calcext:value-type="string">
            <text:p>TOTAL MONTO ADELANTO CORRESPONDE A FACTURAR DE ROYAL SEGUROS A PAGAR</text:p>
            <text:p>VIGENCIA DE SEGUROS HASTA 26/12/2023 /// CAPITAL MONTO ASEGURADO 66.500.000 GS</text:p>
            <text:p>POLIZA NRO. 1511022508</text:p>
            <text:p/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26992323998411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1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T02002225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ILVER RING TRADING CO., LIMITED</text:p>
          </table:table-cell>
          <table:table-cell office:value-type="float" office:value="349519782" calcext:value-type="float">
            <text:p>349519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714.24</text:p>
          </table:table-cell>
          <table:table-cell office:value-type="string" calcext:value-type="string">
            <text:p>SR001716-2022</text:p>
          </table:table-cell>
          <table:table-cell office:value-type="string" calcext:value-type="string">
            <text:p>3478.15</text:p>
          </table:table-cell>
          <table:table-cell office:value-type="string" calcext:value-type="string">
            <text:p>457.14</text:p>
          </table:table-cell>
          <table:table-cell table:number-columns-repeated="2" office:value-type="string" calcext:value-type="string">
            <text:p>49649.53</text:p>
          </table:table-cell>
          <table:table-cell office:value-type="string" calcext:value-type="string">
            <text:p>7039.7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CFR </text:p>
          </table:table-cell>
          <table:table-cell office:value-type="float" office:value="10575091" calcext:value-type="float">
            <text:p>10575091</text:p>
          </table:table-cell>
          <table:table-cell office:value-type="float" office:value="3091500" calcext:value-type="float">
            <text:p>3091500</text:p>
          </table:table-cell>
          <table:table-cell office:value-type="float" office:value="7483591" calcext:value-type="float">
            <text:p>7483591</text:p>
          </table:table-cell>
          <table:table-cell office:value-type="string" calcext:value-type="string">
            <text:p>SIETE MILLON CUATROCIENTOS OCHENTA Y TRES MIL QUINIENTOS NOVENTA Y UN </text:p>
          </table:table-cell>
          <table:table-cell office:value-type="string" calcext:value-type="string">
            <text:p>EL VALOR DEL TOTAL ADELANTO CORRESPONDE A LA FACTURA A PAGAR DE ROYAL SEGUROS</text:p>
            <text:p>VIGENCIA DE SEGURO HASTA 24/12/2023 /// TOTAL MONTO ASEGURADO 99.500.000 GS</text:p>
            <text:p>POLIZA NRO. 1511022450</text:p>
            <text:p/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256058582687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0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RODO RIVA TRANSPORTES LTD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596C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AQUINAS AGRICOLAS JACTO S/A</text:p>
          </table:table-cell>
          <table:table-cell office:value-type="float" office:value="7062548" calcext:value-type="float">
            <text:p>7062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6.02</text:p>
          </table:table-cell>
          <table:table-cell office:value-type="string" calcext:value-type="string">
            <text:p>JMA0350E22</text:p>
          </table:table-cell>
          <table:table-cell office:value-type="string" calcext:value-type="string">
            <text:p>271.76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978.26</text:p>
          </table:table-cell>
          <table:table-cell office:value-type="string" calcext:value-type="string">
            <text:p>7219.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CIP</text:p>
          </table:table-cell>
          <table:table-cell office:value-type="float" office:value="2419646" calcext:value-type="float">
            <text:p>2419646</text:p>
          </table:table-cell>
          <table:table-cell office:value-type="float" office:value="818411" calcext:value-type="float">
            <text:p>818411</text:p>
          </table:table-cell>
          <table:table-cell office:value-type="float" office:value="1601235" calcext:value-type="float">
            <text:p>1601235</text:p>
          </table:table-cell>
          <table:table-cell office:value-type="string" calcext:value-type="string">
            <text:p>UN MILLON SEISCIENTOS UN MIL DOSCIENTOS TREI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260241487916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8</text:p>
          </table:table-cell>
          <table:table-cell office:value-type="string" calcext:value-type="string">
            <text:p>DROGUERIA DEL PARAGUAY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O MEDICO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AEROVIAS CONT AMERICANO AVIANC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2713H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MICRO-TECH (NANJING) CO., LTD</text:p>
          </table:table-cell>
          <table:table-cell office:value-type="float" office:value="36638290" calcext:value-type="float">
            <text:p>36638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19.0</text:p>
          </table:table-cell>
          <table:table-cell office:value-type="string" calcext:value-type="string">
            <text:p>MT0336-22</text:p>
          </table:table-cell>
          <table:table-cell office:value-type="string" calcext:value-type="string">
            <text:p>1473.68</text:p>
          </table:table-cell>
          <table:table-cell office:value-type="string" calcext:value-type="string">
            <text:p>35.19</text:p>
          </table:table-cell>
          <table:table-cell table:number-columns-repeated="2" office:value-type="string" calcext:value-type="string">
            <text:p>5027.87</text:p>
          </table:table-cell>
          <table:table-cell office:value-type="string" calcext:value-type="string">
            <text:p>7287.0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5139402" calcext:value-type="float">
            <text:p>15139402</text:p>
          </table:table-cell>
          <table:table-cell office:value-type="float" office:value="0" calcext:value-type="float">
            <text:p>0</text:p>
          </table:table-cell>
          <table:table-cell office:value-type="float" office:value="15139402" calcext:value-type="float">
            <text:p>15139402</text:p>
          </table:table-cell>
          <table:table-cell office:value-type="string" calcext:value-type="string">
            <text:p>QUINCE MILLONES CIENTO TREINTA Y NUEVE MIL CUATROCIENTOS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1257078318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8</text:p>
          </table:table-cell>
          <table:table-cell office:value-type="string" calcext:value-type="string">
            <text:p>DROGUERIA DEL PARAGUAY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O MEDICO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AEROVIAS CONT AMERICANO AVIANC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2711F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MICRO-TECH (NANJING) CO., LTD</text:p>
          </table:table-cell>
          <table:table-cell office:value-type="float" office:value="38457864" calcext:value-type="float">
            <text:p>38457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0.0</text:p>
          </table:table-cell>
          <table:table-cell office:value-type="string" calcext:value-type="string">
            <text:p>MT22L-6-0818</text:p>
          </table:table-cell>
          <table:table-cell office:value-type="string" calcext:value-type="string">
            <text:p>631.57</text:p>
          </table:table-cell>
          <table:table-cell office:value-type="string" calcext:value-type="string">
            <text:p>46.0</text:p>
          </table:table-cell>
          <table:table-cell table:number-columns-repeated="2" office:value-type="string" calcext:value-type="string">
            <text:p>5277.57</text:p>
          </table:table-cell>
          <table:table-cell office:value-type="string" calcext:value-type="string">
            <text:p>7287.0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2878809" calcext:value-type="float">
            <text:p>12878809</text:p>
          </table:table-cell>
          <table:table-cell office:value-type="float" office:value="0" calcext:value-type="float">
            <text:p>0</text:p>
          </table:table-cell>
          <table:table-cell office:value-type="float" office:value="12878809" calcext:value-type="float">
            <text:p>12878809</text:p>
          </table:table-cell>
          <table:table-cell office:value-type="string" calcext:value-type="string">
            <text:p>DOCE MILLONES OCHOCIENTOS SETENTA Y OCHO MIL OCHOCIENTOS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48810271938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10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DORE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23521X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IPAL INDUSTRIA DE EVAPORADORES LTDA</text:p>
          </table:table-cell>
          <table:table-cell office:value-type="float" office:value="254049759" calcext:value-type="float">
            <text:p>254049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446.02</text:p>
          </table:table-cell>
          <table:table-cell office:value-type="string" calcext:value-type="string">
            <text:p>MP-036-022</text:p>
          </table:table-cell>
          <table:table-cell office:value-type="string" calcext:value-type="string">
            <text:p>1780.0</text:p>
          </table:table-cell>
          <table:table-cell office:value-type="string" calcext:value-type="string">
            <text:p>334.46</text:p>
          </table:table-cell>
          <table:table-cell table:number-columns-repeated="2" office:value-type="string" calcext:value-type="string">
            <text:p>35560.48</text:p>
          </table:table-cell>
          <table:table-cell office:value-type="string" calcext:value-type="string">
            <text:p>7144.1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34859435" calcext:value-type="float">
            <text:p>34859435</text:p>
          </table:table-cell>
          <table:table-cell office:value-type="float" office:value="27895498" calcext:value-type="float">
            <text:p>27895498</text:p>
          </table:table-cell>
          <table:table-cell office:value-type="float" office:value="6963937" calcext:value-type="float">
            <text:p>6963937</text:p>
          </table:table-cell>
          <table:table-cell office:value-type="string" calcext:value-type="string">
            <text:p>SEIS MILLON NOVECIENTOS SESENTA Y TRES MIL NOVECIENTOS TREI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214989446221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1-01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ARATO DE NAVEGACION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LAN CARGO S.A. SUC. PARAGUAY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2934M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FJ DYNAMICS INTERNATIONAL LIMITED</text:p>
          </table:table-cell>
          <table:table-cell office:value-type="float" office:value="102632919" calcext:value-type="float">
            <text:p>10263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00.0</text:p>
          </table:table-cell>
          <table:table-cell office:value-type="string" calcext:value-type="string">
            <text:p>202209263119-1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116.0</text:p>
          </table:table-cell>
          <table:table-cell table:number-columns-repeated="2" office:value-type="string" calcext:value-type="string">
            <text:p>14116.0</text:p>
          </table:table-cell>
          <table:table-cell office:value-type="string" calcext:value-type="string">
            <text:p>7270.6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DDU</text:p>
          </table:table-cell>
          <table:table-cell office:value-type="float" office:value="31415911" calcext:value-type="float">
            <text:p>31415911</text:p>
          </table:table-cell>
          <table:table-cell office:value-type="float" office:value="24618530" calcext:value-type="float">
            <text:p>24618530</text:p>
          </table:table-cell>
          <table:table-cell office:value-type="float" office:value="6797381" calcext:value-type="float">
            <text:p>6797381</text:p>
          </table:table-cell>
          <table:table-cell office:value-type="string" calcext:value-type="string">
            <text:p>SEIS MILLON SETECIENTOS NOVENTA Y SIETE MIL TRECIENTOS OCH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609975148421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0-2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478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523710237" calcext:value-type="float">
            <text:p>523710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868.72</text:p>
          </table:table-cell>
          <table:table-cell office:value-type="string" calcext:value-type="string">
            <text:p>001-002-0000307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71868.72</text:p>
          </table:table-cell>
          <table:table-cell office:value-type="string" calcext:value-type="string">
            <text:p>7287.0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735922" calcext:value-type="float">
            <text:p>3735922</text:p>
          </table:table-cell>
          <table:table-cell office:value-type="float" office:value="0" calcext:value-type="float">
            <text:p>0</text:p>
          </table:table-cell>
          <table:table-cell office:value-type="float" office:value="3735922" calcext:value-type="float">
            <text:p>3735922</text:p>
          </table:table-cell>
          <table:table-cell office:value-type="string" calcext:value-type="string">
            <text:p>TRES MILLON SETECIENTOS TREINTA Y CINCO MIL NOVECIENTOS VEINTE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35668773646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8</text:p>
          </table:table-cell>
          <table:table-cell office:value-type="string" calcext:value-type="string">
            <text:p>LUZKO PACHKO SANDRA LOR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NDAS DE VESTIR </text:p>
          </table:table-cell>
          <table:table-cell office:value-type="string" calcext:value-type="string">
            <text:p>JUAN LEON MALLORQUIN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2593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KRINDGES INDUSTRIAL S/A</text:p>
          </table:table-cell>
          <table:table-cell office:value-type="float" office:value="136554757" calcext:value-type="float">
            <text:p>136554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58.81</text:p>
          </table:table-cell>
          <table:table-cell office:value-type="string" calcext:value-type="string">
            <text:p>K-1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80.59</text:p>
          </table:table-cell>
          <table:table-cell table:number-columns-repeated="2" office:value-type="string" calcext:value-type="string">
            <text:p>18739.4</text:p>
          </table:table-cell>
          <table:table-cell office:value-type="string" calcext:value-type="string">
            <text:p>7287.0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9627189" calcext:value-type="float">
            <text:p>19627189</text:p>
          </table:table-cell>
          <table:table-cell office:value-type="float" office:value="15176549" calcext:value-type="float">
            <text:p>15176549</text:p>
          </table:table-cell>
          <table:table-cell office:value-type="float" office:value="4450640" calcext:value-type="float">
            <text:p>4450640</text:p>
          </table:table-cell>
          <table:table-cell office:value-type="string" calcext:value-type="string">
            <text:p>CUATRO MILLON CUATROCIENTOS CINCUENTA MIL SEISCIENTOS CUAR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373127257661189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CONSOLIDADO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T02002128A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49808449" calcext:value-type="float">
            <text:p>49808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91.3</text:p>
          </table:table-cell>
          <table:table-cell office:value-type="string" calcext:value-type="string">
            <text:p>HSBR221021-2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63.91</text:p>
          </table:table-cell>
          <table:table-cell table:number-columns-repeated="2" office:value-type="string" calcext:value-type="string">
            <text:p>6835.21</text:p>
          </table:table-cell>
          <table:table-cell office:value-type="string" calcext:value-type="string">
            <text:p>7287.0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EXW</text:p>
          </table:table-cell>
          <table:table-cell office:value-type="float" office:value="2177436" calcext:value-type="float">
            <text:p>217743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77436" calcext:value-type="float">
            <text:p>1877436</text:p>
          </table:table-cell>
          <table:table-cell office:value-type="string" calcext:value-type="string">
            <text:p>UN MILLON OCHOCIENTOS SETENTA Y SIETE MIL CUATROCIENTOS TREINTA Y SEIS </text:p>
          </table:table-cell>
          <table:table-cell office:value-type="string" calcext:value-type="string">
            <text:p>EL TOTAL MONTO ADELANTO ES EL VALOR DE LA POLIZA ROYAL SEGUROS A PAGAR</text:p>
            <text:p>CAPITAL MAXIMO ASEGURADO 6.000.000 Gs / VALIDEZ HASTA 07/12/2023</text:p>
            <text:p/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716197627434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8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CONSOLIDADO</text:p>
          </table:table-cell>
          <table:table-cell office:value-type="string" calcext:value-type="string">
            <text:p>REP. AGRIC.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2651L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MASA INDUSTRIA DE MAQUINAS AGRICOLAS LTDA</text:p>
          </table:table-cell>
          <table:table-cell office:value-type="float" office:value="65535193" calcext:value-type="float">
            <text:p>6553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08.27</text:p>
          </table:table-cell>
          <table:table-cell office:value-type="string" calcext:value-type="string">
            <text:p>602/2022</text:p>
          </table:table-cell>
          <table:table-cell office:value-type="string" calcext:value-type="string">
            <text:p>501.04</text:p>
          </table:table-cell>
          <table:table-cell office:value-type="string" calcext:value-type="string">
            <text:p>84.08</text:p>
          </table:table-cell>
          <table:table-cell table:number-columns-repeated="2" office:value-type="string" calcext:value-type="string">
            <text:p>8993.39</text:p>
          </table:table-cell>
          <table:table-cell office:value-type="string" calcext:value-type="string">
            <text:p>7287.0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PT</text:p>
          </table:table-cell>
          <table:table-cell office:value-type="float" office:value="10965475" calcext:value-type="float">
            <text:p>10965475</text:p>
          </table:table-cell>
          <table:table-cell office:value-type="float" office:value="7261645" calcext:value-type="float">
            <text:p>7261645</text:p>
          </table:table-cell>
          <table:table-cell office:value-type="float" office:value="3703830" calcext:value-type="float">
            <text:p>3703830</text:p>
          </table:table-cell>
          <table:table-cell office:value-type="string" calcext:value-type="string">
            <text:p>TRES MILLON SETECIENTOS TRES MIL OCHOCIENTOS TREI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7321930371060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0-2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410A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JUSSA TECIDOS LTDA</text:p>
          </table:table-cell>
          <table:table-cell office:value-type="float" office:value="361507359" calcext:value-type="float">
            <text:p>361507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980.21</text:p>
          </table:table-cell>
          <table:table-cell office:value-type="string" calcext:value-type="string">
            <text:p>001-002-0000306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49980.21</text:p>
          </table:table-cell>
          <table:table-cell office:value-type="string" calcext:value-type="string">
            <text:p>7233.0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798548" calcext:value-type="float">
            <text:p>3798548</text:p>
          </table:table-cell>
          <table:table-cell office:value-type="float" office:value="0" calcext:value-type="float">
            <text:p>0</text:p>
          </table:table-cell>
          <table:table-cell office:value-type="float" office:value="3798548" calcext:value-type="float">
            <text:p>3798548</text:p>
          </table:table-cell>
          <table:table-cell office:value-type="string" calcext:value-type="string">
            <text:p>TRES MILLON SETECIENTOS NOVENTA Y OCHO MIL QUINIENTOS CUAR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507526072242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CONSOLIDADO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2399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XCHEM BRASIL INDUSTRIA QUIMICA LTDA</text:p>
          </table:table-cell>
          <table:table-cell office:value-type="float" office:value="25713460" calcext:value-type="float">
            <text:p>25713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3.0</text:p>
          </table:table-cell>
          <table:table-cell office:value-type="float" office:value="20221017" calcext:value-type="float">
            <text:p>20221017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30.03</text:p>
          </table:table-cell>
          <table:table-cell table:number-columns-repeated="2" office:value-type="string" calcext:value-type="string">
            <text:p>3548.03</text:p>
          </table:table-cell>
          <table:table-cell office:value-type="string" calcext:value-type="string">
            <text:p>7247.2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8573313" calcext:value-type="float">
            <text:p>8573313</text:p>
          </table:table-cell>
          <table:table-cell office:value-type="float" office:value="6829824" calcext:value-type="float">
            <text:p>6829824</text:p>
          </table:table-cell>
          <table:table-cell office:value-type="float" office:value="1743489" calcext:value-type="float">
            <text:p>1743489</text:p>
          </table:table-cell>
          <table:table-cell office:value-type="string" calcext:value-type="string">
            <text:p>UN MILLON SETECIENTOS CUARENTA Y TRES MIL CUATROCIENTOS OCH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3417323067374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FFAU1520519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22341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254127575" calcext:value-type="float">
            <text:p>254127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64.0</text:p>
          </table:table-cell>
          <table:table-cell office:value-type="string" calcext:value-type="string">
            <text:p>WKRY2237</text:p>
          </table:table-cell>
          <table:table-cell office:value-type="string" calcext:value-type="string">
            <text:p>3286.74</text:p>
          </table:table-cell>
          <table:table-cell office:value-type="string" calcext:value-type="string">
            <text:p>314.64</text:p>
          </table:table-cell>
          <table:table-cell table:number-columns-repeated="2" office:value-type="string" calcext:value-type="string">
            <text:p>35065.38</text:p>
          </table:table-cell>
          <table:table-cell office:value-type="string" calcext:value-type="string">
            <text:p>7247.2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37194845" calcext:value-type="float">
            <text:p>37194845</text:p>
          </table:table-cell>
          <table:table-cell office:value-type="float" office:value="28283323" calcext:value-type="float">
            <text:p>28283323</text:p>
          </table:table-cell>
          <table:table-cell office:value-type="float" office:value="8911522" calcext:value-type="float">
            <text:p>8911522</text:p>
          </table:table-cell>
          <table:table-cell office:value-type="string" calcext:value-type="string">
            <text:p>OCHO MILLON NOVECIENTOS ONCE MIL QUINIENTOS VEINTE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636288486206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6</text:p>
          </table:table-cell>
          <table:table-cell office:value-type="string" calcext:value-type="string">
            <text:p>GRUPO A.F. BERTI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RRAS METALIC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2428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LECON INDUSTRIA E COMERCIO LTDA</text:p>
          </table:table-cell>
          <table:table-cell office:value-type="float" office:value="68069071" calcext:value-type="float">
            <text:p>68069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09.31</text:p>
          </table:table-cell>
          <table:table-cell office:value-type="float" office:value="377527" calcext:value-type="float">
            <text:p>37752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3.09</text:p>
          </table:table-cell>
          <table:table-cell table:number-columns-repeated="2" office:value-type="string" calcext:value-type="string">
            <text:p>9392.4</text:p>
          </table:table-cell>
          <table:table-cell office:value-type="string" calcext:value-type="string">
            <text:p>7247.2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7865010" calcext:value-type="float">
            <text:p>17865010</text:p>
          </table:table-cell>
          <table:table-cell office:value-type="float" office:value="7506893" calcext:value-type="float">
            <text:p>7506893</text:p>
          </table:table-cell>
          <table:table-cell office:value-type="float" office:value="10358117" calcext:value-type="float">
            <text:p>10358117</text:p>
          </table:table-cell>
          <table:table-cell office:value-type="string" calcext:value-type="string">
            <text:p>DIEZ MILLONES TRECIENTOS CINCUENTA Y OCHO MIL CIENTO DIECI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245414749380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1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21979A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242284844" calcext:value-type="float">
            <text:p>242284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874.24</text:p>
          </table:table-cell>
          <table:table-cell office:value-type="string" calcext:value-type="string">
            <text:p>WKRY2233</text:p>
          </table:table-cell>
          <table:table-cell office:value-type="string" calcext:value-type="string">
            <text:p>3286.74</text:p>
          </table:table-cell>
          <table:table-cell office:value-type="string" calcext:value-type="string">
            <text:p>298.74</text:p>
          </table:table-cell>
          <table:table-cell table:number-columns-repeated="2" office:value-type="string" calcext:value-type="string">
            <text:p>33459.72</text:p>
          </table:table-cell>
          <table:table-cell office:value-type="string" calcext:value-type="string">
            <text:p>7241.0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35152297" calcext:value-type="float">
            <text:p>35152297</text:p>
          </table:table-cell>
          <table:table-cell office:value-type="float" office:value="26985998" calcext:value-type="float">
            <text:p>26985998</text:p>
          </table:table-cell>
          <table:table-cell office:value-type="float" office:value="8166299" calcext:value-type="float">
            <text:p>8166299</text:p>
          </table:table-cell>
          <table:table-cell office:value-type="string" calcext:value-type="string">
            <text:p>OCHO MILLON CIENTO SESENTA Y SEIS MIL DOSCIENTOS NOV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5086652634367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21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CHAS VARIAS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OVIEDO LOPEZ CELIN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30IC04013106E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RICARDO J. DE LA FUENTE </text:p>
          </table:table-cell>
          <table:table-cell office:value-type="float" office:value="92007100" calcext:value-type="float">
            <text:p>9200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49.88</text:p>
          </table:table-cell>
          <table:table-cell office:value-type="string" calcext:value-type="string">
            <text:p>00011-00000134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31.37</text:p>
          </table:table-cell>
          <table:table-cell table:number-columns-repeated="2" office:value-type="string" calcext:value-type="string">
            <text:p>12706.25</text:p>
          </table:table-cell>
          <table:table-cell office:value-type="string" calcext:value-type="string">
            <text:p>7241.0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4210679" calcext:value-type="float">
            <text:p>14210679</text:p>
          </table:table-cell>
          <table:table-cell office:value-type="float" office:value="10148586" calcext:value-type="float">
            <text:p>10148586</text:p>
          </table:table-cell>
          <table:table-cell office:value-type="float" office:value="4062093" calcext:value-type="float">
            <text:p>4062093</text:p>
          </table:table-cell>
          <table:table-cell office:value-type="string" calcext:value-type="string">
            <text:p>CUATRO MILLON SESENTA Y DOS MIL NOV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445198251004543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2</text:p>
          </table:table-cell>
          <table:table-cell office:value-type="string" calcext:value-type="string">
            <text:p>H &amp; G SOCIEDAD AM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O MEDICO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LAN CARGO S.A. SUC. PARAGUAY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1343F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ZEALMAX INNOVATIONS PVT; LTD</text:p>
          </table:table-cell>
          <table:table-cell office:value-type="float" office:value="103249136" calcext:value-type="float">
            <text:p>103249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62.28</text:p>
          </table:table-cell>
          <table:table-cell office:value-type="string" calcext:value-type="string">
            <text:p>IN2022071201</text:p>
          </table:table-cell>
          <table:table-cell office:value-type="string" calcext:value-type="string">
            <text:p>996.0</text:p>
          </table:table-cell>
          <table:table-cell office:value-type="string" calcext:value-type="string">
            <text:p>133.62</text:p>
          </table:table-cell>
          <table:table-cell table:number-columns-repeated="2" office:value-type="string" calcext:value-type="string">
            <text:p>14491.9</text:p>
          </table:table-cell>
          <table:table-cell office:value-type="string" calcext:value-type="string">
            <text:p>7124.6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35711458" calcext:value-type="float">
            <text:p>35711458</text:p>
          </table:table-cell>
          <table:table-cell office:value-type="float" office:value="27233220" calcext:value-type="float">
            <text:p>27233220</text:p>
          </table:table-cell>
          <table:table-cell office:value-type="float" office:value="8478238" calcext:value-type="float">
            <text:p>8478238</text:p>
          </table:table-cell>
          <table:table-cell office:value-type="string" calcext:value-type="string">
            <text:p>OCHO MILLON CUATROCIENTOS SETENTA Y OCHO MIL DOSCIENTOS TREINTA Y OCHO </text:p>
          </table:table-cell>
          <table:table-cell office:value-type="string" calcext:value-type="string">
            <text:p>TOTAL DESCUENTO CONCEBIDO: 500.000 Gs</text:p>
            <text:p>TOTAL A PAGAR: 7.978.238 Gs</text:p>
            <text:p>SON GUARANÍES: SIETE MILLONES, NOVECIENTOS SETENTA Y OCHO MIL, DOSCIENTOS TREINTA Y OCHO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58765795386414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7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T02002020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106733335" calcext:value-type="float">
            <text:p>106733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64.0</text:p>
          </table:table-cell>
          <table:table-cell office:value-type="string" calcext:value-type="string">
            <text:p>HSBR221003-1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43.64</text:p>
          </table:table-cell>
          <table:table-cell table:number-columns-repeated="2" office:value-type="string" calcext:value-type="string">
            <text:p>14942.64</text:p>
          </table:table-cell>
          <table:table-cell office:value-type="string" calcext:value-type="string">
            <text:p>7142.8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EXW</text:p>
          </table:table-cell>
          <table:table-cell office:value-type="float" office:value="3860298" calcext:value-type="float">
            <text:p>3860298</text:p>
          </table:table-cell>
          <table:table-cell office:value-type="float" office:value="373000" calcext:value-type="float">
            <text:p>373000</text:p>
          </table:table-cell>
          <table:table-cell office:value-type="float" office:value="3487298" calcext:value-type="float">
            <text:p>3487298</text:p>
          </table:table-cell>
          <table:table-cell office:value-type="string" calcext:value-type="string">
            <text:p>TRES MILLON CUATROCIENTOS OCHENTA Y SIETE MIL DOSCIENTOS NOVENTA Y OCHO </text:p>
          </table:table-cell>
          <table:table-cell office:value-type="string" office:string-value="***EL TOTAL ADELANTO CORRESPONDE POLIZA A PAGAR/CREDITO*** &#10;DESPACHO GARANTIZADO11.303.041 Gs&#10;POLIZA N° 1511022015 - CPT ASG 12.000.000 Gs /// VIGENCIA HASTA 26-11-2023&#10;" calcext:value-type="string">
            <text:p>***EL TOTAL ADELANTO CORRESPONDE POLIZA A PAGAR/CREDITO*** </text:p>
            <text:p>DESPACHO GARANTIZADO11.303.041 Gs</text:p>
            <text:p>POLIZA N° 1511022015 - CPT ASG 12.000.000 Gs /// VIGENCIA HASTA 26-11-2023</text:p>
            <text:p/>
          </table:table-cell>
          <table:table-cell office:value-type="string" calcext:value-type="string">
            <text:p>O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1676883796425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1655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KMEY BRASIL INDUSTRIA E COMERCIO DE PRODUCTOS QUIMICOS S.A.</text:p>
          </table:table-cell>
          <table:table-cell office:value-type="float" office:value="232599192" calcext:value-type="float">
            <text:p>23259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286.4</text:p>
          </table:table-cell>
          <table:table-cell office:value-type="string" calcext:value-type="string">
            <text:p>0011.2022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302.86</text:p>
          </table:table-cell>
          <table:table-cell table:number-columns-repeated="2" office:value-type="string" calcext:value-type="string">
            <text:p>32429.26</text:p>
          </table:table-cell>
          <table:table-cell office:value-type="string" calcext:value-type="string">
            <text:p>7172.5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31727373" calcext:value-type="float">
            <text:p>31727373</text:p>
          </table:table-cell>
          <table:table-cell office:value-type="float" office:value="25544061" calcext:value-type="float">
            <text:p>25544061</text:p>
          </table:table-cell>
          <table:table-cell office:value-type="float" office:value="6183312" calcext:value-type="float">
            <text:p>6183312</text:p>
          </table:table-cell>
          <table:table-cell office:value-type="string" calcext:value-type="string">
            <text:p>SEIS MILLON CIENTO OCHENTA Y TRES MIL TRECIENTOS DO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403625168225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4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1442X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409103148" calcext:value-type="float">
            <text:p>409103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794.0</text:p>
          </table:table-cell>
          <table:table-cell office:value-type="string" calcext:value-type="string">
            <text:p>029PY/2022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547.94</text:p>
          </table:table-cell>
          <table:table-cell table:number-columns-repeated="2" office:value-type="string" calcext:value-type="string">
            <text:p>57141.94</text:p>
          </table:table-cell>
          <table:table-cell office:value-type="string" calcext:value-type="string">
            <text:p>7159.4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52518275" calcext:value-type="float">
            <text:p>52518275</text:p>
          </table:table-cell>
          <table:table-cell office:value-type="float" office:value="44878478" calcext:value-type="float">
            <text:p>44878478</text:p>
          </table:table-cell>
          <table:table-cell office:value-type="float" office:value="7639797" calcext:value-type="float">
            <text:p>7639797</text:p>
          </table:table-cell>
          <table:table-cell office:value-type="string" calcext:value-type="string">
            <text:p>SIETE MILLON SEISCIENTOS TREINTA Y NUEVE MIL SETECIENTOS NOV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8374164942871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1310C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AQUINAS AGRICOLAS JACTO S/A</text:p>
          </table:table-cell>
          <table:table-cell office:value-type="float" office:value="311066826" calcext:value-type="float">
            <text:p>3110668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1899.2</text:p>
          </table:table-cell>
          <table:table-cell office:value-type="string" calcext:value-type="string">
            <text:p>JME1039E22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43305.07</text:p>
          </table:table-cell>
          <table:table-cell office:value-type="string" calcext:value-type="string">
            <text:p>43555.07</text:p>
          </table:table-cell>
          <table:table-cell office:value-type="string" calcext:value-type="string">
            <text:p>7141.9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9017716" calcext:value-type="float">
            <text:p>49017716</text:p>
          </table:table-cell>
          <table:table-cell office:value-type="float" office:value="40054464" calcext:value-type="float">
            <text:p>40054464</text:p>
          </table:table-cell>
          <table:table-cell office:value-type="float" office:value="8963252" calcext:value-type="float">
            <text:p>8963252</text:p>
          </table:table-cell>
          <table:table-cell office:value-type="string" calcext:value-type="string">
            <text:p>OCHO MILLON NOVECIENTOS SESENTA Y TRES MIL DOSCIENTOS CINCUE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579374921837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0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0978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FORMULA SURFACTANTES LTDA</text:p>
          </table:table-cell>
          <table:table-cell office:value-type="float" office:value="248797772" calcext:value-type="float">
            <text:p>248797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600.0</text:p>
          </table:table-cell>
          <table:table-cell office:value-type="string" calcext:value-type="string">
            <text:p>EXP_F008/2022</text:p>
          </table:table-cell>
          <table:table-cell office:value-type="string" calcext:value-type="string">
            <text:p>2010.0</text:p>
          </table:table-cell>
          <table:table-cell office:value-type="string" calcext:value-type="string">
            <text:p>326.0</text:p>
          </table:table-cell>
          <table:table-cell table:number-columns-repeated="2" office:value-type="string" calcext:value-type="string">
            <text:p>34936.0</text:p>
          </table:table-cell>
          <table:table-cell office:value-type="string" calcext:value-type="string">
            <text:p>7121.5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33818272" calcext:value-type="float">
            <text:p>33818272</text:p>
          </table:table-cell>
          <table:table-cell office:value-type="float" office:value="27252848" calcext:value-type="float">
            <text:p>27252848</text:p>
          </table:table-cell>
          <table:table-cell office:value-type="float" office:value="6565424" calcext:value-type="float">
            <text:p>6565424</text:p>
          </table:table-cell>
          <table:table-cell office:value-type="string" calcext:value-type="string">
            <text:p>SEIS MILLON QUINIENTOS SESENTA Y CINCO MIL CUATROCIENTOS VEINTE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5926747768464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T02001996M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SILVER RING TRADING CO., LIMITED</text:p>
          </table:table-cell>
          <table:table-cell office:value-type="float" office:value="775700605" calcext:value-type="float">
            <text:p>77570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526.08</text:p>
          </table:table-cell>
          <table:table-cell office:value-type="string" calcext:value-type="string">
            <text:p>SR001697-2022</text:p>
          </table:table-cell>
          <table:table-cell office:value-type="string" calcext:value-type="string">
            <text:p>10855.51</text:p>
          </table:table-cell>
          <table:table-cell office:value-type="string" calcext:value-type="string">
            <text:p>965.26</text:p>
          </table:table-cell>
          <table:table-cell table:number-columns-repeated="2" office:value-type="string" calcext:value-type="string">
            <text:p>108346.85</text:p>
          </table:table-cell>
          <table:table-cell office:value-type="string" calcext:value-type="string">
            <text:p>7159.4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CFR </text:p>
          </table:table-cell>
          <table:table-cell office:value-type="float" office:value="14933027" calcext:value-type="float">
            <text:p>14933027</text:p>
          </table:table-cell>
          <table:table-cell office:value-type="float" office:value="0" calcext:value-type="float">
            <text:p>0</text:p>
          </table:table-cell>
          <table:table-cell office:value-type="float" office:value="14933027" calcext:value-type="float">
            <text:p>14933027</text:p>
          </table:table-cell>
          <table:table-cell office:value-type="string" calcext:value-type="string">
            <text:p>CATORCE MILLONES NOVECIENTOS TREINTA Y TRES MIL VEINTE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251018890207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3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RUPTORE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AGRO LOGISTICA S.A.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30IC04012801P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TAFFER COMPANY S.A.</text:p>
          </table:table-cell>
          <table:table-cell office:value-type="float" office:value="596601001" calcext:value-type="float">
            <text:p>59660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508.0</text:p>
          </table:table-cell>
          <table:table-cell office:value-type="float" office:value="1000340" calcext:value-type="float">
            <text:p>1000340</text:p>
          </table:table-cell>
          <table:table-cell office:value-type="string" calcext:value-type="string">
            <text:p>3680.1</text:p>
          </table:table-cell>
          <table:table-cell office:value-type="string" calcext:value-type="string">
            <text:p>347.0</text:p>
          </table:table-cell>
          <table:table-cell table:number-columns-repeated="2" office:value-type="string" calcext:value-type="string">
            <text:p>83535.1</text:p>
          </table:table-cell>
          <table:table-cell office:value-type="string" calcext:value-type="string">
            <text:p>7141.9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195794614" calcext:value-type="float">
            <text:p>195794614</text:p>
          </table:table-cell>
          <table:table-cell office:value-type="float" office:value="184342296" calcext:value-type="float">
            <text:p>184342296</text:p>
          </table:table-cell>
          <table:table-cell office:value-type="float" office:value="11452318" calcext:value-type="float">
            <text:p>11452318</text:p>
          </table:table-cell>
          <table:table-cell office:value-type="string" calcext:value-type="string">
            <text:p>ONCE MILLONES CUATROCIENTOS CINCUENTA Y DOS MIL TRECIENTOS DIECI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8183515736340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07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T MATRIX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AIR EXPRES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M04009915D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18352693" calcext:value-type="float">
            <text:p>18352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84.5</text:p>
          </table:table-cell>
          <table:table-cell office:value-type="string" calcext:value-type="string">
            <text:p>QS26971</text:p>
          </table:table-cell>
          <table:table-cell office:value-type="string" calcext:value-type="string">
            <text:p>174.91</text:p>
          </table:table-cell>
          <table:table-cell office:value-type="string" calcext:value-type="string">
            <text:p>23.85</text:p>
          </table:table-cell>
          <table:table-cell table:number-columns-repeated="2" office:value-type="string" calcext:value-type="string">
            <text:p>2583.26</text:p>
          </table:table-cell>
          <table:table-cell office:value-type="string" calcext:value-type="string">
            <text:p>7104.4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6647111" calcext:value-type="float">
            <text:p>6647111</text:p>
          </table:table-cell>
          <table:table-cell office:value-type="float" office:value="2553486" calcext:value-type="float">
            <text:p>2553486</text:p>
          </table:table-cell>
          <table:table-cell office:value-type="float" office:value="4093625" calcext:value-type="float">
            <text:p>4093625</text:p>
          </table:table-cell>
          <table:table-cell office:value-type="string" calcext:value-type="string">
            <text:p>CUATRO MILLON NOVENTA Y TRES MIL SEISCIENTOS VEINTE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21872277817756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1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21313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AQUINAS AGRICOLAS JACTO S/A</text:p>
          </table:table-cell>
          <table:table-cell office:value-type="float" office:value="371272711" calcext:value-type="float">
            <text:p>37127271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50036.13</text:p>
          </table:table-cell>
          <table:table-cell office:value-type="string" calcext:value-type="string">
            <text:p>JME0992E22</text:p>
          </table:table-cell>
          <table:table-cell office:value-type="string" calcext:value-type="string">
            <text:p>1675.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51736.03</text:p>
          </table:table-cell>
          <table:table-cell office:value-type="string" calcext:value-type="string">
            <text:p>51985.03</text:p>
          </table:table-cell>
          <table:table-cell office:value-type="string" calcext:value-type="string">
            <text:p>7141.9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58432729" calcext:value-type="float">
            <text:p>58432729</text:p>
          </table:table-cell>
          <table:table-cell office:value-type="float" office:value="49250435" calcext:value-type="float">
            <text:p>49250435</text:p>
          </table:table-cell>
          <table:table-cell office:value-type="float" office:value="9182294" calcext:value-type="float">
            <text:p>9182294</text:p>
          </table:table-cell>
          <table:table-cell office:value-type="string" calcext:value-type="string">
            <text:p>NUEVE MILLON CIENTO OCHENTA Y DOS MIL DOSCIENTOS NOV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384928298702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0-10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MARITIMO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244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316871694" calcext:value-type="float">
            <text:p>316871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494.89</text:p>
          </table:table-cell>
          <table:table-cell office:value-type="string" calcext:value-type="string">
            <text:p>001-002-0000305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44494.89</text:p>
          </table:table-cell>
          <table:table-cell office:value-type="string" calcext:value-type="string">
            <text:p>7121.5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394639" calcext:value-type="float">
            <text:p>3394639</text:p>
          </table:table-cell>
          <table:table-cell office:value-type="float" office:value="0" calcext:value-type="float">
            <text:p>0</text:p>
          </table:table-cell>
          <table:table-cell office:value-type="float" office:value="3394639" calcext:value-type="float">
            <text:p>3394639</text:p>
          </table:table-cell>
          <table:table-cell office:value-type="string" calcext:value-type="string">
            <text:p>TRES MILLON TRECIENTOS NOVENTA Y CUATRO MIL SEISCIENTOS TREI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129764642215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7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8451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241427860" calcext:value-type="float">
            <text:p>241427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30.88</text:p>
          </table:table-cell>
          <table:table-cell office:value-type="string" calcext:value-type="string">
            <text:p>WKRY2228</text:p>
          </table:table-cell>
          <table:table-cell office:value-type="string" calcext:value-type="string">
            <text:p>3214.31</text:p>
          </table:table-cell>
          <table:table-cell office:value-type="string" calcext:value-type="string">
            <text:p>314.31</text:p>
          </table:table-cell>
          <table:table-cell table:number-columns-repeated="2" office:value-type="string" calcext:value-type="string">
            <text:p>34959.5</text:p>
          </table:table-cell>
          <table:table-cell office:value-type="string" calcext:value-type="string">
            <text:p>6905.9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35829197" calcext:value-type="float">
            <text:p>35829197</text:p>
          </table:table-cell>
          <table:table-cell office:value-type="float" office:value="26530087" calcext:value-type="float">
            <text:p>26530087</text:p>
          </table:table-cell>
          <table:table-cell office:value-type="float" office:value="9299110" calcext:value-type="float">
            <text:p>9299110</text:p>
          </table:table-cell>
          <table:table-cell office:value-type="string" calcext:value-type="string">
            <text:p>NUEVE MILLON DOSCIENTOS NOVENTA Y NUEVE MIL CIENTO DIEZ </text:p>
          </table:table-cell>
          <table:table-cell office:value-type="string" calcext:value-type="string">
            <text:p>SALDO A FAVOR <text:s/>EN SISTEMA <text:s/>DE 25.844 GS</text:p>
          </table:table-cell>
          <table:table-cell office:value-type="string" calcext:value-type="string">
            <text:p>DERECHO ADUANERO MP </text:p>
          </table:table-cell>
          <table:table-cell office:value-type="float" office:value="33799900" calcext:value-type="float">
            <text:p>33799900</text:p>
          </table:table-cell>
          <table:table-cell office:value-type="string" calcext:value-type="string">
            <text:p>14.8405395301105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10-0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167J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508664341" calcext:value-type="float">
            <text:p>508664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729.85</text:p>
          </table:table-cell>
          <table:table-cell office:value-type="string" calcext:value-type="string">
            <text:p>001-002-0000304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71729.85</text:p>
          </table:table-cell>
          <table:table-cell office:value-type="string" calcext:value-type="string">
            <text:p>7091.3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766097" calcext:value-type="float">
            <text:p>3766097</text:p>
          </table:table-cell>
          <table:table-cell office:value-type="float" office:value="0" calcext:value-type="float">
            <text:p>0</text:p>
          </table:table-cell>
          <table:table-cell office:value-type="float" office:value="3766097" calcext:value-type="float">
            <text:p>3766097</text:p>
          </table:table-cell>
          <table:table-cell office:value-type="string" calcext:value-type="string">
            <text:p>TRES MILLON SETECIENTOS SESENTA Y SEIS MIL NOV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38942706227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07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T02001944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BTS - BEST SOLUTIONS LIMITED</text:p>
          </table:table-cell>
          <table:table-cell office:value-type="float" office:value="574901385" calcext:value-type="float">
            <text:p>574901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110.86</text:p>
          </table:table-cell>
          <table:table-cell office:value-type="string" calcext:value-type="string">
            <text:p>BTS STANA002</text:p>
          </table:table-cell>
          <table:table-cell office:value-type="string" calcext:value-type="string">
            <text:p>4049.11</text:p>
          </table:table-cell>
          <table:table-cell office:value-type="string" calcext:value-type="string">
            <text:p>761.11</text:p>
          </table:table-cell>
          <table:table-cell table:number-columns-repeated="2" office:value-type="string" calcext:value-type="string">
            <text:p>80921.08</text:p>
          </table:table-cell>
          <table:table-cell office:value-type="string" calcext:value-type="string">
            <text:p>7104.4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T02</text:p>
          </table:table-cell>
          <table:table-cell office:value-type="string" calcext:value-type="string">
            <text:p>CFR </text:p>
          </table:table-cell>
          <table:table-cell office:value-type="float" office:value="8632068" calcext:value-type="float">
            <text:p>8632068</text:p>
          </table:table-cell>
          <table:table-cell office:value-type="float" office:value="0" calcext:value-type="float">
            <text:p>0</text:p>
          </table:table-cell>
          <table:table-cell office:value-type="float" office:value="8632068" calcext:value-type="float">
            <text:p>8632068</text:p>
          </table:table-cell>
          <table:table-cell office:value-type="string" calcext:value-type="string">
            <text:p>OCHO MILLON SEISCIENTOS TREINTA Y DOS MIL SES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0148672889351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0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530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14343326" calcext:value-type="float">
            <text:p>14343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0.82</text:p>
          </table:table-cell>
          <table:table-cell office:value-type="string" calcext:value-type="string">
            <text:p>35/2022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7.11</text:p>
          </table:table-cell>
          <table:table-cell table:number-columns-repeated="2" office:value-type="string" calcext:value-type="string">
            <text:p>2027.93</text:p>
          </table:table-cell>
          <table:table-cell office:value-type="string" calcext:value-type="string">
            <text:p>7072.8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4483235" calcext:value-type="float">
            <text:p>4483235</text:p>
          </table:table-cell>
          <table:table-cell office:value-type="float" office:value="2192101" calcext:value-type="float">
            <text:p>2192101</text:p>
          </table:table-cell>
          <table:table-cell office:value-type="float" office:value="2291134" calcext:value-type="float">
            <text:p>2291134</text:p>
          </table:table-cell>
          <table:table-cell office:value-type="string" calcext:value-type="string">
            <text:p>DOS MILLON DOSCIENTOS NOVENTA Y UN MIL CIENTO TREI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2565927874748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0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0815L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20663921" calcext:value-type="float">
            <text:p>620663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398.53</text:p>
          </table:table-cell>
          <table:table-cell office:value-type="string" calcext:value-type="string">
            <text:p>34/2022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853.99</text:p>
          </table:table-cell>
          <table:table-cell table:number-columns-repeated="2" office:value-type="string" calcext:value-type="string">
            <text:p>87752.52</text:p>
          </table:table-cell>
          <table:table-cell office:value-type="string" calcext:value-type="string">
            <text:p>7072.8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7284694" calcext:value-type="float">
            <text:p>77284694</text:p>
          </table:table-cell>
          <table:table-cell office:value-type="float" office:value="68044905" calcext:value-type="float">
            <text:p>68044905</text:p>
          </table:table-cell>
          <table:table-cell office:value-type="float" office:value="9239789" calcext:value-type="float">
            <text:p>9239789</text:p>
          </table:table-cell>
          <table:table-cell office:value-type="string" calcext:value-type="string">
            <text:p>NUEVE MILLON DOSCIENTOS TREINTA Y NUEVE MIL SETECIENTOS OCH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519391872304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06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MPARA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TSM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0IC04012492L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IGNIFY URUGUAY S.A.</text:p>
          </table:table-cell>
          <table:table-cell office:value-type="float" office:value="534207248" calcext:value-type="float">
            <text:p>534207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008.76</text:p>
          </table:table-cell>
          <table:table-cell office:value-type="string" calcext:value-type="string">
            <text:p>2753/2754/2760/2761/2783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720.09</text:p>
          </table:table-cell>
          <table:table-cell table:number-columns-repeated="2" office:value-type="string" calcext:value-type="string">
            <text:p>75528.85</text:p>
          </table:table-cell>
          <table:table-cell office:value-type="string" calcext:value-type="string">
            <text:p>7072.8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167778513" calcext:value-type="float">
            <text:p>167778513</text:p>
          </table:table-cell>
          <table:table-cell office:value-type="float" office:value="157672854" calcext:value-type="float">
            <text:p>157672854</text:p>
          </table:table-cell>
          <table:table-cell office:value-type="float" office:value="10105659" calcext:value-type="float">
            <text:p>10105659</text:p>
          </table:table-cell>
          <table:table-cell office:value-type="string" calcext:value-type="string">
            <text:p>DIEZ MILLONES CIENTO CINCO MIL SEISCIENTOS CINCU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4070079782968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9-30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3111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485169254" calcext:value-type="float">
            <text:p>485169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218.13</text:p>
          </table:table-cell>
          <table:table-cell office:value-type="string" calcext:value-type="string">
            <text:p>001-002-0000303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9218.13</text:p>
          </table:table-cell>
          <table:table-cell office:value-type="string" calcext:value-type="string">
            <text:p>7009.2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947329" calcext:value-type="float">
            <text:p>3947329</text:p>
          </table:table-cell>
          <table:table-cell office:value-type="float" office:value="0" calcext:value-type="float">
            <text:p>0</text:p>
          </table:table-cell>
          <table:table-cell office:value-type="float" office:value="3947329" calcext:value-type="float">
            <text:p>3947329</text:p>
          </table:table-cell>
          <table:table-cell office:value-type="string" calcext:value-type="string">
            <text:p>TRES MILLON NOVECIENTOS CUARENTA Y SIETE MIL TRECIENTOS VEINTE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359834067308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10-0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0555M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KMEY BRASIL INDUSTRIA E COMERCIO DE PRODUCTOS QUIMICOS S.A.</text:p>
          </table:table-cell>
          <table:table-cell office:value-type="float" office:value="30323181" calcext:value-type="float">
            <text:p>30323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78.0</text:p>
          </table:table-cell>
          <table:table-cell office:value-type="string" calcext:value-type="string">
            <text:p>0013.2022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38.78</text:p>
          </table:table-cell>
          <table:table-cell table:number-columns-repeated="2" office:value-type="string" calcext:value-type="string">
            <text:p>4286.78</text:p>
          </table:table-cell>
          <table:table-cell office:value-type="string" calcext:value-type="string">
            <text:p>7073.6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9636890" calcext:value-type="float">
            <text:p>9636890</text:p>
          </table:table-cell>
          <table:table-cell office:value-type="float" office:value="0" calcext:value-type="float">
            <text:p>0</text:p>
          </table:table-cell>
          <table:table-cell office:value-type="float" office:value="9636890" calcext:value-type="float">
            <text:p>9636890</text:p>
          </table:table-cell>
          <table:table-cell office:value-type="string" calcext:value-type="string">
            <text:p>NUEVE MILLON SEISCIENTOS TREINTA Y SEIS MIL OCHOCIENTOS NOV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7806037565781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30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ICULOS DE FERRETERIA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MARITIMO</text:p>
          </table:table-cell>
          <table:table-cell office:value-type="string" calcext:value-type="string">
            <text:p>PUERTO SEGURO FLUVIAL S.A.</text:p>
          </table:table-cell>
          <table:table-cell office:value-type="string" calcext:value-type="string">
            <text:p>NAVISHIP PARAGUAY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2IC04006239P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ANGZHOU LINAN XINLAN IMPORT &amp; EXPORT CO. LTD</text:p>
          </table:table-cell>
          <table:table-cell office:value-type="float" office:value="889414655" calcext:value-type="float">
            <text:p>889414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737.81</text:p>
          </table:table-cell>
          <table:table-cell office:value-type="string" calcext:value-type="string">
            <text:p>SMT20220322</text:p>
          </table:table-cell>
          <table:table-cell office:value-type="string" calcext:value-type="string">
            <text:p>22407.94</text:p>
          </table:table-cell>
          <table:table-cell office:value-type="string" calcext:value-type="string">
            <text:p>227.22</text:p>
          </table:table-cell>
          <table:table-cell table:number-columns-repeated="2" office:value-type="string" calcext:value-type="string">
            <text:p>125372.97</text:p>
          </table:table-cell>
          <table:table-cell office:value-type="string" calcext:value-type="string">
            <text:p>7094.1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199977417" calcext:value-type="float">
            <text:p>199977417</text:p>
          </table:table-cell>
          <table:table-cell office:value-type="float" office:value="190238152" calcext:value-type="float">
            <text:p>190238152</text:p>
          </table:table-cell>
          <table:table-cell office:value-type="float" office:value="9739265" calcext:value-type="float">
            <text:p>9739265</text:p>
          </table:table-cell>
          <table:table-cell office:value-type="string" calcext:value-type="string">
            <text:p>NUEVE MILLON SETECIENTOS TREINTA Y NUEVE MIL DOSCIENTOS SES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484160326771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3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0280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739183685" calcext:value-type="float">
            <text:p>739183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778.45</text:p>
          </table:table-cell>
          <table:table-cell office:value-type="string" calcext:value-type="string">
            <text:p>32/2022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1017.78</text:p>
          </table:table-cell>
          <table:table-cell table:number-columns-repeated="2" office:value-type="string" calcext:value-type="string">
            <text:p>104196.23</text:p>
          </table:table-cell>
          <table:table-cell office:value-type="string" calcext:value-type="string">
            <text:p>7094.1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1184859" calcext:value-type="float">
            <text:p>91184859</text:p>
          </table:table-cell>
          <table:table-cell office:value-type="float" office:value="81025191" calcext:value-type="float">
            <text:p>81025191</text:p>
          </table:table-cell>
          <table:table-cell office:value-type="float" office:value="10159668" calcext:value-type="float">
            <text:p>10159668</text:p>
          </table:table-cell>
          <table:table-cell office:value-type="string" calcext:value-type="string">
            <text:p>DIEZ MILLONES CIENTO CINCUENTA Y NUEVE MIL SEISCIENTOS SES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358863095037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3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20283K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32515753" calcext:value-type="float">
            <text:p>32515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42.04</text:p>
          </table:table-cell>
          <table:table-cell office:value-type="string" calcext:value-type="string">
            <text:p>33/2022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41.42</text:p>
          </table:table-cell>
          <table:table-cell table:number-columns-repeated="2" office:value-type="string" calcext:value-type="string">
            <text:p>4583.46</text:p>
          </table:table-cell>
          <table:table-cell office:value-type="string" calcext:value-type="string">
            <text:p>7094.1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923146" calcext:value-type="float">
            <text:p>7923146</text:p>
          </table:table-cell>
          <table:table-cell office:value-type="float" office:value="5733867" calcext:value-type="float">
            <text:p>5733867</text:p>
          </table:table-cell>
          <table:table-cell office:value-type="float" office:value="2189279" calcext:value-type="float">
            <text:p>2189279</text:p>
          </table:table-cell>
          <table:table-cell office:value-type="string" calcext:value-type="string">
            <text:p>DOS MILLON CIENTO OCHENTA Y NUEVE MIL DOSCIENTOS SET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3670998484949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27</text:p>
          </table:table-cell>
          <table:table-cell office:value-type="string" calcext:value-type="string">
            <text:p>DROGUERIA DEL PARAGUAY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O MEDICO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AIR EUROPA LINEAS AEREAS S.A.U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20237G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EMED SP. ZO.SP.K</text:p>
          </table:table-cell>
          <table:table-cell office:value-type="float" office:value="64637527" calcext:value-type="float">
            <text:p>64637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06.63</text:p>
          </table:table-cell>
          <table:table-cell office:value-type="string" calcext:value-type="string">
            <text:p>2633/2022</text:p>
          </table:table-cell>
          <table:table-cell office:value-type="string" calcext:value-type="string">
            <text:p>1127.95</text:p>
          </table:table-cell>
          <table:table-cell office:value-type="string" calcext:value-type="string">
            <text:p>49.23</text:p>
          </table:table-cell>
          <table:table-cell table:number-columns-repeated="2" office:value-type="string" calcext:value-type="string">
            <text:p>9583.81</text:p>
          </table:table-cell>
          <table:table-cell office:value-type="string" calcext:value-type="string">
            <text:p>6744.4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24246178" calcext:value-type="float">
            <text:p>24246178</text:p>
          </table:table-cell>
          <table:table-cell office:value-type="float" office:value="0" calcext:value-type="float">
            <text:p>0</text:p>
          </table:table-cell>
          <table:table-cell office:value-type="float" office:value="24246178" calcext:value-type="float">
            <text:p>24246178</text:p>
          </table:table-cell>
          <table:table-cell office:value-type="string" calcext:value-type="string">
            <text:p>VEINTE Y CUATRO MILLONES DOSCIENTOS CUARENTA Y SEIS MIL CIENTO SET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510992646732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2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RODO RIVA TRANSPORTES LTDA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503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AQUINAS AGRICOLAS JACTO S/A</text:p>
          </table:table-cell>
          <table:table-cell office:value-type="float" office:value="11592158" calcext:value-type="float">
            <text:p>11592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9.52</text:p>
          </table:table-cell>
          <table:table-cell office:value-type="string" calcext:value-type="string">
            <text:p>JMA0335E22</text:p>
          </table:table-cell>
          <table:table-cell office:value-type="string" calcext:value-type="string">
            <text:p>253.49</text:p>
          </table:table-cell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1653.83</text:p>
          </table:table-cell>
          <table:table-cell office:value-type="string" calcext:value-type="string">
            <text:p>7009.2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CIP</text:p>
          </table:table-cell>
          <table:table-cell office:value-type="float" office:value="5371990" calcext:value-type="float">
            <text:p>5371990</text:p>
          </table:table-cell>
          <table:table-cell office:value-type="float" office:value="1307693" calcext:value-type="float">
            <text:p>1307693</text:p>
          </table:table-cell>
          <table:table-cell office:value-type="float" office:value="4064297" calcext:value-type="float">
            <text:p>4064297</text:p>
          </table:table-cell>
          <table:table-cell office:value-type="string" calcext:value-type="string">
            <text:p>CUATRO MILLON SESENTA Y CUATRO MIL DOSCIENTOS NOV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341587131576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22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9675A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488202249" calcext:value-type="float">
            <text:p>488202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464.32</text:p>
          </table:table-cell>
          <table:table-cell office:value-type="string" calcext:value-type="string">
            <text:p>WKRY2227</text:p>
          </table:table-cell>
          <table:table-cell office:value-type="string" calcext:value-type="string">
            <text:p>6624.64</text:p>
          </table:table-cell>
          <table:table-cell office:value-type="string" calcext:value-type="string">
            <text:p>624.64</text:p>
          </table:table-cell>
          <table:table-cell table:number-columns-repeated="2" office:value-type="string" calcext:value-type="string">
            <text:p>69713.6</text:p>
          </table:table-cell>
          <table:table-cell office:value-type="string" calcext:value-type="string">
            <text:p>7002.9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66745436" calcext:value-type="float">
            <text:p>66745436</text:p>
          </table:table-cell>
          <table:table-cell office:value-type="float" office:value="53856144" calcext:value-type="float">
            <text:p>53856144</text:p>
          </table:table-cell>
          <table:table-cell office:value-type="float" office:value="12889292" calcext:value-type="float">
            <text:p>12889292</text:p>
          </table:table-cell>
          <table:table-cell office:value-type="string" calcext:value-type="string">
            <text:p>DOCE MILLONES OCHOCIENTOS OCHENTA Y NUEVE MIL DOSCIENTOS NOVE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DERECHO ADUANERO MP</text:p>
          </table:table-cell>
          <table:table-cell office:value-type="float" office:value="68348315" calcext:value-type="float">
            <text:p>68348315</text:p>
          </table:table-cell>
          <table:table-cell office:value-type="string" calcext:value-type="string">
            <text:p>13.6716772888115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1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9195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91762176" calcext:value-type="float">
            <text:p>591762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213.12</text:p>
          </table:table-cell>
          <table:table-cell office:value-type="string" calcext:value-type="string">
            <text:p>30/2022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822.13</text:p>
          </table:table-cell>
          <table:table-cell table:number-columns-repeated="2" office:value-type="string" calcext:value-type="string">
            <text:p>84735.25</text:p>
          </table:table-cell>
          <table:table-cell office:value-type="string" calcext:value-type="string">
            <text:p>6983.6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3946614" calcext:value-type="float">
            <text:p>73946614</text:p>
          </table:table-cell>
          <table:table-cell office:value-type="float" office:value="64912057" calcext:value-type="float">
            <text:p>64912057</text:p>
          </table:table-cell>
          <table:table-cell office:value-type="float" office:value="9034557" calcext:value-type="float">
            <text:p>9034557</text:p>
          </table:table-cell>
          <table:table-cell office:value-type="string" calcext:value-type="string">
            <text:p>NUEVE MILLON TREINTA Y CUATRO MIL QUINIENTOS CINCU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960021101450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1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489D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828074" calcext:value-type="float">
            <text:p>5828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7.26</text:p>
          </table:table-cell>
          <table:table-cell office:value-type="string" calcext:value-type="string">
            <text:p>31/202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.27</text:p>
          </table:table-cell>
          <table:table-cell table:number-columns-repeated="2" office:value-type="string" calcext:value-type="string">
            <text:p>834.53</text:p>
          </table:table-cell>
          <table:table-cell office:value-type="string" calcext:value-type="string">
            <text:p>6983.6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2480380" calcext:value-type="float">
            <text:p>2480380</text:p>
          </table:table-cell>
          <table:table-cell office:value-type="float" office:value="808297" calcext:value-type="float">
            <text:p>808297</text:p>
          </table:table-cell>
          <table:table-cell office:value-type="float" office:value="1672083" calcext:value-type="float">
            <text:p>1672083</text:p>
          </table:table-cell>
          <table:table-cell office:value-type="string" calcext:value-type="string">
            <text:p>UN MILLON SEISCIENTOS SETENTA Y DOS MIL OCH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559171348888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13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BRICANTE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8820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GRICOPEL COMERCIO E DERIVADOS DE PETROLEO LTDA</text:p>
          </table:table-cell>
          <table:table-cell office:value-type="float" office:value="47524743" calcext:value-type="float">
            <text:p>4752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60.52</text:p>
          </table:table-cell>
          <table:table-cell office:value-type="float" office:value="38652" calcext:value-type="float">
            <text:p>38652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62.61</text:p>
          </table:table-cell>
          <table:table-cell table:number-columns-repeated="2" office:value-type="string" calcext:value-type="string">
            <text:p>6853.13</text:p>
          </table:table-cell>
          <table:table-cell office:value-type="string" calcext:value-type="string">
            <text:p>6934.7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6204521" calcext:value-type="float">
            <text:p>16204521</text:p>
          </table:table-cell>
          <table:table-cell office:value-type="float" office:value="8390664" calcext:value-type="float">
            <text:p>8390664</text:p>
          </table:table-cell>
          <table:table-cell office:value-type="float" office:value="7813857" calcext:value-type="float">
            <text:p>7813857</text:p>
          </table:table-cell>
          <table:table-cell office:value-type="string" calcext:value-type="string">
            <text:p>SIETE MILLON OCHOCIENTOS TRECE MIL OCHOCIENTOS CINCU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097019735593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9-0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1002796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363308087" calcext:value-type="float">
            <text:p>36330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503.9</text:p>
          </table:table-cell>
          <table:table-cell office:value-type="string" calcext:value-type="string">
            <text:p>001-002-0000302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52503.9</text:p>
          </table:table-cell>
          <table:table-cell office:value-type="string" calcext:value-type="string">
            <text:p>6919.6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526258" calcext:value-type="float">
            <text:p>3526258</text:p>
          </table:table-cell>
          <table:table-cell office:value-type="float" office:value="0" calcext:value-type="float">
            <text:p>0</text:p>
          </table:table-cell>
          <table:table-cell office:value-type="float" office:value="3526258" calcext:value-type="float">
            <text:p>3526258</text:p>
          </table:table-cell>
          <table:table-cell office:value-type="string" calcext:value-type="string">
            <text:p>TRES MILLON QUINIENTOS VEINTE Y SEIS MIL DOSCIENTOS CINCU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9716702645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8600K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36823801" calcext:value-type="float">
            <text:p>636823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139.8</text:p>
          </table:table-cell>
          <table:table-cell office:value-type="string" calcext:value-type="string">
            <text:p>28/2022</text:p>
          </table:table-cell>
          <table:table-cell office:value-type="string" calcext:value-type="string">
            <text:p>950.0</text:p>
          </table:table-cell>
          <table:table-cell office:value-type="string" calcext:value-type="string">
            <text:p>901.4</text:p>
          </table:table-cell>
          <table:table-cell table:number-columns-repeated="2" office:value-type="string" calcext:value-type="string">
            <text:p>91991.2</text:p>
          </table:table-cell>
          <table:table-cell office:value-type="string" calcext:value-type="string">
            <text:p>6922.6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8944553" calcext:value-type="float">
            <text:p>78944553</text:p>
          </table:table-cell>
          <table:table-cell office:value-type="float" office:value="69813830" calcext:value-type="float">
            <text:p>69813830</text:p>
          </table:table-cell>
          <table:table-cell office:value-type="float" office:value="9130723" calcext:value-type="float">
            <text:p>9130723</text:p>
          </table:table-cell>
          <table:table-cell office:value-type="string" calcext:value-type="string">
            <text:p>NUEVE MILLON CIENTO TREINTA MIL SETECIENTOS VEINTE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966084301550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8596B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80983423" calcext:value-type="float">
            <text:p>80983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691.4</text:p>
          </table:table-cell>
          <table:table-cell office:value-type="string" calcext:value-type="string">
            <text:p>026PY/2022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06.91</text:p>
          </table:table-cell>
          <table:table-cell table:number-columns-repeated="2" office:value-type="string" calcext:value-type="string">
            <text:p>11698.31</text:p>
          </table:table-cell>
          <table:table-cell office:value-type="string" calcext:value-type="string">
            <text:p>6922.6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2759785" calcext:value-type="float">
            <text:p>12759785</text:p>
          </table:table-cell>
          <table:table-cell office:value-type="float" office:value="9022198" calcext:value-type="float">
            <text:p>9022198</text:p>
          </table:table-cell>
          <table:table-cell office:value-type="float" office:value="3737587" calcext:value-type="float">
            <text:p>3737587</text:p>
          </table:table-cell>
          <table:table-cell office:value-type="string" calcext:value-type="string">
            <text:p>TRES MILLON SETECIENTOS TREINTA Y SIETE MIL QUINIENTOS OCH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560455304538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8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8505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CISA INDUSTRIA COM. E REP. EQUIP. AGRICOLAS EIRELI</text:p>
          </table:table-cell>
          <table:table-cell office:value-type="float" office:value="71361710" calcext:value-type="float">
            <text:p>7136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58.63</text:p>
          </table:table-cell>
          <table:table-cell office:value-type="string" calcext:value-type="string">
            <text:p>01 PU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98.59</text:p>
          </table:table-cell>
          <table:table-cell table:number-columns-repeated="2" office:value-type="string" calcext:value-type="string">
            <text:p>10327.22</text:p>
          </table:table-cell>
          <table:table-cell office:value-type="string" calcext:value-type="string">
            <text:p>6910.0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1220235" calcext:value-type="float">
            <text:p>11220235</text:p>
          </table:table-cell>
          <table:table-cell office:value-type="float" office:value="7884421" calcext:value-type="float">
            <text:p>7884421</text:p>
          </table:table-cell>
          <table:table-cell office:value-type="float" office:value="3335814" calcext:value-type="float">
            <text:p>3335814</text:p>
          </table:table-cell>
          <table:table-cell office:value-type="string" calcext:value-type="string">
            <text:p>TRES MILLON TRECIENTOS TREINTA Y CINCO MIL OCHOCIENTOS CATOR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230467151081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9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. AGRIC.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8593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GROSYSTEM IND. IMP E EXP. LTDA</text:p>
          </table:table-cell>
          <table:table-cell office:value-type="float" office:value="169602609" calcext:value-type="float">
            <text:p>1696026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663.0</text:p>
          </table:table-cell>
          <table:table-cell office:value-type="float" office:value="20220508" calcext:value-type="float">
            <text:p>20220508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226.63</text:p>
          </table:table-cell>
          <table:table-cell office:value-type="string" calcext:value-type="string">
            <text:p>24399.63</text:p>
          </table:table-cell>
          <table:table-cell office:value-type="string" calcext:value-type="string">
            <text:p>24499.63</text:p>
          </table:table-cell>
          <table:table-cell office:value-type="string" calcext:value-type="string">
            <text:p>6922.6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23204049" calcext:value-type="float">
            <text:p>23204049</text:p>
          </table:table-cell>
          <table:table-cell office:value-type="float" office:value="18643764" calcext:value-type="float">
            <text:p>18643764</text:p>
          </table:table-cell>
          <table:table-cell office:value-type="float" office:value="4560285" calcext:value-type="float">
            <text:p>4560285</text:p>
          </table:table-cell>
          <table:table-cell office:value-type="string" calcext:value-type="string">
            <text:p>CUATRO MILLON QUINIENTOS SESENTA MIL DOSCIENTOS OCH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814222002917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2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CTRONICO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8180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LECTROLUX DO BRASIL S.A.</text:p>
          </table:table-cell>
          <table:table-cell office:value-type="float" office:value="93538344" calcext:value-type="float">
            <text:p>935383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2594.9</text:p>
          </table:table-cell>
          <table:table-cell office:value-type="string" calcext:value-type="string">
            <text:p>WDST01531-22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125.95</text:p>
          </table:table-cell>
          <table:table-cell office:value-type="string" calcext:value-type="string">
            <text:p>13420.85</text:p>
          </table:table-cell>
          <table:table-cell office:value-type="string" calcext:value-type="string">
            <text:p>13521.85</text:p>
          </table:table-cell>
          <table:table-cell office:value-type="string" calcext:value-type="string">
            <text:p>6917.5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6124279" calcext:value-type="float">
            <text:p>16124279</text:p>
          </table:table-cell>
          <table:table-cell office:value-type="float" office:value="12958906" calcext:value-type="float">
            <text:p>12958906</text:p>
          </table:table-cell>
          <table:table-cell office:value-type="float" office:value="3165373" calcext:value-type="float">
            <text:p>3165373</text:p>
          </table:table-cell>
          <table:table-cell office:value-type="string" calcext:value-type="string">
            <text:p>TRES MILLON CIENTO SESENTA Y CINCO MIL TRECIENTOS SET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2381488814897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2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CTRONICO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8181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MICOL ELETRO ELETRONICA S.A.</text:p>
          </table:table-cell>
          <table:table-cell office:value-type="float" office:value="46203488" calcext:value-type="float">
            <text:p>4620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19.95</text:p>
          </table:table-cell>
          <table:table-cell office:value-type="string" calcext:value-type="string">
            <text:p>0257.22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59.2</text:p>
          </table:table-cell>
          <table:table-cell table:number-columns-repeated="2" office:value-type="string" calcext:value-type="string">
            <text:p>6679.15</text:p>
          </table:table-cell>
          <table:table-cell office:value-type="string" calcext:value-type="string">
            <text:p>6917.5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454092" calcext:value-type="float">
            <text:p>7454092</text:p>
          </table:table-cell>
          <table:table-cell office:value-type="float" office:value="5406084" calcext:value-type="float">
            <text:p>5406084</text:p>
          </table:table-cell>
          <table:table-cell office:value-type="float" office:value="2048008" calcext:value-type="float">
            <text:p>2048008</text:p>
          </table:table-cell>
          <table:table-cell office:value-type="string" calcext:value-type="string">
            <text:p>DOS MILLON CUARENTA Y OCHO MIL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331802482098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31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UEST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RE4003771A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1020381" calcext:value-type="float">
            <text:p>1020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.01</text:p>
          </table:table-cell>
          <table:table-cell office:value-type="string" calcext:value-type="string">
            <text:p>QL305211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48.01</text:p>
          </table:table-cell>
          <table:table-cell office:value-type="string" calcext:value-type="string">
            <text:p>6894.0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RE4</text:p>
          </table:table-cell>
          <table:table-cell office:value-type="string" calcext:value-type="string">
            <text:p>EXW</text:p>
          </table:table-cell>
          <table:table-cell office:value-type="float" office:value="1906366" calcext:value-type="float">
            <text:p>1906366</text:p>
          </table:table-cell>
          <table:table-cell office:value-type="float" office:value="0" calcext:value-type="float">
            <text:p>0</text:p>
          </table:table-cell>
          <table:table-cell office:value-type="float" office:value="1906366" calcext:value-type="float">
            <text:p>1906366</text:p>
          </table:table-cell>
          <table:table-cell office:value-type="string" calcext:value-type="string">
            <text:p>UN MILLON NOVECIENTOS SEIS MIL TRECIENTOS SESE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.828841383757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2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TAM LINHAS AEREA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18438Z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FJ DYNAMICS INTERNATIONAL LIMITED</text:p>
          </table:table-cell>
          <table:table-cell office:value-type="float" office:value="117882310" calcext:value-type="float">
            <text:p>117882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00.0</text:p>
          </table:table-cell>
          <table:table-cell office:value-type="float" office:value="220818007" calcext:value-type="float">
            <text:p>220818007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141.0</text:p>
          </table:table-cell>
          <table:table-cell table:number-columns-repeated="2" office:value-type="string" calcext:value-type="string">
            <text:p>17041.0</text:p>
          </table:table-cell>
          <table:table-cell office:value-type="string" calcext:value-type="string">
            <text:p>6917.5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DDU</text:p>
          </table:table-cell>
          <table:table-cell office:value-type="float" office:value="36237221" calcext:value-type="float">
            <text:p>36237221</text:p>
          </table:table-cell>
          <table:table-cell office:value-type="float" office:value="29705564" calcext:value-type="float">
            <text:p>29705564</text:p>
          </table:table-cell>
          <table:table-cell office:value-type="float" office:value="6531657" calcext:value-type="float">
            <text:p>6531657</text:p>
          </table:table-cell>
          <table:table-cell office:value-type="string" calcext:value-type="string">
            <text:p>SEIS MILLON QUINIENTOS TREINTA Y UN MIL SEISCIENTOS CINCU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7401687326961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1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8041J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FORMULA SURFACTANTES LTDA</text:p>
          </table:table-cell>
          <table:table-cell office:value-type="float" office:value="60700847" calcext:value-type="float">
            <text:p>60700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00.0</text:p>
          </table:table-cell>
          <table:table-cell office:value-type="string" calcext:value-type="string">
            <text:p>F007/2022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82.0</text:p>
          </table:table-cell>
          <table:table-cell table:number-columns-repeated="2" office:value-type="string" calcext:value-type="string">
            <text:p>8792.0</text:p>
          </table:table-cell>
          <table:table-cell office:value-type="string" calcext:value-type="string">
            <text:p>6904.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0369717" calcext:value-type="float">
            <text:p>10369717</text:p>
          </table:table-cell>
          <table:table-cell office:value-type="float" office:value="6716843" calcext:value-type="float">
            <text:p>6716843</text:p>
          </table:table-cell>
          <table:table-cell office:value-type="float" office:value="3652874" calcext:value-type="float">
            <text:p>3652874</text:p>
          </table:table-cell>
          <table:table-cell office:value-type="string" calcext:value-type="string">
            <text:p>TRES MILLON SEISCIENTOS CINCUENTA Y DOS MIL OCHOCIENTOS SET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083315163625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1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M04000461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354958" calcext:value-type="float">
            <text:p>5354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0.91</text:p>
          </table:table-cell>
          <table:table-cell office:value-type="string" calcext:value-type="string">
            <text:p>27/2022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4.71</text:p>
          </table:table-cell>
          <table:table-cell table:number-columns-repeated="2" office:value-type="string" calcext:value-type="string">
            <text:p>775.62</text:p>
          </table:table-cell>
          <table:table-cell office:value-type="string" calcext:value-type="string">
            <text:p>6904.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2010317" calcext:value-type="float">
            <text:p>2010317</text:p>
          </table:table-cell>
          <table:table-cell office:value-type="float" office:value="624023" calcext:value-type="float">
            <text:p>624023</text:p>
          </table:table-cell>
          <table:table-cell office:value-type="float" office:value="1386294" calcext:value-type="float">
            <text:p>1386294</text:p>
          </table:table-cell>
          <table:table-cell office:value-type="string" calcext:value-type="string">
            <text:p>UN MILLON TRECIENTOS OCHENTA Y SEIS MIL DOSCIENTOS NOV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541228147821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9-01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7962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757305758" calcext:value-type="float">
            <text:p>757305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118.1</text:p>
          </table:table-cell>
          <table:table-cell office:value-type="string" calcext:value-type="string">
            <text:p>26/2022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1071.18</text:p>
          </table:table-cell>
          <table:table-cell table:number-columns-repeated="2" office:value-type="string" calcext:value-type="string">
            <text:p>109689.28</text:p>
          </table:table-cell>
          <table:table-cell office:value-type="string" calcext:value-type="string">
            <text:p>6904.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3071716" calcext:value-type="float">
            <text:p>93071716</text:p>
          </table:table-cell>
          <table:table-cell office:value-type="float" office:value="83009014" calcext:value-type="float">
            <text:p>83009014</text:p>
          </table:table-cell>
          <table:table-cell office:value-type="float" office:value="10062702" calcext:value-type="float">
            <text:p>10062702</text:p>
          </table:table-cell>
          <table:table-cell office:value-type="string" calcext:value-type="string">
            <text:p>DIEZ MILLONES SESENTA Y DOS MIL SETECIENTOS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89846606448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2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7699E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76785271" calcext:value-type="float">
            <text:p>676785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614.66</text:p>
          </table:table-cell>
          <table:table-cell office:value-type="string" calcext:value-type="string">
            <text:p>25/2022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956.15</text:p>
          </table:table-cell>
          <table:table-cell table:number-columns-repeated="2" office:value-type="string" calcext:value-type="string">
            <text:p>98370.81</text:p>
          </table:table-cell>
          <table:table-cell office:value-type="string" calcext:value-type="string">
            <text:p>6879.9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81207582" calcext:value-type="float">
            <text:p>81207582</text:p>
          </table:table-cell>
          <table:table-cell office:value-type="float" office:value="74190408" calcext:value-type="float">
            <text:p>74190408</text:p>
          </table:table-cell>
          <table:table-cell office:value-type="float" office:value="7017174" calcext:value-type="float">
            <text:p>7017174</text:p>
          </table:table-cell>
          <table:table-cell office:value-type="string" calcext:value-type="string">
            <text:p>SIETE MILLON DIECISIETE MIL CIENTO SET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999017336770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29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7683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191428139" calcext:value-type="float">
            <text:p>191428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49.6</text:p>
          </table:table-cell>
          <table:table-cell office:value-type="string" calcext:value-type="string">
            <text:p>HSBR220818-2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269.5</text:p>
          </table:table-cell>
          <table:table-cell table:number-columns-repeated="2" office:value-type="string" calcext:value-type="string">
            <text:p>27824.1</text:p>
          </table:table-cell>
          <table:table-cell office:value-type="string" calcext:value-type="string">
            <text:p>6879.9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26769133" calcext:value-type="float">
            <text:p>26769133</text:p>
          </table:table-cell>
          <table:table-cell office:value-type="float" office:value="21034097" calcext:value-type="float">
            <text:p>21034097</text:p>
          </table:table-cell>
          <table:table-cell office:value-type="float" office:value="5735036" calcext:value-type="float">
            <text:p>5735036</text:p>
          </table:table-cell>
          <table:table-cell office:value-type="string" calcext:value-type="string">
            <text:p>CINCO MILLON SETECIENTOS TREINTA Y CINCO MIL TREI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98390703678104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24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7324M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30259853" calcext:value-type="float">
            <text:p>630259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033.0</text:p>
          </table:table-cell>
          <table:table-cell office:value-type="string" calcext:value-type="string">
            <text:p>24/2022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890.33</text:p>
          </table:table-cell>
          <table:table-cell table:number-columns-repeated="2" office:value-type="string" calcext:value-type="string">
            <text:p>91523.33</text:p>
          </table:table-cell>
          <table:table-cell office:value-type="string" calcext:value-type="string">
            <text:p>6886.3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8805841" calcext:value-type="float">
            <text:p>78805841</text:p>
          </table:table-cell>
          <table:table-cell office:value-type="float" office:value="69094945" calcext:value-type="float">
            <text:p>69094945</text:p>
          </table:table-cell>
          <table:table-cell office:value-type="float" office:value="9710896" calcext:value-type="float">
            <text:p>9710896</text:p>
          </table:table-cell>
          <table:table-cell office:value-type="string" calcext:value-type="string">
            <text:p>NUEVE MILLON SETECIENTOS DIEZ MIL OCHOCIENTOS NOVE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5037063085787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8-23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2629L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343928187" calcext:value-type="float">
            <text:p>343928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902.74</text:p>
          </table:table-cell>
          <table:table-cell office:value-type="string" calcext:value-type="string">
            <text:p>001-002-0000231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49902.74</text:p>
          </table:table-cell>
          <table:table-cell office:value-type="string" calcext:value-type="string">
            <text:p>6891.9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494800" calcext:value-type="float">
            <text:p>3494800</text:p>
          </table:table-cell>
          <table:table-cell office:value-type="float" office:value="0" calcext:value-type="float">
            <text:p>0</text:p>
          </table:table-cell>
          <table:table-cell office:value-type="float" office:value="3494800" calcext:value-type="float">
            <text:p>3494800</text:p>
          </table:table-cell>
          <table:table-cell office:value-type="string" calcext:value-type="string">
            <text:p>TRES MILLON CUATROCIENTOS NOVENTA Y CUATRO MIL OCHOCIENT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1614236113773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22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7095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BSC QUIMICA LTDA</text:p>
          </table:table-cell>
          <table:table-cell office:value-type="float" office:value="33890579" calcext:value-type="float">
            <text:p>33890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010/2022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42.0</text:p>
          </table:table-cell>
          <table:table-cell table:number-columns-repeated="2" office:value-type="string" calcext:value-type="string">
            <text:p>4922.0</text:p>
          </table:table-cell>
          <table:table-cell office:value-type="string" calcext:value-type="string">
            <text:p>6885.5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7399557" calcext:value-type="float">
            <text:p>7399557</text:p>
          </table:table-cell>
          <table:table-cell office:value-type="float" office:value="3780583" calcext:value-type="float">
            <text:p>3780583</text:p>
          </table:table-cell>
          <table:table-cell office:value-type="float" office:value="3618974" calcext:value-type="float">
            <text:p>3618974</text:p>
          </table:table-cell>
          <table:table-cell office:value-type="string" calcext:value-type="string">
            <text:p>TRES MILLON SEISCIENTOS DIECIOCHO MIL NOVECIENTOS SET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336694690285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17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LVERIZADOR</text:p>
          </table:table-cell>
          <table:table-cell office:value-type="string" calcext:value-type="string">
            <text:p>MARGINAL ESTE C8 MARCIAL SAMA / PARAGUAY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17190K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72454642" calcext:value-type="float">
            <text:p>72454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34.0</text:p>
          </table:table-cell>
          <table:table-cell office:value-type="string" calcext:value-type="string">
            <text:p>QQ14471/QP19351</text:p>
          </table:table-cell>
          <table:table-cell office:value-type="string" calcext:value-type="string">
            <text:p>99.31</text:p>
          </table:table-cell>
          <table:table-cell office:value-type="string" calcext:value-type="string">
            <text:p>103.34</text:p>
          </table:table-cell>
          <table:table-cell table:number-columns-repeated="2" office:value-type="string" calcext:value-type="string">
            <text:p>10536.65</text:p>
          </table:table-cell>
          <table:table-cell office:value-type="string" calcext:value-type="string">
            <text:p>6876.4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2092986" calcext:value-type="float">
            <text:p>12092986</text:p>
          </table:table-cell>
          <table:table-cell office:value-type="float" office:value="7967415" calcext:value-type="float">
            <text:p>7967415</text:p>
          </table:table-cell>
          <table:table-cell office:value-type="float" office:value="4125571" calcext:value-type="float">
            <text:p>4125571</text:p>
          </table:table-cell>
          <table:table-cell office:value-type="string" calcext:value-type="string">
            <text:p>CUATRO MILLON CIENTO VEINTE Y CINCO MIL QUINIENTOS SET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6904226785083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19</text:p>
          </table:table-cell>
          <table:table-cell office:value-type="string" calcext:value-type="string">
            <text:p>IL MONDO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NDOLAS</text:p>
          </table:table-cell>
          <table:table-cell office:value-type="string" calcext:value-type="string">
            <text:p>RIO PILCOMAYO CASI YACARE VALI / PARAGUAY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UNITRANSPORT RODOV EIRELLI ME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6964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PROJEMARKET REPRESENTACAO E ENGENHARIA LTDA</text:p>
          </table:table-cell>
          <table:table-cell office:value-type="float" office:value="856900283" calcext:value-type="float">
            <text:p>856900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913.9</text:p>
          </table:table-cell>
          <table:table-cell office:value-type="string" calcext:value-type="string">
            <text:p>06/2022 07/2022</text:p>
          </table:table-cell>
          <table:table-cell office:value-type="string" calcext:value-type="string">
            <text:p>2356.4</text:p>
          </table:table-cell>
          <table:table-cell office:value-type="string" calcext:value-type="string">
            <text:p>1209.14</text:p>
          </table:table-cell>
          <table:table-cell table:number-columns-repeated="2" office:value-type="string" calcext:value-type="string">
            <text:p>124479.44</text:p>
          </table:table-cell>
          <table:table-cell office:value-type="string" calcext:value-type="string">
            <text:p>6883.8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06872468" calcext:value-type="float">
            <text:p>106872468</text:p>
          </table:table-cell>
          <table:table-cell office:value-type="float" office:value="93967364" calcext:value-type="float">
            <text:p>93967364</text:p>
          </table:table-cell>
          <table:table-cell office:value-type="float" office:value="12905104" calcext:value-type="float">
            <text:p>12905104</text:p>
          </table:table-cell>
          <table:table-cell office:value-type="string" calcext:value-type="string">
            <text:p>DOCE MILLONES NOVECIENTOS CINCO MIL CIENTO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719842110263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1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7002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34721537" calcext:value-type="float">
            <text:p>534721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116.3</text:p>
          </table:table-cell>
          <table:table-cell office:value-type="string" calcext:value-type="string">
            <text:p>22/2022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761.16</text:p>
          </table:table-cell>
          <table:table-cell table:number-columns-repeated="2" office:value-type="string" calcext:value-type="string">
            <text:p>77677.46</text:p>
          </table:table-cell>
          <table:table-cell office:value-type="string" calcext:value-type="string">
            <text:p>6883.8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68637814" calcext:value-type="float">
            <text:p>68637814</text:p>
          </table:table-cell>
          <table:table-cell office:value-type="float" office:value="59134810" calcext:value-type="float">
            <text:p>59134810</text:p>
          </table:table-cell>
          <table:table-cell office:value-type="float" office:value="9503004" calcext:value-type="float">
            <text:p>9503004</text:p>
          </table:table-cell>
          <table:table-cell office:value-type="string" calcext:value-type="string">
            <text:p>NUEVE MILLON QUINIENTOS TRES MIL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83617906716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1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7008L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23909815" calcext:value-type="float">
            <text:p>2390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46.84</text:p>
          </table:table-cell>
          <table:table-cell office:value-type="string" calcext:value-type="string">
            <text:p>23/2022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26.47</text:p>
          </table:table-cell>
          <table:table-cell table:number-columns-repeated="2" office:value-type="string" calcext:value-type="string">
            <text:p>3473.31</text:p>
          </table:table-cell>
          <table:table-cell office:value-type="string" calcext:value-type="string">
            <text:p>6883.8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5185616" calcext:value-type="float">
            <text:p>5185616</text:p>
          </table:table-cell>
          <table:table-cell office:value-type="float" office:value="2833696" calcext:value-type="float">
            <text:p>2833696</text:p>
          </table:table-cell>
          <table:table-cell office:value-type="float" office:value="2351920" calcext:value-type="float">
            <text:p>2351920</text:p>
          </table:table-cell>
          <table:table-cell office:value-type="string" calcext:value-type="string">
            <text:p>DOS MILLON TRECIENTOS CINCUENTA Y UN MIL NOVECIENTOS VEIN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6882313811294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09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AIR EXPRES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16590N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41646145" calcext:value-type="float">
            <text:p>4164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17.85</text:p>
          </table:table-cell>
          <table:table-cell office:value-type="string" calcext:value-type="string">
            <text:p>QN10161</text:p>
          </table:table-cell>
          <table:table-cell office:value-type="string" calcext:value-type="string">
            <text:p>287.9</text:p>
          </table:table-cell>
          <table:table-cell office:value-type="string" calcext:value-type="string">
            <text:p>57.18</text:p>
          </table:table-cell>
          <table:table-cell table:number-columns-repeated="2" office:value-type="string" calcext:value-type="string">
            <text:p>6062.93</text:p>
          </table:table-cell>
          <table:table-cell office:value-type="string" calcext:value-type="string">
            <text:p>6868.9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887087" calcext:value-type="float">
            <text:p>7887087</text:p>
          </table:table-cell>
          <table:table-cell office:value-type="float" office:value="4582518" calcext:value-type="float">
            <text:p>4582518</text:p>
          </table:table-cell>
          <table:table-cell office:value-type="float" office:value="3304569" calcext:value-type="float">
            <text:p>3304569</text:p>
          </table:table-cell>
          <table:table-cell office:value-type="string" calcext:value-type="string">
            <text:p>TRES MILLON TRECIENTOS CUATRO MIL QUINIENTOS SES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9383363093991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04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MPARA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TSM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0IC04009498A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IGNIFY URUGUAY S.A.</text:p>
          </table:table-cell>
          <table:table-cell office:value-type="float" office:value="441003830" calcext:value-type="float">
            <text:p>441003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806.78</text:p>
          </table:table-cell>
          <table:table-cell office:value-type="string" calcext:value-type="string">
            <text:p>2634/35/36/47/48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608.07</text:p>
          </table:table-cell>
          <table:table-cell table:number-columns-repeated="2" office:value-type="string" calcext:value-type="string">
            <text:p>64214.85</text:p>
          </table:table-cell>
          <table:table-cell office:value-type="string" calcext:value-type="string">
            <text:p>6867.6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33964660" calcext:value-type="float">
            <text:p>133964660</text:p>
          </table:table-cell>
          <table:table-cell office:value-type="float" office:value="126814724" calcext:value-type="float">
            <text:p>126814724</text:p>
          </table:table-cell>
          <table:table-cell office:value-type="float" office:value="7149936" calcext:value-type="float">
            <text:p>7149936</text:p>
          </table:table-cell>
          <table:table-cell office:value-type="string" calcext:value-type="string">
            <text:p>SIETE MILLON CIENTO CUARENTA Y NUEVE MIL NOVECIENTOS TREI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377210102687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8-01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5515M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783713194" calcext:value-type="float">
            <text:p>783713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315.0</text:p>
          </table:table-cell>
          <table:table-cell office:value-type="string" calcext:value-type="string">
            <text:p>21/2022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1113.15</text:p>
          </table:table-cell>
          <table:table-cell table:number-columns-repeated="2" office:value-type="string" calcext:value-type="string">
            <text:p>114028.15</text:p>
          </table:table-cell>
          <table:table-cell office:value-type="string" calcext:value-type="string">
            <text:p>6872.9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96206487" calcext:value-type="float">
            <text:p>96206487</text:p>
          </table:table-cell>
          <table:table-cell office:value-type="float" office:value="85900793" calcext:value-type="float">
            <text:p>85900793</text:p>
          </table:table-cell>
          <table:table-cell office:value-type="float" office:value="10305694" calcext:value-type="float">
            <text:p>10305694</text:p>
          </table:table-cell>
          <table:table-cell office:value-type="string" calcext:value-type="string">
            <text:p>DIEZ MILLONES TRECIENTOS CINCO MIL SEISCIENTOS NOV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75726341797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7-29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A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2272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443732296" calcext:value-type="float">
            <text:p>443732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324.69</text:p>
          </table:table-cell>
          <table:table-cell office:value-type="string" calcext:value-type="string">
            <text:p>001-002-000023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4324.69</text:p>
          </table:table-cell>
          <table:table-cell office:value-type="string" calcext:value-type="string">
            <text:p>6898.3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617958" calcext:value-type="float">
            <text:p>3617958</text:p>
          </table:table-cell>
          <table:table-cell office:value-type="float" office:value="0" calcext:value-type="float">
            <text:p>0</text:p>
          </table:table-cell>
          <table:table-cell office:value-type="float" office:value="3617958" calcext:value-type="float">
            <text:p>3617958</text:p>
          </table:table-cell>
          <table:table-cell office:value-type="string" calcext:value-type="string">
            <text:p>TRES MILLON SEISCIENTOS DIECISIETE MIL NOVECIENTOS CINCU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534700823309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28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5268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MAK INDUSTRIA LTDA</text:p>
          </table:table-cell>
          <table:table-cell office:value-type="float" office:value="342538190" calcext:value-type="float">
            <text:p>342538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506.0</text:p>
          </table:table-cell>
          <table:table-cell office:value-type="string" calcext:value-type="string">
            <text:p>2022-01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475.06</text:p>
          </table:table-cell>
          <table:table-cell table:number-columns-repeated="2" office:value-type="string" calcext:value-type="string">
            <text:p>49581.06</text:p>
          </table:table-cell>
          <table:table-cell office:value-type="string" calcext:value-type="string">
            <text:p>6908.6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5182886" calcext:value-type="float">
            <text:p>45182886</text:p>
          </table:table-cell>
          <table:table-cell office:value-type="float" office:value="37583306" calcext:value-type="float">
            <text:p>37583306</text:p>
          </table:table-cell>
          <table:table-cell office:value-type="float" office:value="7599580" calcext:value-type="float">
            <text:p>7599580</text:p>
          </table:table-cell>
          <table:table-cell office:value-type="string" calcext:value-type="string">
            <text:p>SIETE MILLON QUINIENTOS NOVENTA Y NUEVE MIL QUINIENTOS OCH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906127021924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2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568P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904205283" calcext:value-type="float">
            <text:p>904205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008.05</text:p>
          </table:table-cell>
          <table:table-cell office:value-type="string" calcext:value-type="string">
            <text:p>20/2022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1280.08</text:p>
          </table:table-cell>
          <table:table-cell table:number-columns-repeated="2" office:value-type="string" calcext:value-type="string">
            <text:p>131088.13</text:p>
          </table:table-cell>
          <table:table-cell office:value-type="string" calcext:value-type="string">
            <text:p>6897.6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11066101" calcext:value-type="float">
            <text:p>111066101</text:p>
          </table:table-cell>
          <table:table-cell office:value-type="float" office:value="99637817" calcext:value-type="float">
            <text:p>99637817</text:p>
          </table:table-cell>
          <table:table-cell office:value-type="float" office:value="11428284" calcext:value-type="float">
            <text:p>11428284</text:p>
          </table:table-cell>
          <table:table-cell office:value-type="string" calcext:value-type="string">
            <text:p>ONCE MILLONES CUATROCIENTOS VEINTE Y OCHO MIL DOSCIENTOS OCH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83283794969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21</text:p>
          </table:table-cell>
          <table:table-cell office:value-type="string" calcext:value-type="string">
            <text:p>IL MONDO S.A.</text:p>
          </table:table-cell>
          <table:table-cell office:value-type="string" calcext:value-type="string">
            <text:p>2 CARRETAS</text:p>
          </table:table-cell>
          <table:table-cell office:value-type="string" calcext:value-type="string">
            <text:p>MUEBLES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UNITRANSPORT RODOV EIRELLI ME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4759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PROJEMARKET REPRESENTACAO E ENGENHARIA LTDA</text:p>
          </table:table-cell>
          <table:table-cell office:value-type="float" office:value="515338147" calcext:value-type="float">
            <text:p>515338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172.02</text:p>
          </table:table-cell>
          <table:table-cell office:value-type="string" calcext:value-type="string">
            <text:p>04/2022</text:p>
          </table:table-cell>
          <table:table-cell office:value-type="string" calcext:value-type="string">
            <text:p>2221.65</text:p>
          </table:table-cell>
          <table:table-cell office:value-type="string" calcext:value-type="string">
            <text:p>721.72</text:p>
          </table:table-cell>
          <table:table-cell table:number-columns-repeated="2" office:value-type="string" calcext:value-type="string">
            <text:p>75115.39</text:p>
          </table:table-cell>
          <table:table-cell office:value-type="string" calcext:value-type="string">
            <text:p>6860.6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67794564" calcext:value-type="float">
            <text:p>67794564</text:p>
          </table:table-cell>
          <table:table-cell office:value-type="float" office:value="56508358" calcext:value-type="float">
            <text:p>56508358</text:p>
          </table:table-cell>
          <table:table-cell office:value-type="float" office:value="11286206" calcext:value-type="float">
            <text:p>11286206</text:p>
          </table:table-cell>
          <table:table-cell office:value-type="string" calcext:value-type="string">
            <text:p>ONCE MILLONES DOSCIENTOS OCHENTA Y SEIS MIL DOSCIENTOS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553552545373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25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QUIL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2IC04015355L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EEJET TECHNOLOGIES</text:p>
          </table:table-cell>
          <table:table-cell office:value-type="float" office:value="177198651" calcext:value-type="float">
            <text:p>177198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951.15</text:p>
          </table:table-cell>
          <table:table-cell office:value-type="string" calcext:value-type="string">
            <text:p>PL57319/44/21</text:p>
          </table:table-cell>
          <table:table-cell office:value-type="string" calcext:value-type="string">
            <text:p>506.21</text:p>
          </table:table-cell>
          <table:table-cell office:value-type="string" calcext:value-type="string">
            <text:p>254.57</text:p>
          </table:table-cell>
          <table:table-cell table:number-columns-repeated="2" office:value-type="string" calcext:value-type="string">
            <text:p>25711.93</text:p>
          </table:table-cell>
          <table:table-cell office:value-type="string" calcext:value-type="string">
            <text:p>6891.6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26855356" calcext:value-type="float">
            <text:p>26855356</text:p>
          </table:table-cell>
          <table:table-cell office:value-type="float" office:value="19501902" calcext:value-type="float">
            <text:p>19501902</text:p>
          </table:table-cell>
          <table:table-cell office:value-type="float" office:value="7353454" calcext:value-type="float">
            <text:p>7353454</text:p>
          </table:table-cell>
          <table:table-cell office:value-type="string" calcext:value-type="string">
            <text:p>SIETE MILLON TRECIENTOS CINCUENTA Y TRES MIL CUATROCIENTOS CINCU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555081533888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25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COOP. MULT. DE TRABAJO Y OTRO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4982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435139859" calcext:value-type="float">
            <text:p>435139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732.47</text:p>
          </table:table-cell>
          <table:table-cell office:value-type="string" calcext:value-type="string">
            <text:p>021PY/2022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607.32</text:p>
          </table:table-cell>
          <table:table-cell table:number-columns-repeated="2" office:value-type="string" calcext:value-type="string">
            <text:p>63139.79</text:p>
          </table:table-cell>
          <table:table-cell office:value-type="string" calcext:value-type="string">
            <text:p>6891.6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56143084" calcext:value-type="float">
            <text:p>56143084</text:p>
          </table:table-cell>
          <table:table-cell office:value-type="float" office:value="47725041" calcext:value-type="float">
            <text:p>47725041</text:p>
          </table:table-cell>
          <table:table-cell office:value-type="float" office:value="8418043" calcext:value-type="float">
            <text:p>8418043</text:p>
          </table:table-cell>
          <table:table-cell office:value-type="string" calcext:value-type="string">
            <text:p>OCHO MILLON CUATROCIENTOS DIECIOCHO MIL CUAR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9023078072009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8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ERT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ALTO DEL GUAIRÁ</text:p>
          </table:table-cell>
          <table:table-cell office:value-type="string" calcext:value-type="string">
            <text:p>REMPEL &amp; PILATTI LTDA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9IC04000909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KINGSPAN ISOESTE CONSTRUTIVOS ISOTERMICOS S/A</text:p>
          </table:table-cell>
          <table:table-cell office:value-type="float" office:value="73536798" calcext:value-type="float">
            <text:p>73536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03.91</text:p>
          </table:table-cell>
          <table:table-cell office:value-type="string" calcext:value-type="string">
            <text:p>KV239489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01.04</text:p>
          </table:table-cell>
          <table:table-cell table:number-columns-repeated="2" office:value-type="string" calcext:value-type="string">
            <text:p>10704.95</text:p>
          </table:table-cell>
          <table:table-cell office:value-type="string" calcext:value-type="string">
            <text:p>6869.4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2930150" calcext:value-type="float">
            <text:p>12930150</text:p>
          </table:table-cell>
          <table:table-cell office:value-type="float" office:value="8122274" calcext:value-type="float">
            <text:p>8122274</text:p>
          </table:table-cell>
          <table:table-cell office:value-type="float" office:value="4807876" calcext:value-type="float">
            <text:p>4807876</text:p>
          </table:table-cell>
          <table:table-cell office:value-type="string" calcext:value-type="string">
            <text:p>CUATRO MILLON OCHOCIENTOS SIETE MIL OCHOCIENTOS SETE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583237714538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19</text:p>
          </table:table-cell>
          <table:table-cell office:value-type="string" calcext:value-type="string">
            <text:p>DROGUERIA DEL PARAGUAY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ESTRAS BATAS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OCACIONA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RE4002998K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ANGZHOU CHUNWEI TRADE CO.,LTD</text:p>
          </table:table-cell>
          <table:table-cell office:value-type="float" office:value="2057600" calcext:value-type="float">
            <text:p>205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W-20220707</text:p>
          </table:table-cell>
          <table:table-cell office:value-type="string" calcext:value-type="string">
            <text:p>249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349.7</text:p>
          </table:table-cell>
          <table:table-cell office:value-type="string" calcext:value-type="string">
            <text:p>5883.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RE4</text:p>
          </table:table-cell>
          <table:table-cell office:value-type="string" calcext:value-type="string">
            <text:p>SIN</text:p>
          </table:table-cell>
          <table:table-cell office:value-type="float" office:value="4501349" calcext:value-type="float">
            <text:p>4501349</text:p>
          </table:table-cell>
          <table:table-cell office:value-type="float" office:value="0" calcext:value-type="float">
            <text:p>0</text:p>
          </table:table-cell>
          <table:table-cell office:value-type="float" office:value="4501349" calcext:value-type="float">
            <text:p>4501349</text:p>
          </table:table-cell>
          <table:table-cell office:value-type="string" calcext:value-type="string">
            <text:p>CUATRO MILLON QUINIENTOS UN MIL TRECIENTOS CUAR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8.766961508553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13</text:p>
          </table:table-cell>
          <table:table-cell office:value-type="string" calcext:value-type="string">
            <text:p>DROGUERIA DEL PARAGUAY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ARATOS RESPIRATORIOS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FLUVIAL</text:p>
          </table:table-cell>
          <table:table-cell office:value-type="string" calcext:value-type="string">
            <text:p>CAACUPEMÍ</text:p>
          </table:table-cell>
          <table:table-cell office:value-type="string" calcext:value-type="string">
            <text:p>RIO PARANA NAVEGACION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7IC04003694U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GREAT GROUP MEDICAL CO., LTD</text:p>
          </table:table-cell>
          <table:table-cell office:value-type="float" office:value="351179567" calcext:value-type="float">
            <text:p>3511795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3186.0</text:p>
          </table:table-cell>
          <table:table-cell office:value-type="string" calcext:value-type="string">
            <text:p>ASU-21001-1</text:p>
          </table:table-cell>
          <table:table-cell office:value-type="string" calcext:value-type="string">
            <text:p>7828.0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51143.7</text:p>
          </table:table-cell>
          <table:table-cell office:value-type="string" calcext:value-type="string">
            <text:p>51193.7</text:p>
          </table:table-cell>
          <table:table-cell office:value-type="string" calcext:value-type="string">
            <text:p>6859.8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21347751" calcext:value-type="float">
            <text:p>121347751</text:p>
          </table:table-cell>
          <table:table-cell office:value-type="float" office:value="0" calcext:value-type="float">
            <text:p>0</text:p>
          </table:table-cell>
          <table:table-cell office:value-type="float" office:value="121347751" calcext:value-type="float">
            <text:p>121347751</text:p>
          </table:table-cell>
          <table:table-cell office:value-type="string" calcext:value-type="string">
            <text:p>CIENTO VEINTE Y UN MILLONES TRECIENTOS CUARENTA Y SIETE MIL SETECIENTOS CINCU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55433128887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1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3 x 40"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4423J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SILVER RING TRADING CO., LIMITED</text:p>
          </table:table-cell>
          <table:table-cell office:value-type="float" office:value="634897824" calcext:value-type="float">
            <text:p>634897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648.0</text:p>
          </table:table-cell>
          <table:table-cell office:value-type="string" calcext:value-type="string">
            <text:p>SR001495-2022</text:p>
          </table:table-cell>
          <table:table-cell office:value-type="string" calcext:value-type="string">
            <text:p>9991.88</text:p>
          </table:table-cell>
          <table:table-cell office:value-type="string" calcext:value-type="string">
            <text:p>816.48</text:p>
          </table:table-cell>
          <table:table-cell table:number-columns-repeated="2" office:value-type="string" calcext:value-type="string">
            <text:p>92456.36</text:p>
          </table:table-cell>
          <table:table-cell office:value-type="string" calcext:value-type="string">
            <text:p>6867.0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FR </text:p>
          </table:table-cell>
          <table:table-cell office:value-type="float" office:value="85638131" calcext:value-type="float">
            <text:p>85638131</text:p>
          </table:table-cell>
          <table:table-cell office:value-type="float" office:value="69914705" calcext:value-type="float">
            <text:p>69914705</text:p>
          </table:table-cell>
          <table:table-cell office:value-type="float" office:value="15723426" calcext:value-type="float">
            <text:p>15723426</text:p>
          </table:table-cell>
          <table:table-cell office:value-type="string" calcext:value-type="string">
            <text:p>QUINCE MILLONES SETECIENTOS VEINTE Y TRES MIL CUATROCIENTOS VEINTE Y SEIS </text:p>
          </table:table-cell>
          <table:table-cell office:value-type="string" calcext:value-type="string">
            <text:p>SALDO EN SISTEMA SOFÍA DE 7.229 Gs A FAVOR DEL IMPORTADOR </text:p>
          </table:table-cell>
          <table:table-cell office:value-type="string" calcext:value-type="string">
            <text:p>DERECHO ADUANERO MP </text:p>
          </table:table-cell>
          <table:table-cell office:value-type="float" office:value="114281608" calcext:value-type="float">
            <text:p>114281608</text:p>
          </table:table-cell>
          <table:table-cell office:value-type="string" calcext:value-type="string">
            <text:p>13.4884902361864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1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4373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FIASUL INDUSTRIA DE FIOS LTDA</text:p>
          </table:table-cell>
          <table:table-cell office:value-type="float" office:value="128023180" calcext:value-type="float">
            <text:p>128023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19.13</text:p>
          </table:table-cell>
          <table:table-cell office:value-type="string" calcext:value-type="string">
            <text:p>602/2022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172.19</text:p>
          </table:table-cell>
          <table:table-cell table:number-columns-repeated="2" office:value-type="string" calcext:value-type="string">
            <text:p>18641.32</text:p>
          </table:table-cell>
          <table:table-cell office:value-type="string" calcext:value-type="string">
            <text:p>6867.7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8802091" calcext:value-type="float">
            <text:p>18802091</text:p>
          </table:table-cell>
          <table:table-cell office:value-type="float" office:value="14089623" calcext:value-type="float">
            <text:p>14089623</text:p>
          </table:table-cell>
          <table:table-cell office:value-type="float" office:value="4712468" calcext:value-type="float">
            <text:p>4712468</text:p>
          </table:table-cell>
          <table:table-cell office:value-type="string" calcext:value-type="string">
            <text:p>CUATRO MILLON SETECIENTOS DOCE MIL CUATROCIENTOS SES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6864739651053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1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4217K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37055294" calcext:value-type="float">
            <text:p>637055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364.0</text:p>
          </table:table-cell>
          <table:table-cell office:value-type="string" calcext:value-type="string">
            <text:p>19/2022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903.64</text:p>
          </table:table-cell>
          <table:table-cell table:number-columns-repeated="2" office:value-type="string" calcext:value-type="string">
            <text:p>92867.64</text:p>
          </table:table-cell>
          <table:table-cell office:value-type="string" calcext:value-type="string">
            <text:p>6859.8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9200741" calcext:value-type="float">
            <text:p>79200741</text:p>
          </table:table-cell>
          <table:table-cell office:value-type="float" office:value="69838819" calcext:value-type="float">
            <text:p>69838819</text:p>
          </table:table-cell>
          <table:table-cell office:value-type="float" office:value="9361922" calcext:value-type="float">
            <text:p>9361922</text:p>
          </table:table-cell>
          <table:table-cell office:value-type="string" calcext:value-type="string">
            <text:p>NUEVE MILLON TRECIENTOS SESENTA Y UN MIL NOVECIENTOS VEINTE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323181591832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12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. AGRIC.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997B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COMMERSUL INDUSTRIA E COMERCIO LTDA</text:p>
          </table:table-cell>
          <table:table-cell office:value-type="float" office:value="54819659" calcext:value-type="float">
            <text:p>5481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56.08</text:p>
          </table:table-cell>
          <table:table-cell office:value-type="string" calcext:value-type="string">
            <text:p>0004/22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75.56</text:p>
          </table:table-cell>
          <table:table-cell table:number-columns-repeated="2" office:value-type="string" calcext:value-type="string">
            <text:p>7981.64</text:p>
          </table:table-cell>
          <table:table-cell office:value-type="string" calcext:value-type="string">
            <text:p>6868.2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9379939" calcext:value-type="float">
            <text:p>9379939</text:p>
          </table:table-cell>
          <table:table-cell office:value-type="float" office:value="0" calcext:value-type="float">
            <text:p>0</text:p>
          </table:table-cell>
          <table:table-cell office:value-type="float" office:value="9379939" calcext:value-type="float">
            <text:p>9379939</text:p>
          </table:table-cell>
          <table:table-cell office:value-type="string" calcext:value-type="string">
            <text:p>NUEVE MILLON TRECIENTOS SETENTA Y NUEVE MIL NOVECIENTOS TREI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110538757638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794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241480103" calcext:value-type="float">
            <text:p>241480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171.2</text:p>
          </table:table-cell>
          <table:table-cell office:value-type="string" calcext:value-type="string">
            <text:p>HSBR220620-1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341.71</text:p>
          </table:table-cell>
          <table:table-cell table:number-columns-repeated="2" office:value-type="string" calcext:value-type="string">
            <text:p>35152.91</text:p>
          </table:table-cell>
          <table:table-cell office:value-type="string" calcext:value-type="string">
            <text:p>6869.4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33027743" calcext:value-type="float">
            <text:p>33027743</text:p>
          </table:table-cell>
          <table:table-cell office:value-type="float" office:value="26515425" calcext:value-type="float">
            <text:p>26515425</text:p>
          </table:table-cell>
          <table:table-cell office:value-type="float" office:value="6512318" calcext:value-type="float">
            <text:p>6512318</text:p>
          </table:table-cell>
          <table:table-cell office:value-type="string" calcext:value-type="string">
            <text:p>SEIS MILLON QUINIENTOS DOCE MIL TRECIENTOS DIECI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772109129007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669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BENPAR INDUSTRIA AGRICOLA LTDA</text:p>
          </table:table-cell>
          <table:table-cell office:value-type="float" office:value="59109038" calcext:value-type="float">
            <text:p>59109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001/2022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80.0</text:p>
          </table:table-cell>
          <table:table-cell table:number-columns-repeated="2" office:value-type="string" calcext:value-type="string">
            <text:p>8613.0</text:p>
          </table:table-cell>
          <table:table-cell office:value-type="string" calcext:value-type="string">
            <text:p>6862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0013534" calcext:value-type="float">
            <text:p>10013534</text:p>
          </table:table-cell>
          <table:table-cell office:value-type="float" office:value="0" calcext:value-type="float">
            <text:p>0</text:p>
          </table:table-cell>
          <table:table-cell office:value-type="float" office:value="10013534" calcext:value-type="float">
            <text:p>10013534</text:p>
          </table:table-cell>
          <table:table-cell office:value-type="string" calcext:value-type="string">
            <text:p>DIEZ MILLONES TRECE MIL QUINIENTOS TREI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9407832352135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310J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15452556" calcext:value-type="float">
            <text:p>15452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1.63</text:p>
          </table:table-cell>
          <table:table-cell office:value-type="string" calcext:value-type="string">
            <text:p>18/2022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17.02</text:p>
          </table:table-cell>
          <table:table-cell table:number-columns-repeated="2" office:value-type="string" calcext:value-type="string">
            <text:p>2251.65</text:p>
          </table:table-cell>
          <table:table-cell office:value-type="string" calcext:value-type="string">
            <text:p>6862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4920585" calcext:value-type="float">
            <text:p>4920585</text:p>
          </table:table-cell>
          <table:table-cell office:value-type="float" office:value="0" calcext:value-type="float">
            <text:p>0</text:p>
          </table:table-cell>
          <table:table-cell office:value-type="float" office:value="4920585" calcext:value-type="float">
            <text:p>4920585</text:p>
          </table:table-cell>
          <table:table-cell office:value-type="string" calcext:value-type="string">
            <text:p>CUATRO MILLON NOVECIENTOS VEINTE MIL QUINIENTOS OCH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843178565410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676S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721259627" calcext:value-type="float">
            <text:p>721259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529.16</text:p>
          </table:table-cell>
          <table:table-cell office:value-type="string" calcext:value-type="string">
            <text:p>17/2022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1035.29</text:p>
          </table:table-cell>
          <table:table-cell table:number-columns-repeated="2" office:value-type="string" calcext:value-type="string">
            <text:p>105097.45</text:p>
          </table:table-cell>
          <table:table-cell office:value-type="string" calcext:value-type="string">
            <text:p>6862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89124914" calcext:value-type="float">
            <text:p>89124914</text:p>
          </table:table-cell>
          <table:table-cell office:value-type="float" office:value="0" calcext:value-type="float">
            <text:p>0</text:p>
          </table:table-cell>
          <table:table-cell office:value-type="float" office:value="89124914" calcext:value-type="float">
            <text:p>89124914</text:p>
          </table:table-cell>
          <table:table-cell office:value-type="string" calcext:value-type="string">
            <text:p>OCHENTA Y NUEVE MILLONES CIENTO VEINTE Y CUATRO MIL NOVECIENTOS CATOR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568422054489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6</text:p>
          </table:table-cell>
          <table:table-cell office:value-type="string" calcext:value-type="string">
            <text:p>AUDENIS &amp; CIA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UESTOS</text:p>
          </table:table-cell>
          <table:table-cell office:value-type="string" calcext:value-type="string">
            <text:p>KATUETÉ-CANINDEYÚ/PY.</text:p>
          </table:table-cell>
          <table:table-cell office:value-type="string" calcext:value-type="string">
            <text:p>MARITIMO</text:p>
          </table:table-cell>
          <table:table-cell office:value-type="string" calcext:value-type="string">
            <text:p>PUERTO SEGURO FLUVIAL S.A.</text:p>
          </table:table-cell>
          <table:table-cell office:value-type="string" calcext:value-type="string">
            <text:p>NAVIERA DEL MERCOSUR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2IC04004226J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ZHEJIANG NEW SORL AUTO PARTS CO., LTD</text:p>
          </table:table-cell>
          <table:table-cell office:value-type="float" office:value="577428459" calcext:value-type="float">
            <text:p>577428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232.03</text:p>
          </table:table-cell>
          <table:table-cell office:value-type="string" calcext:value-type="string">
            <text:p>BG2203199</text:p>
          </table:table-cell>
          <table:table-cell office:value-type="string" calcext:value-type="string">
            <text:p>13700.0</text:p>
          </table:table-cell>
          <table:table-cell office:value-type="string" calcext:value-type="string">
            <text:p>191.55</text:p>
          </table:table-cell>
          <table:table-cell table:number-columns-repeated="2" office:value-type="string" calcext:value-type="string">
            <text:p>84123.58</text:p>
          </table:table-cell>
          <table:table-cell office:value-type="string" calcext:value-type="string">
            <text:p>6864.0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115186020" calcext:value-type="float">
            <text:p>115186020</text:p>
          </table:table-cell>
          <table:table-cell office:value-type="float" office:value="101198423" calcext:value-type="float">
            <text:p>101198423</text:p>
          </table:table-cell>
          <table:table-cell office:value-type="float" office:value="13987597" calcext:value-type="float">
            <text:p>13987597</text:p>
          </table:table-cell>
          <table:table-cell office:value-type="string" calcext:value-type="string">
            <text:p>TRECE MILLONES NOVECIENTOS OCHENTA Y SIETE MIL QUINIENTOS NOV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94810235011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5</text:p>
          </table:table-cell>
          <table:table-cell office:value-type="string" calcext:value-type="string">
            <text:p>IMPORTADORA DEALER SOCIEDAD ANON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ZA PELOTAS</text:p>
          </table:table-cell>
          <table:table-cell office:value-type="string" calcext:value-type="string">
            <text:p>ASUNCION - CENTRAL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TAMPA CARGO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M04006471U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GLOBAL TEC INNOVATION LTD</text:p>
          </table:table-cell>
          <table:table-cell office:value-type="float" office:value="26469571" calcext:value-type="float">
            <text:p>2646957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00.0</text:p>
          </table:table-cell>
          <table:table-cell office:value-type="string" calcext:value-type="string">
            <text:p>WV-1887</text:p>
          </table:table-cell>
          <table:table-cell office:value-type="string" calcext:value-type="string">
            <text:p>1608.0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729.05</text:p>
          </table:table-cell>
          <table:table-cell office:value-type="string" calcext:value-type="string">
            <text:p>3859.05</text:p>
          </table:table-cell>
          <table:table-cell office:value-type="string" calcext:value-type="string">
            <text:p>6859.0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FCA</text:p>
          </table:table-cell>
          <table:table-cell office:value-type="float" office:value="5388613" calcext:value-type="float">
            <text:p>5388613</text:p>
          </table:table-cell>
          <table:table-cell office:value-type="float" office:value="2368314" calcext:value-type="float">
            <text:p>2368314</text:p>
          </table:table-cell>
          <table:table-cell office:value-type="float" office:value="3020299" calcext:value-type="float">
            <text:p>3020299</text:p>
          </table:table-cell>
          <table:table-cell office:value-type="string" calcext:value-type="string">
            <text:p>TRES MILLON VEINTE MIL DOSCIENTOS NOV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3577647707248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407K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KMEY BRASIL INDUSTRIA E COMERCIO DE PROD. QUIMICOS S.A.</text:p>
          </table:table-cell>
          <table:table-cell office:value-type="float" office:value="78039296" calcext:value-type="float">
            <text:p>78039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38.12</text:p>
          </table:table-cell>
          <table:table-cell office:value-type="string" calcext:value-type="string">
            <text:p>0009.2022</text:p>
          </table:table-cell>
          <table:table-cell office:value-type="string" calcext:value-type="string">
            <text:p>835.0</text:p>
          </table:table-cell>
          <table:table-cell office:value-type="string" calcext:value-type="string">
            <text:p>104.38</text:p>
          </table:table-cell>
          <table:table-cell table:number-columns-repeated="2" office:value-type="string" calcext:value-type="string">
            <text:p>11377.5</text:p>
          </table:table-cell>
          <table:table-cell office:value-type="string" calcext:value-type="string">
            <text:p>6859.0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3931647" calcext:value-type="float">
            <text:p>13931647</text:p>
          </table:table-cell>
          <table:table-cell office:value-type="float" office:value="8616655" calcext:value-type="float">
            <text:p>8616655</text:p>
          </table:table-cell>
          <table:table-cell office:value-type="float" office:value="5314992" calcext:value-type="float">
            <text:p>5314992</text:p>
          </table:table-cell>
          <table:table-cell office:value-type="string" calcext:value-type="string">
            <text:p>CINCO MILLON TRECIENTOS CATORCE MIL NOVECIENTOS NOVE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20921049825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BRICANTE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270X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AGRICOPEL COMERCIO E DERIVADOS DE PETROLEO LTDA</text:p>
          </table:table-cell>
          <table:table-cell office:value-type="float" office:value="46772298" calcext:value-type="float">
            <text:p>46772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36.6</text:p>
          </table:table-cell>
          <table:table-cell office:value-type="float" office:value="934305" calcext:value-type="float">
            <text:p>934305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62.37</text:p>
          </table:table-cell>
          <table:table-cell table:number-columns-repeated="2" office:value-type="string" calcext:value-type="string">
            <text:p>6828.97</text:p>
          </table:table-cell>
          <table:table-cell office:value-type="string" calcext:value-type="string">
            <text:p>6849.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6136806" calcext:value-type="float">
            <text:p>16136806</text:p>
          </table:table-cell>
          <table:table-cell office:value-type="float" office:value="0" calcext:value-type="float">
            <text:p>0</text:p>
          </table:table-cell>
          <table:table-cell office:value-type="float" office:value="16136806" calcext:value-type="float">
            <text:p>16136806</text:p>
          </table:table-cell>
          <table:table-cell office:value-type="string" calcext:value-type="string">
            <text:p>DIECISEIS MILLONES CIENTO TREINTA Y SEIS MIL OCHOCIENTOS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500776506640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3496S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NS IMPORTACAO E COMERCIO EIRELI</text:p>
          </table:table-cell>
          <table:table-cell office:value-type="float" office:value="505458209" calcext:value-type="float">
            <text:p>5054582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0072.75</text:p>
          </table:table-cell>
          <table:table-cell office:value-type="string" calcext:value-type="string">
            <text:p>2022-011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700.73</text:p>
          </table:table-cell>
          <table:table-cell office:value-type="string" calcext:value-type="string">
            <text:p>73523.48</text:p>
          </table:table-cell>
          <table:table-cell office:value-type="string" calcext:value-type="string">
            <text:p>73638.48</text:p>
          </table:table-cell>
          <table:table-cell office:value-type="string" calcext:value-type="string">
            <text:p>6864.0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86799212" calcext:value-type="float">
            <text:p>86799212</text:p>
          </table:table-cell>
          <table:table-cell office:value-type="float" office:value="77455277" calcext:value-type="float">
            <text:p>77455277</text:p>
          </table:table-cell>
          <table:table-cell office:value-type="float" office:value="9343935" calcext:value-type="float">
            <text:p>9343935</text:p>
          </table:table-cell>
          <table:table-cell office:value-type="string" calcext:value-type="string">
            <text:p>NUEVE MILLON TRECIENTOS CUARENTA Y TRES MIL NOVECIENTOS TREI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1723815054312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7-05</text:p>
          </table:table-cell>
          <table:table-cell office:value-type="string" calcext:value-type="string">
            <text:p>IL MONDO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NDOLAS</text:p>
          </table:table-cell>
          <table:table-cell office:value-type="string" calcext:value-type="string">
            <text:p>LAMBARÉ/PY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UNITRANSPORT RODOV EIRELLI ME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3396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PROJEMARKET REPRESENTACAO E ENGENHARIA LTDA</text:p>
          </table:table-cell>
          <table:table-cell office:value-type="float" office:value="1031305679" calcext:value-type="float">
            <text:p>1031305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560.74</text:p>
          </table:table-cell>
          <table:table-cell office:value-type="string" calcext:value-type="string">
            <text:p>03/2022</text:p>
          </table:table-cell>
          <table:table-cell office:value-type="string" calcext:value-type="string">
            <text:p>2329.7</text:p>
          </table:table-cell>
          <table:table-cell office:value-type="string" calcext:value-type="string">
            <text:p>1465.61</text:p>
          </table:table-cell>
          <table:table-cell table:number-columns-repeated="2" office:value-type="string" calcext:value-type="string">
            <text:p>150356.05</text:p>
          </table:table-cell>
          <table:table-cell office:value-type="string" calcext:value-type="string">
            <text:p>6859.0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27092489" calcext:value-type="float">
            <text:p>127092489</text:p>
          </table:table-cell>
          <table:table-cell office:value-type="float" office:value="112831820" calcext:value-type="float">
            <text:p>112831820</text:p>
          </table:table-cell>
          <table:table-cell office:value-type="float" office:value="14260669" calcext:value-type="float">
            <text:p>14260669</text:p>
          </table:table-cell>
          <table:table-cell office:value-type="string" calcext:value-type="string">
            <text:p>CATORCE MILLONES DOSCIENTOS SESENTA MIL SEISCIENTOS SES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234547804715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7-01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JID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1851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455218884" calcext:value-type="float">
            <text:p>45521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477.05</text:p>
          </table:table-cell>
          <table:table-cell office:value-type="string" calcext:value-type="string">
            <text:p>001-002-0000229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6477.05</text:p>
          </table:table-cell>
          <table:table-cell office:value-type="string" calcext:value-type="string">
            <text:p>6847.7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600911" calcext:value-type="float">
            <text:p>3600911</text:p>
          </table:table-cell>
          <table:table-cell office:value-type="float" office:value="0" calcext:value-type="float">
            <text:p>0</text:p>
          </table:table-cell>
          <table:table-cell office:value-type="float" office:value="3600911" calcext:value-type="float">
            <text:p>3600911</text:p>
          </table:table-cell>
          <table:table-cell office:value-type="string" calcext:value-type="string">
            <text:p>TRES MILLON SEISCIENTOS MIL NOVECIENTOS ON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9102847587491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6-28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JID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TERMINAL DE CARGAS KM 12</text:p>
          </table:table-cell>
          <table:table-cell office:value-type="string" calcext:value-type="string">
            <text:p>TENORA LOGISTICA INTERNACIONAL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18EC01001795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478981695" calcext:value-type="float">
            <text:p>478981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829.53</text:p>
          </table:table-cell>
          <table:table-cell office:value-type="string" calcext:value-type="string">
            <text:p>0000226/227/228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9829.53</text:p>
          </table:table-cell>
          <table:table-cell office:value-type="string" calcext:value-type="string">
            <text:p>6859.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649949" calcext:value-type="float">
            <text:p>3649949</text:p>
          </table:table-cell>
          <table:table-cell office:value-type="float" office:value="0" calcext:value-type="float">
            <text:p>0</text:p>
          </table:table-cell>
          <table:table-cell office:value-type="float" office:value="3649949" calcext:value-type="float">
            <text:p>3649949</text:p>
          </table:table-cell>
          <table:table-cell office:value-type="string" calcext:value-type="string">
            <text:p>TRES MILLON SEISCIENTOS CUARENTA Y NUEVE MIL NOVECIENTOS CUAR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202264890310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29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LINDRO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LAN CARGO S.A. SUC. PARAGUAY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13323E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XIAMEN SINTELLI MACHINERY INDUSTRIAL CO., LTD</text:p>
          </table:table-cell>
          <table:table-cell office:value-type="float" office:value="133763652" calcext:value-type="float">
            <text:p>133763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70.0</text:p>
          </table:table-cell>
          <table:table-cell office:value-type="string" calcext:value-type="string">
            <text:p>XD 20220414</text:p>
          </table:table-cell>
          <table:table-cell office:value-type="string" calcext:value-type="string">
            <text:p>7006.0</text:p>
          </table:table-cell>
          <table:table-cell office:value-type="string" calcext:value-type="string">
            <text:p>123.7</text:p>
          </table:table-cell>
          <table:table-cell table:number-columns-repeated="2" office:value-type="string" calcext:value-type="string">
            <text:p>19499.7</text:p>
          </table:table-cell>
          <table:table-cell office:value-type="string" calcext:value-type="string">
            <text:p>6859.78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21643699" calcext:value-type="float">
            <text:p>21643699</text:p>
          </table:table-cell>
          <table:table-cell office:value-type="float" office:value="14729604" calcext:value-type="float">
            <text:p>14729604</text:p>
          </table:table-cell>
          <table:table-cell office:value-type="float" office:value="6914095" calcext:value-type="float">
            <text:p>6914095</text:p>
          </table:table-cell>
          <table:table-cell office:value-type="string" calcext:value-type="string">
            <text:p>SEIS MILLON NOVECIENTOS CATORCE MIL NOV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80553294104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30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BH TRANSPORTES LTD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3105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FIASUL INDUSTRIA DE FIOS LTDA</text:p>
          </table:table-cell>
          <table:table-cell office:value-type="float" office:value="707043498" calcext:value-type="float">
            <text:p>707043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050.0</text:p>
          </table:table-cell>
          <table:table-cell office:value-type="string" calcext:value-type="string">
            <text:p>585/2022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1010.5</text:p>
          </table:table-cell>
          <table:table-cell table:number-columns-repeated="2" office:value-type="string" calcext:value-type="string">
            <text:p>103160.5</text:p>
          </table:table-cell>
          <table:table-cell office:value-type="string" calcext:value-type="string">
            <text:p>6853.8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PT</text:p>
          </table:table-cell>
          <table:table-cell office:value-type="float" office:value="88581238" calcext:value-type="float">
            <text:p>88581238</text:p>
          </table:table-cell>
          <table:table-cell office:value-type="float" office:value="77505197" calcext:value-type="float">
            <text:p>77505197</text:p>
          </table:table-cell>
          <table:table-cell office:value-type="float" office:value="11076041" calcext:value-type="float">
            <text:p>11076041</text:p>
          </table:table-cell>
          <table:table-cell office:value-type="string" calcext:value-type="string">
            <text:p>ONCE MILLONES SETENTA Y SEIS MIL CUAR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5284000560882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29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2892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231620658" calcext:value-type="float">
            <text:p>231620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804.35</text:p>
          </table:table-cell>
          <table:table-cell office:value-type="string" calcext:value-type="string">
            <text:p>HSBR220607-1</text:p>
          </table:table-cell>
          <table:table-cell office:value-type="string" calcext:value-type="string">
            <text:p>635.0</text:p>
          </table:table-cell>
          <table:table-cell office:value-type="string" calcext:value-type="string">
            <text:p>328.04</text:p>
          </table:table-cell>
          <table:table-cell table:number-columns-repeated="2" office:value-type="string" calcext:value-type="string">
            <text:p>33767.39</text:p>
          </table:table-cell>
          <table:table-cell office:value-type="string" calcext:value-type="string">
            <text:p>6859.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31506247" calcext:value-type="float">
            <text:p>31506247</text:p>
          </table:table-cell>
          <table:table-cell office:value-type="float" office:value="25436887" calcext:value-type="float">
            <text:p>25436887</text:p>
          </table:table-cell>
          <table:table-cell office:value-type="float" office:value="6069360" calcext:value-type="float">
            <text:p>6069360</text:p>
          </table:table-cell>
          <table:table-cell office:value-type="string" calcext:value-type="string">
            <text:p>SEIS MILLON SESENTA Y NUEVE MIL TRECIENTOS SES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02520289878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28</text:p>
          </table:table-cell>
          <table:table-cell office:value-type="string" calcext:value-type="string">
            <text:p>IMPORTADORA DEALER SOCIEDAD ANON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L REM/MOUSE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EMPEDRIL S.A.</text:p>
          </table:table-cell>
          <table:table-cell office:value-type="string" calcext:value-type="string">
            <text:p>OCACIONA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1IC04004017G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HENZHEN W&amp;F TEC.</text:p>
          </table:table-cell>
          <table:table-cell office:value-type="float" office:value="27158075" calcext:value-type="float">
            <text:p>27158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10.0</text:p>
          </table:table-cell>
          <table:table-cell office:value-type="float" office:value="20220330008" calcext:value-type="float">
            <text:p>20220330008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3955.0</text:p>
          </table:table-cell>
          <table:table-cell office:value-type="string" calcext:value-type="string">
            <text:p>6866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580637" calcext:value-type="float">
            <text:p>7580637</text:p>
          </table:table-cell>
          <table:table-cell office:value-type="float" office:value="1222382" calcext:value-type="float">
            <text:p>1222382</text:p>
          </table:table-cell>
          <table:table-cell office:value-type="float" office:value="6358255" calcext:value-type="float">
            <text:p>6358255</text:p>
          </table:table-cell>
          <table:table-cell office:value-type="string" calcext:value-type="string">
            <text:p>SEIS MILLON TRECIENTOS CINCUENTA Y OCHO MIL DOSCIENTOS CINCUENTA Y CINC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9130129804855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29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2780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ILVER RING TRADING CO., LIMITED</text:p>
          </table:table-cell>
          <table:table-cell office:value-type="float" office:value="419078698" calcext:value-type="float">
            <text:p>419078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827.2</text:p>
          </table:table-cell>
          <table:table-cell office:value-type="string" calcext:value-type="string">
            <text:p>SR001497-2022</text:p>
          </table:table-cell>
          <table:table-cell office:value-type="string" calcext:value-type="string">
            <text:p>6664.49</text:p>
          </table:table-cell>
          <table:table-cell office:value-type="string" calcext:value-type="string">
            <text:p>538.27</text:p>
          </table:table-cell>
          <table:table-cell table:number-columns-repeated="2" office:value-type="string" calcext:value-type="string">
            <text:p>61029.96</text:p>
          </table:table-cell>
          <table:table-cell office:value-type="string" calcext:value-type="string">
            <text:p>6866.7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FR </text:p>
          </table:table-cell>
          <table:table-cell office:value-type="float" office:value="58503623" calcext:value-type="float">
            <text:p>58503623</text:p>
          </table:table-cell>
          <table:table-cell office:value-type="float" office:value="46278181" calcext:value-type="float">
            <text:p>46278181</text:p>
          </table:table-cell>
          <table:table-cell office:value-type="float" office:value="12225442" calcext:value-type="float">
            <text:p>12225442</text:p>
          </table:table-cell>
          <table:table-cell office:value-type="string" calcext:value-type="string">
            <text:p>DOCE MILLONES DOSCIENTOS VEINTE Y CINCO MIL CUATROCIENTOS CUARE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DERECHO ADUANERO MP </text:p>
          </table:table-cell>
          <table:table-cell office:value-type="float" office:value="75434166" calcext:value-type="float">
            <text:p>75434166</text:p>
          </table:table-cell>
          <table:table-cell office:value-type="string" calcext:value-type="string">
            <text:p>13.9600564951645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29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2849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SILVER RING TRADING CO., LIMITED</text:p>
          </table:table-cell>
          <table:table-cell office:value-type="float" office:value="570753436" calcext:value-type="float">
            <text:p>570753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576.0</text:p>
          </table:table-cell>
          <table:table-cell office:value-type="string" calcext:value-type="string">
            <text:p>SR001496-2022</text:p>
          </table:table-cell>
          <table:table-cell office:value-type="string" calcext:value-type="string">
            <text:p>9906.94</text:p>
          </table:table-cell>
          <table:table-cell office:value-type="string" calcext:value-type="string">
            <text:p>725.76</text:p>
          </table:table-cell>
          <table:table-cell table:number-columns-repeated="2" office:value-type="string" calcext:value-type="string">
            <text:p>83208.7</text:p>
          </table:table-cell>
          <table:table-cell office:value-type="string" calcext:value-type="string">
            <text:p>6859.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FR </text:p>
          </table:table-cell>
          <table:table-cell office:value-type="float" office:value="78399876" calcext:value-type="float">
            <text:p>78399876</text:p>
          </table:table-cell>
          <table:table-cell office:value-type="float" office:value="62889224" calcext:value-type="float">
            <text:p>62889224</text:p>
          </table:table-cell>
          <table:table-cell office:value-type="float" office:value="15510652" calcext:value-type="float">
            <text:p>15510652</text:p>
          </table:table-cell>
          <table:table-cell office:value-type="string" calcext:value-type="string">
            <text:p>QUINCE MILLONES QUINIENTOS DIEZ MIL SEISCIENTOS CINCUENTA Y DOS </text:p>
          </table:table-cell>
          <table:table-cell office:value-type="string" calcext:value-type="string">
            <text:p>SALDO A FAVOR DEL IMPORTADOR EN SISTEMA SOFIA DE 68.449 Gs</text:p>
          </table:table-cell>
          <table:table-cell office:value-type="string" calcext:value-type="string">
            <text:p>DERECHO ADUANERO MP </text:p>
          </table:table-cell>
          <table:table-cell office:value-type="float" office:value="102735618" calcext:value-type="float">
            <text:p>102735618</text:p>
          </table:table-cell>
          <table:table-cell office:value-type="string" calcext:value-type="string">
            <text:p>13.7362074505321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1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2075K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355775745" calcext:value-type="float">
            <text:p>355775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057.6</text:p>
          </table:table-cell>
          <table:table-cell office:value-type="string" calcext:value-type="string">
            <text:p>WK20211109001E</text:p>
          </table:table-cell>
          <table:table-cell office:value-type="string" calcext:value-type="string">
            <text:p>6186.58</text:p>
          </table:table-cell>
          <table:table-cell office:value-type="string" calcext:value-type="string">
            <text:p>450.58</text:p>
          </table:table-cell>
          <table:table-cell table:number-columns-repeated="2" office:value-type="string" calcext:value-type="string">
            <text:p>51694.76</text:p>
          </table:table-cell>
          <table:table-cell office:value-type="string" calcext:value-type="string">
            <text:p>6882.2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50664265" calcext:value-type="float">
            <text:p>50664265</text:p>
          </table:table-cell>
          <table:table-cell office:value-type="float" office:value="39378464" calcext:value-type="float">
            <text:p>39378464</text:p>
          </table:table-cell>
          <table:table-cell office:value-type="float" office:value="11285801" calcext:value-type="float">
            <text:p>11285801</text:p>
          </table:table-cell>
          <table:table-cell office:value-type="string" calcext:value-type="string">
            <text:p>ONCE MILLONES DOSCIENTOS OCHENTA Y CINCO MIL OCHOCIENTOS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DERECHO ADUANERO MP </text:p>
          </table:table-cell>
          <table:table-cell office:value-type="float" office:value="49808604" calcext:value-type="float">
            <text:p>49808604</text:p>
          </table:table-cell>
          <table:table-cell office:value-type="string" calcext:value-type="string">
            <text:p>14.2405056308714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16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SYUNTORE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MARITIMO</text:p>
          </table:table-cell>
          <table:table-cell office:value-type="string" calcext:value-type="string">
            <text:p>PUERTOS Y ESTIBAJES </text:p>
          </table:table-cell>
          <table:table-cell office:value-type="string" calcext:value-type="string">
            <text:p>TRANSPORTE FLUVIAL PYO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4IC04003398T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AFFER COMPANY S.A.</text:p>
          </table:table-cell>
          <table:table-cell office:value-type="float" office:value="1197006623" calcext:value-type="float">
            <text:p>1197006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5714.4</text:p>
          </table:table-cell>
          <table:table-cell office:value-type="string" calcext:value-type="string">
            <text:p>A-1000326</text:p>
          </table:table-cell>
          <table:table-cell office:value-type="string" calcext:value-type="string">
            <text:p>8219.73</text:p>
          </table:table-cell>
          <table:table-cell office:value-type="string" calcext:value-type="string">
            <text:p>197.2</text:p>
          </table:table-cell>
          <table:table-cell table:number-columns-repeated="2" office:value-type="string" calcext:value-type="string">
            <text:p>174131.33</text:p>
          </table:table-cell>
          <table:table-cell office:value-type="string" calcext:value-type="string">
            <text:p>6874.1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380501923" calcext:value-type="float">
            <text:p>380501923</text:p>
          </table:table-cell>
          <table:table-cell office:value-type="float" office:value="369346414" calcext:value-type="float">
            <text:p>369346414</text:p>
          </table:table-cell>
          <table:table-cell office:value-type="float" office:value="11155509" calcext:value-type="float">
            <text:p>11155509</text:p>
          </table:table-cell>
          <table:table-cell office:value-type="string" calcext:value-type="string">
            <text:p>ONCE MILLONES CIENTO CINCUENTA Y CINCO MIL QUINIENTOS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78778761026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1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2187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818500097" calcext:value-type="float">
            <text:p>81850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527.64</text:p>
          </table:table-cell>
          <table:table-cell office:value-type="string" calcext:value-type="string">
            <text:p>16/20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1165.28</text:p>
          </table:table-cell>
          <table:table-cell table:number-columns-repeated="2" office:value-type="string" calcext:value-type="string">
            <text:p>119242.92</text:p>
          </table:table-cell>
          <table:table-cell office:value-type="string" calcext:value-type="string">
            <text:p>6864.1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02719449" calcext:value-type="float">
            <text:p>102719449</text:p>
          </table:table-cell>
          <table:table-cell office:value-type="float" office:value="0" calcext:value-type="float">
            <text:p>0</text:p>
          </table:table-cell>
          <table:table-cell office:value-type="float" office:value="102719449" calcext:value-type="float">
            <text:p>102719449</text:p>
          </table:table-cell>
          <table:table-cell office:value-type="string" calcext:value-type="string">
            <text:p>CIENTO DOS MILLONES SETECIENTOS DIECINUEVEMIL CUATROCIENTOS CUAR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5497173887323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1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2075K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355775745" calcext:value-type="float">
            <text:p>355775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057.6</text:p>
          </table:table-cell>
          <table:table-cell office:value-type="string" calcext:value-type="string">
            <text:p>WK20211109001E</text:p>
          </table:table-cell>
          <table:table-cell office:value-type="string" calcext:value-type="string">
            <text:p>6186.58</text:p>
          </table:table-cell>
          <table:table-cell office:value-type="string" calcext:value-type="string">
            <text:p>450.58</text:p>
          </table:table-cell>
          <table:table-cell table:number-columns-repeated="2" office:value-type="string" calcext:value-type="string">
            <text:p>51694.76</text:p>
          </table:table-cell>
          <table:table-cell office:value-type="string" calcext:value-type="string">
            <text:p>6882.2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50664265" calcext:value-type="float">
            <text:p>50664265</text:p>
          </table:table-cell>
          <table:table-cell office:value-type="float" office:value="39378464" calcext:value-type="float">
            <text:p>39378464</text:p>
          </table:table-cell>
          <table:table-cell office:value-type="float" office:value="11285801" calcext:value-type="float">
            <text:p>11285801</text:p>
          </table:table-cell>
          <table:table-cell office:value-type="string" calcext:value-type="string">
            <text:p>ONCE MILLONES DOSCIENTOS OCHENTA Y CINCO MIL OCHOCIENTOS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DERECHO ADUANERO MP </text:p>
          </table:table-cell>
          <table:table-cell office:value-type="float" office:value="49808604" calcext:value-type="float">
            <text:p>49808604</text:p>
          </table:table-cell>
          <table:table-cell office:value-type="string" calcext:value-type="string">
            <text:p>14.2405056308714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6-1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3EC01002422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240816701" calcext:value-type="float">
            <text:p>240816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8.33</text:p>
          </table:table-cell>
          <table:table-cell office:value-type="string" calcext:value-type="string">
            <text:p>001-002-0000223/224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35008.33</text:p>
          </table:table-cell>
          <table:table-cell office:value-type="string" calcext:value-type="string">
            <text:p>6878.8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432977" calcext:value-type="float">
            <text:p>3432977</text:p>
          </table:table-cell>
          <table:table-cell office:value-type="float" office:value="0" calcext:value-type="float">
            <text:p>0</text:p>
          </table:table-cell>
          <table:table-cell office:value-type="float" office:value="3432977" calcext:value-type="float">
            <text:p>3432977</text:p>
          </table:table-cell>
          <table:table-cell office:value-type="string" calcext:value-type="string">
            <text:p>TRES MILLON CUATROCIENTOS TREINTA Y DOS MIL NOVECIENTOS SET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2555602902308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6-14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3EC01002423W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DUBRASIL IMPORTACAO E EXPORTACOA LTDA</text:p>
          </table:table-cell>
          <table:table-cell office:value-type="float" office:value="140267802" calcext:value-type="float">
            <text:p>140267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91.2</text:p>
          </table:table-cell>
          <table:table-cell office:value-type="string" calcext:value-type="string">
            <text:p>001-002-0000225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20391.2</text:p>
          </table:table-cell>
          <table:table-cell office:value-type="string" calcext:value-type="string">
            <text:p>6878.84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169021" calcext:value-type="float">
            <text:p>3169021</text:p>
          </table:table-cell>
          <table:table-cell office:value-type="float" office:value="0" calcext:value-type="float">
            <text:p>0</text:p>
          </table:table-cell>
          <table:table-cell office:value-type="float" office:value="3169021" calcext:value-type="float">
            <text:p>3169021</text:p>
          </table:table-cell>
          <table:table-cell office:value-type="string" calcext:value-type="string">
            <text:p>TRES MILLON CIENTO SESENTA Y NUEVE MIL VEINTE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5926474559001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9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1790N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286174315" calcext:value-type="float">
            <text:p>286174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598.0</text:p>
          </table:table-cell>
          <table:table-cell office:value-type="string" calcext:value-type="string">
            <text:p>018PY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405.98</text:p>
          </table:table-cell>
          <table:table-cell table:number-columns-repeated="2" office:value-type="string" calcext:value-type="string">
            <text:p>41778.98</text:p>
          </table:table-cell>
          <table:table-cell office:value-type="string" calcext:value-type="string">
            <text:p>6849.7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37396589" calcext:value-type="float">
            <text:p>37396589</text:p>
          </table:table-cell>
          <table:table-cell office:value-type="float" office:value="0" calcext:value-type="float">
            <text:p>0</text:p>
          </table:table-cell>
          <table:table-cell office:value-type="float" office:value="37396589" calcext:value-type="float">
            <text:p>37396589</text:p>
          </table:table-cell>
          <table:table-cell office:value-type="string" calcext:value-type="string">
            <text:p>TREINTA Y SIETE MILLONES TRECIENTOS NOVENTA Y SEIS MIL QUINIENTOS OCH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677657077645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9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1785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MASA INDUSTRIA DE MAQUINAS AGRICOLAS LTDA</text:p>
          </table:table-cell>
          <table:table-cell office:value-type="float" office:value="121148463" calcext:value-type="float">
            <text:p>12114846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650.91</text:p>
          </table:table-cell>
          <table:table-cell office:value-type="string" calcext:value-type="string">
            <text:p>599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166.51</text:p>
          </table:table-cell>
          <table:table-cell office:value-type="string" calcext:value-type="string">
            <text:p>17592.42</text:p>
          </table:table-cell>
          <table:table-cell office:value-type="string" calcext:value-type="string">
            <text:p>17686.42</text:p>
          </table:table-cell>
          <table:table-cell office:value-type="string" calcext:value-type="string">
            <text:p>6849.7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PT</text:p>
          </table:table-cell>
          <table:table-cell office:value-type="float" office:value="18178700" calcext:value-type="float">
            <text:p>18178700</text:p>
          </table:table-cell>
          <table:table-cell office:value-type="float" office:value="0" calcext:value-type="float">
            <text:p>0</text:p>
          </table:table-cell>
          <table:table-cell office:value-type="float" office:value="18178700" calcext:value-type="float">
            <text:p>18178700</text:p>
          </table:table-cell>
          <table:table-cell office:value-type="string" calcext:value-type="string">
            <text:p>DIECIOCHO MILLONES CIENTO SETENTA Y OCHO MIL SETECIENT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053079914022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04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AEROVIAS CONT AMERICANO AVIANC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C04008988C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FJ DINAMICS INTERNATIONAL LIMITED</text:p>
          </table:table-cell>
          <table:table-cell office:value-type="float" office:value="86610797" calcext:value-type="float">
            <text:p>86610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49.36</text:p>
          </table:table-cell>
          <table:table-cell office:value-type="string" calcext:value-type="string">
            <text:p>202203281111-1</text:p>
          </table:table-cell>
          <table:table-cell office:value-type="string" calcext:value-type="string">
            <text:p>1248.0</text:p>
          </table:table-cell>
          <table:table-cell office:value-type="string" calcext:value-type="string">
            <text:p>114.64</text:p>
          </table:table-cell>
          <table:table-cell table:number-columns-repeated="2" office:value-type="string" calcext:value-type="string">
            <text:p>12712.0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P</text:p>
          </table:table-cell>
          <table:table-cell office:value-type="float" office:value="29314336" calcext:value-type="float">
            <text:p>29314336</text:p>
          </table:table-cell>
          <table:table-cell office:value-type="float" office:value="0" calcext:value-type="float">
            <text:p>0</text:p>
          </table:table-cell>
          <table:table-cell office:value-type="float" office:value="29314336" calcext:value-type="float">
            <text:p>29314336</text:p>
          </table:table-cell>
          <table:table-cell office:value-type="string" calcext:value-type="string">
            <text:p>VEINTE Y NUEVE MILLONES TRECIENTOS CATORCE MIL TRECIENTOS TREI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84605270402949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7</text:p>
          </table:table-cell>
          <table:table-cell office:value-type="string" calcext:value-type="string">
            <text:p>LUZKO PACHKO SANDRA LOR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NDAS DE VESTIR </text:p>
          </table:table-cell>
          <table:table-cell office:value-type="string" calcext:value-type="string">
            <text:p>JUAN LEON MALLORQUIN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1601E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KRINDGES INDUSTRIAL S/A</text:p>
          </table:table-cell>
          <table:table-cell office:value-type="float" office:value="45957343" calcext:value-type="float">
            <text:p>4595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42.8</text:p>
          </table:table-cell>
          <table:table-cell office:value-type="string" calcext:value-type="string">
            <text:p>K-017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62.43</text:p>
          </table:table-cell>
          <table:table-cell table:number-columns-repeated="2" office:value-type="string" calcext:value-type="string">
            <text:p>6745.23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8467574" calcext:value-type="float">
            <text:p>8467574</text:p>
          </table:table-cell>
          <table:table-cell office:value-type="float" office:value="355558" calcext:value-type="float">
            <text:p>355558</text:p>
          </table:table-cell>
          <table:table-cell office:value-type="float" office:value="8112016" calcext:value-type="float">
            <text:p>8112016</text:p>
          </table:table-cell>
          <table:table-cell office:value-type="string" calcext:value-type="string">
            <text:p>OCHO MILLON CIENTO DOCE MIL DIECISEIS </text:p>
          </table:table-cell>
          <table:table-cell office:value-type="string" calcext:value-type="string">
            <text:p>TOTAL DE MONTO ADELANTO EN CONCEPTO DE DESCUENTO ESPECIAL</text:p>
            <text:p>PUNTO NÚMERO 14.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248554142914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7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1603G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OLBOR INDUSTRIA E COMERCIO DE ARTEFATOS DE BORRACHA LTDA - EPP</text:p>
          </table:table-cell>
          <table:table-cell office:value-type="float" office:value="41981232" calcext:value-type="float">
            <text:p>4198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65.0</text:p>
          </table:table-cell>
          <table:table-cell office:value-type="string" calcext:value-type="string">
            <text:p>247/22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56.65</text:p>
          </table:table-cell>
          <table:table-cell table:number-columns-repeated="2" office:value-type="string" calcext:value-type="string">
            <text:p>6161.65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318701" calcext:value-type="float">
            <text:p>7318701</text:p>
          </table:table-cell>
          <table:table-cell office:value-type="float" office:value="0" calcext:value-type="float">
            <text:p>0</text:p>
          </table:table-cell>
          <table:table-cell office:value-type="float" office:value="7318701" calcext:value-type="float">
            <text:p>7318701</text:p>
          </table:table-cell>
          <table:table-cell office:value-type="string" calcext:value-type="string">
            <text:p>SIETE MILLON TRECIENTOS DIECIOCHO MIL SETECIENTOS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433268752093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1473L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354327549" calcext:value-type="float">
            <text:p>354327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360.0</text:p>
          </table:table-cell>
          <table:table-cell office:value-type="string" calcext:value-type="string">
            <text:p>WK20211109001F</text:p>
          </table:table-cell>
          <table:table-cell office:value-type="string" calcext:value-type="string">
            <text:p>6191.6</text:p>
          </table:table-cell>
          <table:table-cell office:value-type="string" calcext:value-type="string">
            <text:p>453.6</text:p>
          </table:table-cell>
          <table:table-cell table:number-columns-repeated="2" office:value-type="string" calcext:value-type="string">
            <text:p>52005.2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50702455" calcext:value-type="float">
            <text:p>50702455</text:p>
          </table:table-cell>
          <table:table-cell office:value-type="float" office:value="39351428" calcext:value-type="float">
            <text:p>39351428</text:p>
          </table:table-cell>
          <table:table-cell office:value-type="float" office:value="11351027" calcext:value-type="float">
            <text:p>11351027</text:p>
          </table:table-cell>
          <table:table-cell office:value-type="string" calcext:value-type="string">
            <text:p>ONCE MILLONES TRECIENTOS CINCUENTA Y UN MIL VEINTE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DERECHO ADUANERO MP LIBERADO </text:p>
          </table:table-cell>
          <table:table-cell office:value-type="float" office:value="49761956" calcext:value-type="float">
            <text:p>49761956</text:p>
          </table:table-cell>
          <table:table-cell office:value-type="string" calcext:value-type="string">
            <text:p>14.3094871237347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3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ICULOS DE FERRETERIA 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MARITIMO</text:p>
          </table:table-cell>
          <table:table-cell office:value-type="string" calcext:value-type="string">
            <text:p>TERPORT</text:p>
          </table:table-cell>
          <table:table-cell office:value-type="string" calcext:value-type="string">
            <text:p>CMSP S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8IC04005564V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FUZHOU POWER ELECTRICAL APPLIANCES CO. LTD.</text:p>
          </table:table-cell>
          <table:table-cell office:value-type="float" office:value="594530521" calcext:value-type="float">
            <text:p>594530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4389.07</text:p>
          </table:table-cell>
          <table:table-cell office:value-type="string" calcext:value-type="string">
            <text:p>12700.0</text:p>
          </table:table-cell>
          <table:table-cell office:value-type="string" calcext:value-type="string">
            <text:p>171.09</text:p>
          </table:table-cell>
          <table:table-cell table:number-columns-repeated="2" office:value-type="string" calcext:value-type="string">
            <text:p>87260.16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152224285" calcext:value-type="float">
            <text:p>152224285</text:p>
          </table:table-cell>
          <table:table-cell office:value-type="float" office:value="144205967" calcext:value-type="float">
            <text:p>144205967</text:p>
          </table:table-cell>
          <table:table-cell office:value-type="float" office:value="8018318" calcext:value-type="float">
            <text:p>8018318</text:p>
          </table:table-cell>
          <table:table-cell office:value-type="string" calcext:value-type="string">
            <text:p>OCHO MILLON DIECIOCHO MIL TRECIENTOS DIECI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6041161257724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2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258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9199739" calcext:value-type="float">
            <text:p>9199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.52</text:p>
          </table:table-cell>
          <table:table-cell office:value-type="string" calcext:value-type="string">
            <text:p>15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5.62</text:p>
          </table:table-cell>
          <table:table-cell table:number-columns-repeated="2" office:value-type="string" calcext:value-type="string">
            <text:p>1342.14</text:p>
          </table:table-cell>
          <table:table-cell office:value-type="string" calcext:value-type="string">
            <text:p>6854.5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2966759" calcext:value-type="float">
            <text:p>2966759</text:p>
          </table:table-cell>
          <table:table-cell office:value-type="float" office:value="0" calcext:value-type="float">
            <text:p>0</text:p>
          </table:table-cell>
          <table:table-cell office:value-type="float" office:value="2966759" calcext:value-type="float">
            <text:p>2966759</text:p>
          </table:table-cell>
          <table:table-cell office:value-type="string" calcext:value-type="string">
            <text:p>DOS MILLON NOVECIENTOS SESENTA Y SEIS MIL SETECIENTOS CINCU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248295304899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3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1379Z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WENZHOU WALKER IMPORT AND EXPORT CO., LTD</text:p>
          </table:table-cell>
          <table:table-cell office:value-type="float" office:value="891914316" calcext:value-type="float">
            <text:p>89191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475.6</text:p>
          </table:table-cell>
          <table:table-cell office:value-type="string" calcext:value-type="string">
            <text:p>WK20211109001D</text:p>
          </table:table-cell>
          <table:table-cell office:value-type="string" calcext:value-type="string">
            <text:p>15474.76</text:p>
          </table:table-cell>
          <table:table-cell office:value-type="string" calcext:value-type="string">
            <text:p>1134.76</text:p>
          </table:table-cell>
          <table:table-cell table:number-columns-repeated="2" office:value-type="string" calcext:value-type="string">
            <text:p>130085.12</text:p>
          </table:table-cell>
          <table:table-cell office:value-type="string" calcext:value-type="string">
            <text:p>6856.3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117438046" calcext:value-type="float">
            <text:p>117438046</text:p>
          </table:table-cell>
          <table:table-cell office:value-type="float" office:value="97764079" calcext:value-type="float">
            <text:p>97764079</text:p>
          </table:table-cell>
          <table:table-cell office:value-type="float" office:value="19673967" calcext:value-type="float">
            <text:p>19673967</text:p>
          </table:table-cell>
          <table:table-cell office:value-type="string" calcext:value-type="string">
            <text:p>DIECINUEVEMILLONES SEISCIENTOS SETENTA Y TRES MIL NOVECIENTOS SESE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DERECHO ADUANERO MP LIBERADO </text:p>
          </table:table-cell>
          <table:table-cell office:value-type="float" office:value="124868004" calcext:value-type="float">
            <text:p>124868004</text:p>
          </table:table-cell>
          <table:table-cell office:value-type="string" calcext:value-type="string">
            <text:p>13.1669650204381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1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MBRES/TEJID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MARITIMO</text:p>
          </table:table-cell>
          <table:table-cell office:value-type="string" calcext:value-type="string">
            <text:p>TERPORT</text:p>
          </table:table-cell>
          <table:table-cell office:value-type="string" calcext:value-type="string">
            <text:p>COMPAÑIA DE NAVEGACION YSYRY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8IC04005516S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ANA INTERNATIONAL HARDWARE MANUFACTURE CO., LIMITED</text:p>
          </table:table-cell>
          <table:table-cell office:value-type="float" office:value="356843453" calcext:value-type="float">
            <text:p>356843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85.0</text:p>
          </table:table-cell>
          <table:table-cell office:value-type="string" calcext:value-type="string">
            <text:p>PR220118</text:p>
          </table:table-cell>
          <table:table-cell office:value-type="string" calcext:value-type="string">
            <text:p>15560.0</text:p>
          </table:table-cell>
          <table:table-cell office:value-type="string" calcext:value-type="string">
            <text:p>83.69</text:p>
          </table:table-cell>
          <table:table-cell table:number-columns-repeated="2" office:value-type="string" calcext:value-type="string">
            <text:p>52028.69</text:p>
          </table:table-cell>
          <table:table-cell office:value-type="string" calcext:value-type="string">
            <text:p>6858.5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96902262" calcext:value-type="float">
            <text:p>96902262</text:p>
          </table:table-cell>
          <table:table-cell office:value-type="float" office:value="84854001" calcext:value-type="float">
            <text:p>84854001</text:p>
          </table:table-cell>
          <table:table-cell office:value-type="float" office:value="12048261" calcext:value-type="float">
            <text:p>12048261</text:p>
          </table:table-cell>
          <table:table-cell office:value-type="string" calcext:value-type="string">
            <text:p>DOCE MILLONES CUARENTA Y OCHO MIL DOSCIENTOS SES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155398588747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2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1310B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375022304" calcext:value-type="float">
            <text:p>375022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402.57</text:p>
          </table:table-cell>
          <table:table-cell office:value-type="string" calcext:value-type="string">
            <text:p>14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534.03</text:p>
          </table:table-cell>
          <table:table-cell table:number-columns-repeated="2" office:value-type="string" calcext:value-type="string">
            <text:p>54711.6</text:p>
          </table:table-cell>
          <table:table-cell office:value-type="string" calcext:value-type="string">
            <text:p>6854.5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48787259" calcext:value-type="float">
            <text:p>48787259</text:p>
          </table:table-cell>
          <table:table-cell office:value-type="float" office:value="0" calcext:value-type="float">
            <text:p>0</text:p>
          </table:table-cell>
          <table:table-cell office:value-type="float" office:value="48787259" calcext:value-type="float">
            <text:p>48787259</text:p>
          </table:table-cell>
          <table:table-cell office:value-type="string" calcext:value-type="string">
            <text:p>CUARENTA Y OCHO MILLONES SETECIENTOS OCHENTA Y SIETE MIL DOSCIENTOS CINCU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0916198306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6-01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1X40</text:p>
          </table:table-cell>
          <table:table-cell office:value-type="string" calcext:value-type="string">
            <text:p>ALAMBRES/TEJID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FLUVIAL</text:p>
          </table:table-cell>
          <table:table-cell office:value-type="string" calcext:value-type="string">
            <text:p>TERPORT</text:p>
          </table:table-cell>
          <table:table-cell office:value-type="string" calcext:value-type="string">
            <text:p>COMPAÑIA DE NAVEGACION YSYRY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8IC04005516S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ANA INTERNATIONAL HARDWARE MANUFACTURE CO., LIMITED</text:p>
          </table:table-cell>
          <table:table-cell office:value-type="float" office:value="354487594" calcext:value-type="float">
            <text:p>354487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85.0</text:p>
          </table:table-cell>
          <table:table-cell office:value-type="string" calcext:value-type="string">
            <text:p>PR220118</text:p>
          </table:table-cell>
          <table:table-cell office:value-type="string" calcext:value-type="string">
            <text:p>15560.0</text:p>
          </table:table-cell>
          <table:table-cell office:value-type="string" calcext:value-type="string">
            <text:p>83.69</text:p>
          </table:table-cell>
          <table:table-cell table:number-columns-repeated="2" office:value-type="string" calcext:value-type="string">
            <text:p>52028.69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92902262" calcext:value-type="float">
            <text:p>92902262</text:p>
          </table:table-cell>
          <table:table-cell office:value-type="float" office:value="84854001" calcext:value-type="float">
            <text:p>84854001</text:p>
          </table:table-cell>
          <table:table-cell office:value-type="float" office:value="8048261" calcext:value-type="float">
            <text:p>8048261</text:p>
          </table:table-cell>
          <table:table-cell office:value-type="string" calcext:value-type="string">
            <text:p>OCHO MILLON CUARENTA Y OCHO MIL DOSCIENTOS SES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2074790690700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31</text:p>
          </table:table-cell>
          <table:table-cell office:value-type="string" calcext:value-type="string">
            <text:p>IMPORTADORA DEALER SOCIEDAD ANON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 REMOTO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AEROP. SILVIO PETTIROSSI</text:p>
          </table:table-cell>
          <table:table-cell office:value-type="string" calcext:value-type="string">
            <text:p>TAMPA CARGO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2IM04005115Y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SHENZHEN HE SHAN ELECTRONIC TECHNOLOGY GP., LTD</text:p>
          </table:table-cell>
          <table:table-cell office:value-type="float" office:value="11927040" calcext:value-type="float">
            <text:p>11927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45.0</text:p>
          </table:table-cell>
          <table:table-cell office:value-type="string" calcext:value-type="string">
            <text:p>ES2022050501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13.45</text:p>
          </table:table-cell>
          <table:table-cell table:number-columns-repeated="2" office:value-type="string" calcext:value-type="string">
            <text:p>1750.55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FCA</text:p>
          </table:table-cell>
          <table:table-cell office:value-type="float" office:value="3759508" calcext:value-type="float">
            <text:p>3759508</text:p>
          </table:table-cell>
          <table:table-cell office:value-type="float" office:value="353998" calcext:value-type="float">
            <text:p>353998</text:p>
          </table:table-cell>
          <table:table-cell office:value-type="float" office:value="3405510" calcext:value-type="float">
            <text:p>3405510</text:p>
          </table:table-cell>
          <table:table-cell office:value-type="string" calcext:value-type="string">
            <text:p>TRES MILLON CUATROCIENTOS CINCO MIL QUINIENTOS DIEZ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5208802854689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30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MIC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1020W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KMEY BRASIL INDUSTRIA E COMERCIO DE PROD. QUIMICOS S.A.</text:p>
          </table:table-cell>
          <table:table-cell office:value-type="float" office:value="34068283" calcext:value-type="float">
            <text:p>34068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43.98</text:p>
          </table:table-cell>
          <table:table-cell office:value-type="string" calcext:value-type="string">
            <text:p>008.2022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45.44</text:p>
          </table:table-cell>
          <table:table-cell table:number-columns-repeated="2" office:value-type="string" calcext:value-type="string">
            <text:p>4964.42</text:p>
          </table:table-cell>
          <table:table-cell office:value-type="string" calcext:value-type="string">
            <text:p>6862.4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6974301" calcext:value-type="float">
            <text:p>6974301</text:p>
          </table:table-cell>
          <table:table-cell office:value-type="float" office:value="3804681" calcext:value-type="float">
            <text:p>3804681</text:p>
          </table:table-cell>
          <table:table-cell office:value-type="float" office:value="3169620" calcext:value-type="float">
            <text:p>3169620</text:p>
          </table:table-cell>
          <table:table-cell office:value-type="string" calcext:value-type="string">
            <text:p>TRES MILLON CIENTO SESENTA Y NUEVE MIL SEISCIENTOS VEIN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4715365315005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30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ADOR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1037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LGIN HDB REFRIGERACAO LTDA</text:p>
          </table:table-cell>
          <table:table-cell office:value-type="float" office:value="128272893" calcext:value-type="float">
            <text:p>128272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600.8</text:p>
          </table:table-cell>
          <table:table-cell office:value-type="float" office:value="20226064" calcext:value-type="float">
            <text:p>20226064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176.01</text:p>
          </table:table-cell>
          <table:table-cell table:number-columns-repeated="2" office:value-type="string" calcext:value-type="string">
            <text:p>18826.81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9492836" calcext:value-type="float">
            <text:p>19492836</text:p>
          </table:table-cell>
          <table:table-cell office:value-type="float" office:value="14219647" calcext:value-type="float">
            <text:p>14219647</text:p>
          </table:table-cell>
          <table:table-cell office:value-type="float" office:value="5273189" calcext:value-type="float">
            <text:p>5273189</text:p>
          </table:table-cell>
          <table:table-cell office:value-type="string" calcext:value-type="string">
            <text:p>CINCO MILLON DOSCIENTOS SETENTA Y TRES MIL CIENTO OCHENTA Y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96379799432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3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0983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342014770" calcext:value-type="float">
            <text:p>342014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760.91</text:p>
          </table:table-cell>
          <table:table-cell office:value-type="string" calcext:value-type="string">
            <text:p>016PY720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477.61</text:p>
          </table:table-cell>
          <table:table-cell table:number-columns-repeated="2" office:value-type="string" calcext:value-type="string">
            <text:p>49788.52</text:p>
          </table:table-cell>
          <table:table-cell office:value-type="string" calcext:value-type="string">
            <text:p>6869.35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4967611" calcext:value-type="float">
            <text:p>44967611</text:p>
          </table:table-cell>
          <table:table-cell office:value-type="float" office:value="0" calcext:value-type="float">
            <text:p>0</text:p>
          </table:table-cell>
          <table:table-cell office:value-type="float" office:value="44967611" calcext:value-type="float">
            <text:p>44967611</text:p>
          </table:table-cell>
          <table:table-cell office:value-type="string" calcext:value-type="string">
            <text:p>CUARENTA Y CUATRO MILLONES NOVECIENTOS SESENTA Y SIETE MIL SEISCIENTOS ON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478564507608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26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RRAS ELECTRICA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FLUVIAL</text:p>
          </table:table-cell>
          <table:table-cell office:value-type="string" calcext:value-type="string">
            <text:p>TERPORT</text:p>
          </table:table-cell>
          <table:table-cell office:value-type="string" calcext:value-type="string">
            <text:p>COMPAÑIA DE NAVEGACION YSYRY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8IC04005438V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ZHANJIANG WEIKE IMPOR AND EXPORT CO;LTD</text:p>
          </table:table-cell>
          <table:table-cell office:value-type="float" office:value="229148649" calcext:value-type="float">
            <text:p>229148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52.5</text:p>
          </table:table-cell>
          <table:table-cell office:value-type="string" calcext:value-type="string">
            <text:p>QE20210924-04B</text:p>
          </table:table-cell>
          <table:table-cell office:value-type="string" calcext:value-type="string">
            <text:p>13120.0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33632.5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49181767" calcext:value-type="float">
            <text:p>49181767</text:p>
          </table:table-cell>
          <table:table-cell office:value-type="float" office:value="43646921" calcext:value-type="float">
            <text:p>43646921</text:p>
          </table:table-cell>
          <table:table-cell office:value-type="float" office:value="5534846" calcext:value-type="float">
            <text:p>5534846</text:p>
          </table:table-cell>
          <table:table-cell office:value-type="string" calcext:value-type="string">
            <text:p>CINCO MILLON QUINIENTOS TREINTA Y CUATRO MIL OCHOCIENTOS CUARENTA Y SEI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4628221526193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5-2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DUCTOS TEXTILE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OCACIONA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3EC01002080V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451011168" calcext:value-type="float">
            <text:p>45101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858.16</text:p>
          </table:table-cell>
          <table:table-cell office:value-type="string" calcext:value-type="string">
            <text:p>001-002-0000222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5858.16</text:p>
          </table:table-cell>
          <table:table-cell office:value-type="string" calcext:value-type="string">
            <text:p>6848.22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559798" calcext:value-type="float">
            <text:p>3559798</text:p>
          </table:table-cell>
          <table:table-cell office:value-type="float" office:value="0" calcext:value-type="float">
            <text:p>0</text:p>
          </table:table-cell>
          <table:table-cell office:value-type="float" office:value="3559798" calcext:value-type="float">
            <text:p>3559798</text:p>
          </table:table-cell>
          <table:table-cell office:value-type="string" calcext:value-type="string">
            <text:p>TRES MILLON QUINIENTOS CINCUENTA Y NUEVE MIL SETECIENTOS NOV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892926500658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25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0686Z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HYOSUNG BRASIL IND. E COM. DE FIBRAS LTDA</text:p>
          </table:table-cell>
          <table:table-cell office:value-type="float" office:value="242713861" calcext:value-type="float">
            <text:p>242713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384.96</text:p>
          </table:table-cell>
          <table:table-cell office:value-type="string" calcext:value-type="string">
            <text:p>HSBR220511-4</text:p>
          </table:table-cell>
          <table:table-cell office:value-type="string" calcext:value-type="string">
            <text:p>1650.0</text:p>
          </table:table-cell>
          <table:table-cell office:value-type="string" calcext:value-type="string">
            <text:p>333.85</text:p>
          </table:table-cell>
          <table:table-cell table:number-columns-repeated="2" office:value-type="string" calcext:value-type="string">
            <text:p>35368.81</text:p>
          </table:table-cell>
          <table:table-cell office:value-type="string" calcext:value-type="string">
            <text:p>6862.37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32016764" calcext:value-type="float">
            <text:p>32016764</text:p>
          </table:table-cell>
          <table:table-cell office:value-type="float" office:value="26597004" calcext:value-type="float">
            <text:p>26597004</text:p>
          </table:table-cell>
          <table:table-cell office:value-type="float" office:value="5419760" calcext:value-type="float">
            <text:p>5419760</text:p>
          </table:table-cell>
          <table:table-cell office:value-type="string" calcext:value-type="string">
            <text:p>CINCO MILLON CUATROCIENTOS DIECINUEVEMIL SETECIENTOS SES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91155984288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20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EN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0303C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HUZHOU ZHONGYUE CHEMICAL FIBER CO., LTD</text:p>
          </table:table-cell>
          <table:table-cell office:value-type="float" office:value="523719790" calcext:value-type="float">
            <text:p>523719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600.38</text:p>
          </table:table-cell>
          <table:table-cell office:value-type="string" calcext:value-type="string">
            <text:p>ZU22012701J</text:p>
          </table:table-cell>
          <table:table-cell office:value-type="string" calcext:value-type="string">
            <text:p>6570.78</text:p>
          </table:table-cell>
          <table:table-cell office:value-type="string" calcext:value-type="string">
            <text:p>696.0</text:p>
          </table:table-cell>
          <table:table-cell table:number-columns-repeated="2" office:value-type="string" calcext:value-type="string">
            <text:p>76867.16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CIF</text:p>
          </table:table-cell>
          <table:table-cell office:value-type="float" office:value="72986347" calcext:value-type="float">
            <text:p>72986347</text:p>
          </table:table-cell>
          <table:table-cell office:value-type="float" office:value="57635348" calcext:value-type="float">
            <text:p>57635348</text:p>
          </table:table-cell>
          <table:table-cell office:value-type="float" office:value="15350999" calcext:value-type="float">
            <text:p>15350999</text:p>
          </table:table-cell>
          <table:table-cell office:value-type="string" calcext:value-type="string">
            <text:p>QUINCE MILLONES TRECIENTOS CINCUENTA MIL NOVECIENTOS NOVENTA Y NUEVE </text:p>
          </table:table-cell>
          <table:table-cell office:value-type="string" calcext:value-type="string">
            <text:p>CRT CON CUATRO CARRETAS.-----</text:p>
          </table:table-cell>
          <table:table-cell office:value-type="string" calcext:value-type="string">
            <text:p>DERECHO ADUANERO MP LIBERADO </text:p>
          </table:table-cell>
          <table:table-cell office:value-type="float" office:value="94664583" calcext:value-type="float">
            <text:p>94664583</text:p>
          </table:table-cell>
          <table:table-cell office:value-type="string" calcext:value-type="string">
            <text:p>13.9361445554692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24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231L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7644205" calcext:value-type="float">
            <text:p>7644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8.88</text:p>
          </table:table-cell>
          <table:table-cell office:value-type="string" calcext:value-type="string">
            <text:p>12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3.39</text:p>
          </table:table-cell>
          <table:table-cell table:number-columns-repeated="2" office:value-type="string" calcext:value-type="string">
            <text:p>1117.27</text:p>
          </table:table-cell>
          <table:table-cell office:value-type="string" calcext:value-type="string">
            <text:p>6841.8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2775452" calcext:value-type="float">
            <text:p>2775452</text:p>
          </table:table-cell>
          <table:table-cell office:value-type="float" office:value="0" calcext:value-type="float">
            <text:p>0</text:p>
          </table:table-cell>
          <table:table-cell office:value-type="float" office:value="2775452" calcext:value-type="float">
            <text:p>2775452</text:p>
          </table:table-cell>
          <table:table-cell office:value-type="string" calcext:value-type="string">
            <text:p>DOS MILLON SETECIENTOS SETENTA Y CINCO MIL CUATROCIENTOS CINCUENTA Y DO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3079221449450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2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10326H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50228539" calcext:value-type="float">
            <text:p>550228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90.0</text:p>
          </table:table-cell>
          <table:table-cell office:value-type="string" calcext:value-type="string">
            <text:p>13/20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780.9</text:p>
          </table:table-cell>
          <table:table-cell table:number-columns-repeated="2" office:value-type="string" calcext:value-type="string">
            <text:p>80420.9</text:p>
          </table:table-cell>
          <table:table-cell office:value-type="string" calcext:value-type="string">
            <text:p>6841.8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69005861" calcext:value-type="float">
            <text:p>69005861</text:p>
          </table:table-cell>
          <table:table-cell office:value-type="float" office:value="0" calcext:value-type="float">
            <text:p>0</text:p>
          </table:table-cell>
          <table:table-cell office:value-type="float" office:value="69005861" calcext:value-type="float">
            <text:p>69005861</text:p>
          </table:table-cell>
          <table:table-cell office:value-type="string" calcext:value-type="string">
            <text:p>SESENTA Y NUEVE MILLONES CINCO MIL OCHOCIENTOS SES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541308948716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20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10324F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560083212" calcext:value-type="float">
            <text:p>56008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83.42</text:p>
          </table:table-cell>
          <table:table-cell office:value-type="string" calcext:value-type="string">
            <text:p>11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802.83</text:p>
          </table:table-cell>
          <table:table-cell table:number-columns-repeated="2" office:value-type="string" calcext:value-type="string">
            <text:p>81861.25</text:p>
          </table:table-cell>
          <table:table-cell office:value-type="string" calcext:value-type="string">
            <text:p>6841.86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1196509" calcext:value-type="float">
            <text:p>71196509</text:p>
          </table:table-cell>
          <table:table-cell office:value-type="float" office:value="0" calcext:value-type="float">
            <text:p>0</text:p>
          </table:table-cell>
          <table:table-cell office:value-type="float" office:value="71196509" calcext:value-type="float">
            <text:p>71196509</text:p>
          </table:table-cell>
          <table:table-cell office:value-type="string" calcext:value-type="string">
            <text:p>SETENTA Y UN MILLONES CIENTO NOVENTA Y SEIS MIL QUINIENTOS NUEV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7117734426933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18</text:p>
          </table:table-cell>
          <table:table-cell office:value-type="string" calcext:value-type="string">
            <text:p>IMPORTADORA DEALER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Q INYECTORA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AEREO</text:p>
          </table:table-cell>
          <table:table-cell office:value-type="string" calcext:value-type="string">
            <text:p>CODESA</text:p>
          </table:table-cell>
          <table:table-cell office:value-type="string" calcext:value-type="string">
            <text:p>LA PARAGUAYA DE CARGAS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9IC04001134K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TAIAN DONGTAI MACHINE MANUFACTURING CO.,LTD</text:p>
          </table:table-cell>
          <table:table-cell office:value-type="float" office:value="106080171" calcext:value-type="float">
            <text:p>10608017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2100.0</text:p>
          </table:table-cell>
          <table:table-cell office:value-type="string" calcext:value-type="string">
            <text:p>DTS20220206</text:p>
          </table:table-cell>
          <table:table-cell office:value-type="string" calcext:value-type="string">
            <text:p>2835.0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14989.55</text:p>
          </table:table-cell>
          <table:table-cell office:value-type="string" calcext:value-type="string">
            <text:p>15569.55</text:p>
          </table:table-cell>
          <table:table-cell office:value-type="string" calcext:value-type="string">
            <text:p>6813.31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OB</text:p>
          </table:table-cell>
          <table:table-cell office:value-type="float" office:value="20552684" calcext:value-type="float">
            <text:p>20552684</text:p>
          </table:table-cell>
          <table:table-cell office:value-type="float" office:value="12197047" calcext:value-type="float">
            <text:p>12197047</text:p>
          </table:table-cell>
          <table:table-cell office:value-type="float" office:value="8355637" calcext:value-type="float">
            <text:p>8355637</text:p>
          </table:table-cell>
          <table:table-cell office:value-type="string" calcext:value-type="string">
            <text:p>OCHO MILLON TRECIENTOS CINCUENTA Y CINCO MIL SEISCIENTOS TREINTA Y SIET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3746708798197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17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DORES 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9800M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LGIN HDB REFRIGERACAO LTDA</text:p>
          </table:table-cell>
          <table:table-cell office:value-type="float" office:value="76153240" calcext:value-type="float">
            <text:p>7615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21.2</text:p>
          </table:table-cell>
          <table:table-cell office:value-type="float" office:value="20226018" calcext:value-type="float">
            <text:p>20226018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99.21</text:p>
          </table:table-cell>
          <table:table-cell table:number-columns-repeated="2" office:value-type="string" calcext:value-type="string">
            <text:p>11070.41</text:p>
          </table:table-cell>
          <table:table-cell office:value-type="string" calcext:value-type="string">
            <text:p>6878.99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2158822" calcext:value-type="float">
            <text:p>12158822</text:p>
          </table:table-cell>
          <table:table-cell office:value-type="float" office:value="8733754" calcext:value-type="float">
            <text:p>8733754</text:p>
          </table:table-cell>
          <table:table-cell office:value-type="float" office:value="3425068" calcext:value-type="float">
            <text:p>3425068</text:p>
          </table:table-cell>
          <table:table-cell office:value-type="string" calcext:value-type="string">
            <text:p>TRES MILLON CUATROCIENTOS VEINTE Y CINCO MIL SES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9662569839444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12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9558W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233738360" calcext:value-type="float">
            <text:p>233738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091.72</text:p>
          </table:table-cell>
          <table:table-cell office:value-type="string" calcext:value-type="string">
            <text:p>013PY/20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320.92</text:p>
          </table:table-cell>
          <table:table-cell table:number-columns-repeated="2" office:value-type="string" calcext:value-type="string">
            <text:p>33962.64</text:p>
          </table:table-cell>
          <table:table-cell office:value-type="string" calcext:value-type="string">
            <text:p>6882.22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31522584" calcext:value-type="float">
            <text:p>31522584</text:p>
          </table:table-cell>
          <table:table-cell office:value-type="float" office:value="0" calcext:value-type="float">
            <text:p>0</text:p>
          </table:table-cell>
          <table:table-cell office:value-type="float" office:value="31522584" calcext:value-type="float">
            <text:p>31522584</text:p>
          </table:table-cell>
          <table:table-cell office:value-type="string" calcext:value-type="string">
            <text:p>TREINTA Y UN MILLONES QUINIENTOS VEINTE Y DOS MIL QUINIENTOS OCH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4862690060801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5-0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DUCTOS TEXTILE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OCACIONA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3EC01001719G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JUSSA TECIDOS LTDA</text:p>
          </table:table-cell>
          <table:table-cell office:value-type="float" office:value="446132923" calcext:value-type="float">
            <text:p>44613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254.64</text:p>
          </table:table-cell>
          <table:table-cell office:value-type="string" calcext:value-type="string">
            <text:p>001-002-000022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5254.64</text:p>
          </table:table-cell>
          <table:table-cell office:value-type="string" calcext:value-type="string">
            <text:p>6836.8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606748" calcext:value-type="float">
            <text:p>3606748</text:p>
          </table:table-cell>
          <table:table-cell office:value-type="float" office:value="0" calcext:value-type="float">
            <text:p>0</text:p>
          </table:table-cell>
          <table:table-cell office:value-type="float" office:value="3606748" calcext:value-type="float">
            <text:p>3606748</text:p>
          </table:table-cell>
          <table:table-cell office:value-type="string" calcext:value-type="string">
            <text:p>TRES MILLON SEISCIENTOS SEIS MIL SETECIENTOS CUARENTA Y OCH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84469479962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2022-05-06</text:p>
          </table:table-cell>
          <table:table-cell office:value-type="string" calcext:value-type="string">
            <text:p>SANTA ANA TEXTIL S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OCACIONA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23EC01001717E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ZANETTE IMPORTACAO E EXPORTACAO LTDA</text:p>
          </table:table-cell>
          <table:table-cell office:value-type="float" office:value="271690808" calcext:value-type="float">
            <text:p>271690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739.47</text:p>
          </table:table-cell>
          <table:table-cell office:value-type="string" calcext:value-type="string">
            <text:p>001-002-0000218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39739.47</text:p>
          </table:table-cell>
          <table:table-cell office:value-type="string" calcext:value-type="string">
            <text:p>6836.8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FCA</text:p>
          </table:table-cell>
          <table:table-cell office:value-type="float" office:value="3257319" calcext:value-type="float">
            <text:p>3257319</text:p>
          </table:table-cell>
          <table:table-cell office:value-type="float" office:value="0" calcext:value-type="float">
            <text:p>0</text:p>
          </table:table-cell>
          <table:table-cell office:value-type="float" office:value="3257319" calcext:value-type="float">
            <text:p>3257319</text:p>
          </table:table-cell>
          <table:table-cell office:value-type="string" calcext:value-type="string">
            <text:p>TRES MILLON DOSCIENTOS CINCUENTA Y SIETE MIL TRECIENTOS DIECINUEVE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9890658943456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04</text:p>
          </table:table-cell>
          <table:table-cell office:value-type="string" calcext:value-type="string">
            <text:p>PULVEMAQ SOCIEDAD ANONIM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8880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ATRIA AGRO TECNICA EIRELI - EPP</text:p>
          </table:table-cell>
          <table:table-cell office:value-type="float" office:value="179714492" calcext:value-type="float">
            <text:p>179714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500.0</text:p>
          </table:table-cell>
          <table:table-cell office:value-type="string" calcext:value-type="string">
            <text:p>004/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245.0</text:p>
          </table:table-cell>
          <table:table-cell table:number-columns-repeated="2" office:value-type="string" calcext:value-type="string">
            <text:p>26295.0</text:p>
          </table:table-cell>
          <table:table-cell office:value-type="string" calcext:value-type="string">
            <text:p>6834.55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25233643" calcext:value-type="float">
            <text:p>25233643</text:p>
          </table:table-cell>
          <table:table-cell office:value-type="float" office:value="0" calcext:value-type="float">
            <text:p>0</text:p>
          </table:table-cell>
          <table:table-cell office:value-type="float" office:value="25233643" calcext:value-type="float">
            <text:p>25233643</text:p>
          </table:table-cell>
          <table:table-cell office:value-type="string" calcext:value-type="string">
            <text:p>VEINTE Y CINCO MILLONES DOSCIENTOS TREINTA Y TRES MIL SEISCIENTOS CUAR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040961704969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04</text:p>
          </table:table-cell>
          <table:table-cell office:value-type="string" calcext:value-type="string">
            <text:p>ELECTRO PARANA S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UESTOS</text:p>
          </table:table-cell>
          <table:table-cell office:value-type="string" calcext:value-type="string">
            <text:p>CIUDAD DEL ESTE - ALTP PARANÁ / PY.</text:p>
          </table:table-cell>
          <table:table-cell office:value-type="string" calcext:value-type="string">
            <text:p>FLUVIAL</text:p>
          </table:table-cell>
          <table:table-cell office:value-type="string" calcext:value-type="string">
            <text:p>SOLUCIÓN LOGÍSTICA</text:p>
          </table:table-cell>
          <table:table-cell office:value-type="string" calcext:value-type="string">
            <text:p>OVIEDO LOPEZ CELINA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30IC04005329M</text:p>
          </table:table-cell>
          <table:table-cell office:value-type="string" calcext:value-type="string">
            <text:p>EXTRAZONA</text:p>
          </table:table-cell>
          <table:table-cell office:value-type="string" calcext:value-type="string">
            <text:p>INDUSTRIAS SICA S.A.I.C.</text:p>
          </table:table-cell>
          <table:table-cell office:value-type="float" office:value="76766281" calcext:value-type="float">
            <text:p>76766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02.09</text:p>
          </table:table-cell>
          <table:table-cell office:value-type="float" office:value="2200004077" calcext:value-type="float">
            <text:p>2200004077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11232.09</text:p>
          </table:table-cell>
          <table:table-cell office:value-type="string" calcext:value-type="string">
            <text:p>6834.55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2109730" calcext:value-type="float">
            <text:p>12109730</text:p>
          </table:table-cell>
          <table:table-cell office:value-type="float" office:value="8475587" calcext:value-type="float">
            <text:p>8475587</text:p>
          </table:table-cell>
          <table:table-cell office:value-type="float" office:value="3634143" calcext:value-type="float">
            <text:p>3634143</text:p>
          </table:table-cell>
          <table:table-cell office:value-type="string" calcext:value-type="string">
            <text:p>TRES MILLON SEISCIENTOS TREINTA Y CUATRO MIL CIENTO CUARENTA Y TRES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74803523437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0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8739W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GERALDO N. RECKTENWALD &amp; CIA LTDA</text:p>
          </table:table-cell>
          <table:table-cell office:value-type="float" office:value="311346741" calcext:value-type="float">
            <text:p>311346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621.0</text:p>
          </table:table-cell>
          <table:table-cell office:value-type="string" calcext:value-type="string">
            <text:p>011PY/20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436.21</text:p>
          </table:table-cell>
          <table:table-cell table:number-columns-repeated="2" office:value-type="string" calcext:value-type="string">
            <text:p>45607.21</text:p>
          </table:table-cell>
          <table:table-cell office:value-type="string" calcext:value-type="string">
            <text:p>6826.7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41390090" calcext:value-type="float">
            <text:p>41390090</text:p>
          </table:table-cell>
          <table:table-cell office:value-type="float" office:value="0" calcext:value-type="float">
            <text:p>0</text:p>
          </table:table-cell>
          <table:table-cell office:value-type="float" office:value="41390090" calcext:value-type="float">
            <text:p>41390090</text:p>
          </table:table-cell>
          <table:table-cell office:value-type="string" calcext:value-type="string">
            <text:p>CUARENTA Y UN MILLONES TRECIENTOS NOVENTA MIL NOV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2938889506474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5-03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8737U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62928003" calcext:value-type="float">
            <text:p>662928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612.0</text:p>
          </table:table-cell>
          <table:table-cell office:value-type="string" calcext:value-type="string">
            <text:p>10/2022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946.12</text:p>
          </table:table-cell>
          <table:table-cell table:number-columns-repeated="2" office:value-type="string" calcext:value-type="string">
            <text:p>97108.12</text:p>
          </table:table-cell>
          <table:table-cell office:value-type="string" calcext:value-type="string">
            <text:p>6826.7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82375784" calcext:value-type="float">
            <text:p>82375784</text:p>
          </table:table-cell>
          <table:table-cell office:value-type="float" office:value="0" calcext:value-type="float">
            <text:p>0</text:p>
          </table:table-cell>
          <table:table-cell office:value-type="float" office:value="82375784" calcext:value-type="float">
            <text:p>82375784</text:p>
          </table:table-cell>
          <table:table-cell office:value-type="string" calcext:value-type="string">
            <text:p>OCHENTA Y DOS MILLONES TRECIENTOS SETENTA Y CINCO MIL SETECIENTOS OCHENTA Y CUATRO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26052848456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4-28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NEL FRIGORIFIC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ALTO DEL GUAIRÁ</text:p>
          </table:table-cell>
          <table:table-cell office:value-type="string" calcext:value-type="string">
            <text:p>REMPEL &amp; PILATTI LTDA 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9IC04000587T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KINGSPAN ISOESTE CONSTRUTIVOS ISOTERMICOS S/A</text:p>
          </table:table-cell>
          <table:table-cell office:value-type="float" office:value="116834924" calcext:value-type="float">
            <text:p>116834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00.14</text:p>
          </table:table-cell>
          <table:table-cell office:value-type="string" calcext:value-type="string">
            <text:p>KV223287/KV24197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64.0</text:p>
          </table:table-cell>
          <table:table-cell table:number-columns-repeated="2" office:value-type="string" calcext:value-type="string">
            <text:p>17064.14</text:p>
          </table:table-cell>
          <table:table-cell office:value-type="string" calcext:value-type="string">
            <text:p>6846.81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21683266" calcext:value-type="float">
            <text:p>21683266</text:p>
          </table:table-cell>
          <table:table-cell office:value-type="float" office:value="12913596" calcext:value-type="float">
            <text:p>12913596</text:p>
          </table:table-cell>
          <table:table-cell office:value-type="float" office:value="8769670" calcext:value-type="float">
            <text:p>8769670</text:p>
          </table:table-cell>
          <table:table-cell office:value-type="string" calcext:value-type="string">
            <text:p>OCHO MILLON SETECIENTOS SESENTA Y NUEVE MIL SEISCIENTOS SETENTA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5889083301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4-26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DUCTOS TEXTILE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OCACIONAL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8254Y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MIPAL INDUSTRIA DE EVAPORADORES LTDA</text:p>
          </table:table-cell>
          <table:table-cell office:value-type="float" office:value="133798173" calcext:value-type="float">
            <text:p>13379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8.0</text:p>
          </table:table-cell>
          <table:table-cell office:value-type="string" calcext:value-type="string">
            <text:p>MP-009-022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174.58</text:p>
          </table:table-cell>
          <table:table-cell table:number-columns-repeated="2" office:value-type="string" calcext:value-type="string">
            <text:p>19532.58</text:p>
          </table:table-cell>
          <table:table-cell office:value-type="string" calcext:value-type="string">
            <text:p>6850.0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18880559" calcext:value-type="float">
            <text:p>18880559</text:p>
          </table:table-cell>
          <table:table-cell office:value-type="float" office:value="14662188" calcext:value-type="float">
            <text:p>14662188</text:p>
          </table:table-cell>
          <table:table-cell office:value-type="float" office:value="4218371" calcext:value-type="float">
            <text:p>4218371</text:p>
          </table:table-cell>
          <table:table-cell office:value-type="string" calcext:value-type="string">
            <text:p>CUATRO MILLON DOSCIENTOS DIECIOCHO MIL TRECIENTOS SET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11223327391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4-27</text:p>
          </table:table-cell>
          <table:table-cell office:value-type="string" calcext:value-type="string">
            <text:p>REFRINAR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UESTO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LIBERDADE LOGISTICA S.A.</text:p>
          </table:table-cell>
          <table:table-cell office:value-type="string" calcext:value-type="string">
            <text:p>F.C.L.</text:p>
          </table:table-cell>
          <table:table-cell office:value-type="string" calcext:value-type="string">
            <text:p>22005IC04008374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ELECTROLUX DO BRASIL S/A</text:p>
          </table:table-cell>
          <table:table-cell office:value-type="float" office:value="71622915" calcext:value-type="float">
            <text:p>716229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92.97</text:p>
          </table:table-cell>
          <table:table-cell office:value-type="string" calcext:value-type="string">
            <text:p>WDSJ00645-22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92.93</text:p>
          </table:table-cell>
          <table:table-cell office:value-type="string" calcext:value-type="string">
            <text:p>10355.9</text:p>
          </table:table-cell>
          <table:table-cell office:value-type="string" calcext:value-type="string">
            <text:p>10455.9</text:p>
          </table:table-cell>
          <table:table-cell office:value-type="string" calcext:value-type="string">
            <text:p>6850.0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FCA</text:p>
          </table:table-cell>
          <table:table-cell office:value-type="float" office:value="12333922" calcext:value-type="float">
            <text:p>12333922</text:p>
          </table:table-cell>
          <table:table-cell office:value-type="float" office:value="9365811" calcext:value-type="float">
            <text:p>9365811</text:p>
          </table:table-cell>
          <table:table-cell office:value-type="float" office:value="2968111" calcext:value-type="float">
            <text:p>2968111</text:p>
          </table:table-cell>
          <table:table-cell office:value-type="string" calcext:value-type="string">
            <text:p>DOS MILLON NOVECIENTOS SESENTA Y OCHO MIL CIENTO ONCE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220636719407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4-2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M04000192R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11779876" calcext:value-type="float">
            <text:p>1177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2.48</text:p>
          </table:table-cell>
          <table:table-cell office:value-type="string" calcext:value-type="string">
            <text:p>09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9.42</text:p>
          </table:table-cell>
          <table:table-cell table:number-columns-repeated="2" office:value-type="string" calcext:value-type="string">
            <text:p>1726.9</text:p>
          </table:table-cell>
          <table:table-cell office:value-type="string" calcext:value-type="string">
            <text:p>6821.4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M04</text:p>
          </table:table-cell>
          <table:table-cell office:value-type="string" calcext:value-type="string">
            <text:p>EXW</text:p>
          </table:table-cell>
          <table:table-cell office:value-type="float" office:value="4474051" calcext:value-type="float">
            <text:p>4474051</text:p>
          </table:table-cell>
          <table:table-cell office:value-type="float" office:value="0" calcext:value-type="float">
            <text:p>0</text:p>
          </table:table-cell>
          <table:table-cell office:value-type="float" office:value="4474051" calcext:value-type="float">
            <text:p>4474051</text:p>
          </table:table-cell>
          <table:table-cell office:value-type="string" calcext:value-type="string">
            <text:p>CUATRO MILLON CUATROCIENTOS SETENTA Y CUATRO MIL CINCU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98045921705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2022-04-26</text:p>
          </table:table-cell>
          <table:table-cell office:value-type="string" calcext:value-type="string">
            <text:p>PULVIPAR 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LEMENTOS AGRICOLAS</text:p>
          </table:table-cell>
          <table:table-cell office:value-type="string" calcext:value-type="string">
            <text:p>SANTA RITA-ALTO PARANÁ/PY.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UENTE - CDE</text:p>
          </table:table-cell>
          <table:table-cell office:value-type="string" calcext:value-type="string">
            <text:p>TRANS FY</text:p>
          </table:table-cell>
          <table:table-cell office:value-type="string" calcext:value-type="string">
            <text:p>L.C.L.</text:p>
          </table:table-cell>
          <table:table-cell office:value-type="string" calcext:value-type="string">
            <text:p>22005IC04008320X</text:p>
          </table:table-cell>
          <table:table-cell office:value-type="string" calcext:value-type="string">
            <text:p>MERCOSUR (INTRAZONA)</text:p>
          </table:table-cell>
          <table:table-cell office:value-type="string" calcext:value-type="string">
            <text:p>INDUSTRIA DE MAQUINAS E IMPLEMENTOS AGRICOLAS KF LTDA</text:p>
          </table:table-cell>
          <table:table-cell office:value-type="float" office:value="633619382" calcext:value-type="float">
            <text:p>633619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200.0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912.0</text:p>
          </table:table-cell>
          <table:table-cell table:number-columns-repeated="2" office:value-type="string" calcext:value-type="string">
            <text:p>92887.0</text:p>
          </table:table-cell>
          <table:table-cell office:value-type="string" calcext:value-type="string">
            <text:p>6821.4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EXW</text:p>
          </table:table-cell>
          <table:table-cell office:value-type="float" office:value="78656671" calcext:value-type="float">
            <text:p>78656671</text:p>
          </table:table-cell>
          <table:table-cell office:value-type="float" office:value="0" calcext:value-type="float">
            <text:p>0</text:p>
          </table:table-cell>
          <table:table-cell office:value-type="float" office:value="78656671" calcext:value-type="float">
            <text:p>78656671</text:p>
          </table:table-cell>
          <table:table-cell office:value-type="string" calcext:value-type="string">
            <text:p>SETENTA Y OCHO MILLONES SEISCIENTOS CINCUENTA Y SEIS MIL SEISCIENTOS SETENTA Y UN 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13867573261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6528" meta:object-count="0"/>
    <meta:generator>LibreOffice/7.0.4.2$Windows_X86_64 LibreOffice_project/dcf040e67528d9187c66b2379df5ea4407429775</meta:generator>
  </office:meta>
</office:document-meta>
</file>